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1F0000004679D365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2" style:family="paragraph" style:parent-style-name="Standard">
      <style:text-properties style:font-name="Times New Roman" fo:font-size="12.5pt" fo:font-weight="bold" style:font-name-asian="Times New Roman1" style:font-size-asian="12.5pt" style:font-weight-asian="bold" style:font-name-complex="Times New Roman1" style:font-size-complex="12.5pt" style:font-weight-complex="bold"/>
    </style:style>
    <style:style style:name="P3" style:family="paragraph" style:parent-style-name="Standard">
      <style:paragraph-properties fo:margin-left="0.217cm" fo:margin-right="0cm" fo:margin-top="0.06cm" fo:margin-bottom="0cm" fo:text-indent="0cm" style:auto-text-indent="false"/>
    </style:style>
    <style:style style:name="P4" style:family="paragraph" style:parent-style-name="Standard">
      <style:paragraph-properties fo:margin-left="0.217cm" fo:margin-right="0cm" fo:margin-top="0.034cm" fo:margin-bottom="0cm" fo:text-indent="0cm" style:auto-text-indent="false"/>
    </style:style>
    <style:style style:name="P5" style:family="paragraph" style:parent-style-name="Standard">
      <style:paragraph-properties fo:margin-left="0.217cm" fo:margin-right="0cm" fo:margin-top="0.034cm" fo:margin-bottom="0cm" fo:text-indent="0cm" style:auto-text-indent="false">
        <style:tab-stops>
          <style:tab-stop style:position="4.724cm"/>
        </style:tab-stops>
      </style:paragraph-properties>
    </style:style>
    <style:style style:name="P6" style:family="paragraph" style:parent-style-name="Standard">
      <style:paragraph-properties fo:margin-left="0.217cm" fo:margin-right="0cm" fo:margin-top="0.199cm" fo:margin-bottom="0cm" fo:text-indent="0cm" style:auto-text-indent="false" fo:break-before="column"/>
    </style:style>
    <style:style style:name="P7" style:family="paragraph" style:parent-style-name="Standard">
      <style:paragraph-properties fo:margin-left="0.217cm" fo:margin-right="8.544cm" fo:margin-top="0.813cm" fo:margin-bottom="0cm" fo:line-height="0.452cm" fo:text-indent="0cm" style:auto-text-indent="false"/>
    </style:style>
    <style:style style:name="P8" style:family="paragraph" style:parent-style-name="Standard">
      <style:paragraph-properties fo:margin-top="0.019cm" fo:margin-bottom="0cm"/>
      <style:text-properties style:font-name="Times New Roman" fo:font-size="6.5pt" fo:font-weight="bold" style:font-name-asian="Times New Roman1" style:font-size-asian="6.5pt" style:font-weight-asian="bold" style:font-name-complex="Times New Roman1" style:font-size-complex="6.5pt" style:font-weight-complex="bold"/>
    </style:style>
    <style:style style:name="P9" style:family="paragraph" style:parent-style-name="Standard">
      <style:paragraph-properties fo:margin-top="0.019cm" fo:margin-bottom="0cm"/>
      <style:text-properties style:font-name="Times New Roman" fo:font-size="10.5pt" fo:font-weight="bold" style:font-name-asian="Times New Roman1" style:font-size-asian="10.5pt" style:font-weight-asian="bold" style:font-name-complex="Times New Roman1" style:font-size-complex="10.5pt" style:font-weight-complex="bold"/>
    </style:style>
    <style:style style:name="P10" style:family="paragraph" style:parent-style-name="Standard">
      <style:paragraph-properties fo:margin-top="0.019cm" fo:margin-bottom="0cm"/>
      <style:text-properties style:font-name="Times New Roman" fo:font-size="14.5pt" fo:font-weight="bold" style:font-name-asian="Times New Roman1" style:font-size-asian="14.5pt" style:font-weight-asian="bold" style:font-name-complex="Times New Roman1" style:font-size-complex="14.5pt" style:font-weight-complex="bold"/>
    </style:style>
    <style:style style:name="P11" style:family="paragraph" style:parent-style-name="Standard">
      <style:paragraph-properties fo:margin-top="0.019cm" fo:margin-bottom="0cm"/>
      <style:text-properties style:font-name="Times New Roman" fo:font-size="9.5pt" fo:font-weight="bold" style:font-name-asian="Times New Roman1" style:font-size-asian="9.5pt" style:font-weight-asian="bold" style:font-name-complex="Times New Roman1" style:font-size-complex="9.5pt" style:font-weight-complex="bold"/>
    </style:style>
    <style:style style:name="P12" style:family="paragraph" style:parent-style-name="Standard">
      <style:paragraph-properties fo:margin-top="0.019cm" fo:margin-bottom="0cm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P13" style:family="paragraph" style:parent-style-name="Standard">
      <style:paragraph-properties fo:margin-left="0.208cm" fo:margin-right="0cm" style:line-height-at-least="0.035cm" fo:text-indent="0cm" style:auto-text-indent="false"/>
      <style:text-properties style:font-name="Times New Roman" fo:font-size="1pt" style:font-name-asian="Times New Roman1" style:font-size-asian="1pt" style:font-name-complex="Times New Roman1" style:font-size-complex="1pt"/>
    </style:style>
    <style:style style:name="P14" style:family="paragraph" style:parent-style-name="Standard">
      <style:paragraph-properties fo:margin-left="0.208cm" fo:margin-right="0cm" style:line-height-at-least="0.229cm" fo:text-indent="0cm" style:auto-text-indent="false"/>
      <style:text-properties style:font-name="Times New Roman" fo:font-size="6.5pt" style:font-name-asian="Times New Roman1" style:font-size-asian="6.5pt" style:font-name-complex="Times New Roman1" style:font-size-complex="6.5pt"/>
    </style:style>
    <style:style style:name="P15" style:family="paragraph" style:parent-style-name="Standard">
      <style:paragraph-properties fo:margin-top="0.009cm" fo:margin-bottom="0cm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margin-top="0.009cm" fo:margin-bottom="0cm"/>
      <style:text-properties style:font-name="Times New Roman" fo:font-size="14.5pt" fo:font-weight="bold" style:font-name-asian="Times New Roman1" style:font-size-asian="14.5pt" style:font-weight-asian="bold" style:font-name-complex="Times New Roman1" style:font-size-complex="14.5pt" style:font-weight-complex="bold"/>
    </style:style>
    <style:style style:name="P17" style:family="paragraph" style:parent-style-name="Standard">
      <style:paragraph-properties fo:margin-top="0.018cm" fo:margin-bottom="0cm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18" style:family="paragraph" style:parent-style-name="Standard">
      <style:paragraph-properties fo:margin-left="6.406cm" fo:margin-right="0cm" fo:margin-top="0.113cm" fo:margin-bottom="0cm" fo:text-indent="0cm" style:auto-text-indent="false"/>
    </style:style>
    <style:style style:name="P19" style:family="paragraph" style:parent-style-name="Standard">
      <style:paragraph-properties fo:margin-left="6.406cm" fo:margin-right="0cm" fo:margin-top="0.113cm" fo:margin-bottom="0cm" fo:text-indent="0cm" style:auto-text-indent="false">
        <style:tab-stops>
          <style:tab-stop style:position="15.132cm"/>
        </style:tab-stops>
      </style:paragraph-properties>
    </style:style>
    <style:style style:name="P20" style:family="paragraph" style:parent-style-name="Standard">
      <style:paragraph-properties fo:margin-left="6.406cm" fo:margin-right="0cm" fo:margin-top="0.048cm" fo:margin-bottom="0cm" fo:text-indent="0cm" style:auto-text-indent="false"/>
    </style:style>
    <style:style style:name="P21" style:family="paragraph" style:parent-style-name="Standard">
      <style:paragraph-properties fo:margin-left="6.406cm" fo:margin-right="0cm" fo:margin-top="0.12cm" fo:margin-bottom="0cm" fo:text-indent="0cm" style:auto-text-indent="false">
        <style:tab-stops>
          <style:tab-stop style:position="14.577cm"/>
        </style:tab-stops>
      </style:paragraph-properties>
    </style:style>
    <style:style style:name="P22" style:family="paragraph" style:parent-style-name="Standard">
      <style:paragraph-properties fo:margin-left="6.406cm" fo:margin-right="0cm" fo:margin-top="0.039cm" fo:margin-bottom="0cm" fo:text-indent="0cm" style:auto-text-indent="false"/>
    </style:style>
    <style:style style:name="P23" style:family="paragraph" style:parent-style-name="Standard">
      <style:paragraph-properties fo:margin-left="6.406cm" fo:margin-right="0cm" fo:margin-top="0.034cm" fo:margin-bottom="0cm" fo:text-indent="0cm" style:auto-text-indent="false"/>
    </style:style>
    <style:style style:name="P24" style:family="paragraph" style:parent-style-name="Standard">
      <style:paragraph-properties fo:margin-top="0.004cm" fo:margin-bottom="0cm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5" style:family="paragraph" style:parent-style-name="Standard">
      <style:paragraph-properties fo:margin-top="0.004cm" fo:margin-bottom="0cm"/>
      <style:text-properties style:font-name="Times New Roman" fo:font-size="7pt" fo:font-weight="bold" style:font-name-asian="Times New Roman1" style:font-size-asian="7pt" style:font-weight-asian="bold" style:font-name-complex="Times New Roman1" style:font-size-complex="7pt" style:font-weight-complex="bold"/>
    </style:style>
    <style:style style:name="P26" style:family="paragraph" style:parent-style-name="Standard">
      <style:paragraph-properties fo:margin-top="0.004cm" fo:margin-bottom="0cm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P27" style:family="paragraph" style:parent-style-name="Standard" style:master-page-name="Converted9">
      <style:paragraph-properties fo:margin-top="0.004cm" fo:margin-bottom="0cm" style:page-number="auto"/>
      <style:text-properties style:font-name="Times New Roman" fo:font-size="3.5pt" fo:font-weight="bold" style:font-name-asian="Times New Roman1" style:font-size-asian="3.5pt" style:font-weight-asian="bold" style:font-name-complex="Times New Roman1" style:font-size-complex="3.5pt" style:font-weight-complex="bold"/>
    </style:style>
    <style:style style:name="P28" style:family="paragraph" style:parent-style-name="Standard">
      <style:paragraph-properties fo:margin-top="0.016cm" fo:margin-bottom="0cm" fo:break-before="column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29" style:family="paragraph" style:parent-style-name="Standard">
      <style:paragraph-properties fo:margin-top="0.016cm" fo:margin-bottom="0cm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30" style:family="paragraph" style:parent-style-name="Standard">
      <style:paragraph-properties fo:margin-left="5.454cm" fo:margin-right="0cm" fo:margin-top="0.12cm" fo:margin-bottom="0cm" fo:line-height="0.561cm" fo:text-indent="0cm" style:auto-text-indent="false">
        <style:tab-stops>
          <style:tab-stop style:position="13.76cm"/>
        </style:tab-stops>
      </style:paragraph-properties>
    </style:style>
    <style:style style:name="P31" style:family="paragraph" style:parent-style-name="Standard">
      <style:paragraph-properties fo:margin-top="0.002cm" fo:margin-bottom="0cm"/>
      <style:text-properties style:font-name="Times New Roman" fo:font-size="12.5pt" fo:font-weight="bold" style:font-name-asian="Times New Roman1" style:font-size-asian="12.5pt" style:font-weight-asian="bold" style:font-name-complex="Times New Roman1" style:font-size-complex="12.5pt" style:font-weight-complex="bold"/>
    </style:style>
    <style:style style:name="P32" style:family="paragraph" style:parent-style-name="Standard">
      <style:paragraph-properties fo:margin-left="5.639cm" fo:margin-right="7.303cm" fo:margin-top="0.048cm" fo:margin-bottom="0cm" fo:text-align="center" style:justify-single-word="false" fo:text-indent="0cm" style:auto-text-indent="false"/>
    </style:style>
    <style:style style:name="P33" style:family="paragraph" style:parent-style-name="Standard">
      <style:paragraph-properties fo:margin-left="4.076cm" fo:margin-right="7.303cm" fo:margin-top="0.048cm" fo:margin-bottom="0cm" fo:text-align="center" style:justify-single-word="false" fo:text-indent="0cm" style:auto-text-indent="false"/>
    </style:style>
    <style:style style:name="P34" style:family="paragraph" style:parent-style-name="Standard">
      <style:paragraph-properties fo:margin-left="3.926cm" fo:margin-right="7.303cm" fo:margin-top="0.048cm" fo:margin-bottom="0cm" fo:text-align="center" style:justify-single-word="false" fo:text-indent="0cm" style:auto-text-indent="false"/>
    </style:style>
    <style:style style:name="P35" style:family="paragraph" style:parent-style-name="Standard">
      <style:paragraph-properties fo:margin-left="3.926cm" fo:margin-right="7.303cm" fo:margin-top="0.055cm" fo:margin-bottom="0cm" fo:text-align="center" style:justify-single-word="false" fo:text-indent="0cm" style:auto-text-indent="false"/>
    </style:style>
    <style:style style:name="P36" style:family="paragraph" style:parent-style-name="Standard">
      <style:paragraph-properties fo:margin-left="6.368cm" fo:margin-right="5.888cm" fo:margin-top="0.055cm" fo:margin-bottom="0cm" fo:text-align="center" style:justify-single-word="false" fo:text-indent="0cm" style:auto-text-indent="false"/>
    </style:style>
    <style:style style:name="P37" style:family="paragraph" style:parent-style-name="Standard">
      <style:paragraph-properties fo:margin-left="6.399cm" fo:margin-right="5.886cm" fo:margin-top="0.048cm" fo:margin-bottom="0cm" fo:text-align="center" style:justify-single-word="false" fo:text-indent="0cm" style:auto-text-indent="false"/>
    </style:style>
    <style:style style:name="P38" style:family="paragraph" style:parent-style-name="Standard">
      <style:paragraph-properties fo:margin-top="0.007cm" fo:margin-bottom="0cm"/>
      <style:text-properties style:font-name="Times New Roman" fo:font-size="5.5pt" fo:font-weight="bold" style:font-name-asian="Times New Roman1" style:font-size-asian="5.5pt" style:font-weight-asian="bold" style:font-name-complex="Times New Roman1" style:font-size-complex="5.5pt" style:font-weight-complex="bold"/>
    </style:style>
    <style:style style:name="P39" style:family="paragraph" style:parent-style-name="Standard">
      <style:paragraph-properties fo:margin-top="0.007cm" fo:margin-bottom="0cm"/>
      <style:text-properties style:font-name="Times New Roman" fo:font-size="11.5pt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P40" style:family="paragraph" style:parent-style-name="Standard">
      <style:paragraph-properties fo:margin-left="6.406cm" fo:margin-right="0.697cm" fo:margin-top="0.048cm" fo:margin-bottom="0cm" fo:line-height="147%" fo:text-indent="0cm" style:auto-text-indent="false"/>
    </style:style>
    <style:style style:name="P41" style:family="paragraph" style:parent-style-name="Text_20_body">
      <style:paragraph-properties fo:margin-left="0.217cm" fo:margin-right="0cm" fo:text-indent="0cm" style:auto-text-indent="false" fo:break-before="column">
        <style:tab-stops>
          <style:tab-stop style:position="4.272cm"/>
        </style:tab-stops>
      </style:paragraph-properties>
    </style:style>
    <style:style style:name="P42" style:family="paragraph" style:parent-style-name="Text_20_body">
      <style:paragraph-properties fo:margin-left="0.217cm" fo:margin-right="0cm" fo:margin-top="0.289cm" fo:margin-bottom="0cm" fo:text-indent="0cm" style:auto-text-indent="false" fo:break-before="column"/>
    </style:style>
    <style:style style:name="P43" style:family="paragraph" style:parent-style-name="Text_20_body">
      <style:paragraph-properties fo:margin-left="0.217cm" fo:margin-right="0cm" fo:margin-top="0.194cm" fo:margin-bottom="0cm" fo:text-indent="0cm" style:auto-text-indent="false"/>
    </style:style>
    <style:style style:name="P44" style:family="paragraph" style:parent-style-name="Text_20_body">
      <style:paragraph-properties fo:margin-left="0.217cm" fo:margin-right="0.84cm" fo:line-height="122%" fo:text-indent="0cm" style:auto-text-indent="false" fo:break-before="column"/>
    </style:style>
    <style:style style:name="P45" style:family="paragraph" style:parent-style-name="Text_20_body">
      <style:paragraph-properties fo:margin-left="6.406cm" fo:margin-right="0cm" fo:margin-top="0cm" fo:margin-bottom="0cm" fo:text-indent="0cm" style:auto-text-indent="false"/>
    </style:style>
    <style:style style:name="P46" style:family="paragraph" style:parent-style-name="Text_20_body">
      <style:paragraph-properties fo:margin-left="6.406cm" fo:margin-right="0.591cm" fo:margin-top="0cm" fo:margin-bottom="0cm" fo:line-height="122%" fo:text-indent="0cm" style:auto-text-indent="false"/>
    </style:style>
    <style:style style:name="P47" style:family="paragraph" style:parent-style-name="Text_20_body">
      <style:paragraph-properties fo:margin-left="6.406cm" fo:margin-right="0.591cm" fo:margin-top="0.004cm" fo:margin-bottom="0cm" fo:line-height="122%" fo:text-indent="0cm" style:auto-text-indent="false"/>
    </style:style>
    <style:style style:name="P48" style:family="paragraph" style:parent-style-name="Text_20_body">
      <style:paragraph-properties fo:margin-left="1.224cm" fo:margin-right="0cm" fo:margin-top="0.289cm" fo:margin-bottom="0cm" fo:text-indent="0cm" style:auto-text-indent="false" fo:break-before="column"/>
    </style:style>
    <style:style style:name="P49" style:family="paragraph" style:parent-style-name="Text_20_body">
      <style:paragraph-properties fo:margin-left="6.406cm" fo:margin-right="1.311cm" fo:line-height="122%" fo:text-align="justify" style:justify-single-word="false" fo:text-indent="0cm" style:auto-text-indent="false"/>
    </style:style>
    <style:style style:name="P50" style:family="paragraph" style:parent-style-name="Text_20_body">
      <style:paragraph-properties fo:margin-left="4.357cm" fo:margin-right="0cm" fo:margin-top="0.289cm" fo:margin-bottom="0cm" fo:text-indent="0cm" style:auto-text-indent="false" fo:break-before="column"/>
    </style:style>
    <style:style style:name="P51" style:family="paragraph" style:parent-style-name="Text_20_body">
      <style:paragraph-properties fo:margin-left="5.678cm" fo:margin-right="0cm" fo:margin-top="0.108cm" fo:margin-bottom="0cm" fo:text-indent="0cm" style:auto-text-indent="false"/>
    </style:style>
    <style:style style:name="P52" style:family="paragraph" style:parent-style-name="Text_20_body" style:master-page-name="Converted1">
      <style:paragraph-properties fo:margin-left="5.678cm" fo:margin-right="0.379cm" fo:margin-top="0.086cm" fo:margin-bottom="0cm" fo:line-height="122%" fo:text-indent="0cm" style:auto-text-indent="false" style:page-number="auto"/>
    </style:style>
    <style:style style:name="P53" style:family="paragraph" style:parent-style-name="Text_20_body">
      <style:paragraph-properties fo:margin-left="5.678cm" fo:margin-right="0.379cm" fo:margin-top="0.108cm" fo:margin-bottom="0cm" fo:line-height="122%" fo:text-indent="0cm" style:auto-text-indent="false"/>
    </style:style>
    <style:style style:name="P54" style:family="paragraph" style:parent-style-name="Text_20_body">
      <style:paragraph-properties fo:margin-left="5.678cm" fo:margin-right="0.379cm" fo:margin-top="0.194cm" fo:margin-bottom="0cm" fo:line-height="122%" fo:text-indent="0cm" style:auto-text-indent="false"/>
    </style:style>
    <style:style style:name="P55" style:family="paragraph" style:parent-style-name="Text_20_body">
      <style:paragraph-properties fo:margin-left="5.678cm" fo:margin-right="0.78cm" fo:margin-top="0.108cm" fo:margin-bottom="0cm" fo:line-height="122%" fo:text-indent="0cm" style:auto-text-indent="false"/>
    </style:style>
    <style:style style:name="P56" style:family="paragraph" style:parent-style-name="Text_20_body">
      <style:paragraph-properties fo:margin-left="1.263cm" fo:margin-right="0cm" fo:margin-top="0cm" fo:margin-bottom="0cm" fo:text-indent="0cm" style:auto-text-indent="false"/>
    </style:style>
    <style:style style:name="P57" style:family="paragraph" style:parent-style-name="Text_20_body">
      <style:paragraph-properties fo:margin-left="5.454cm" fo:margin-right="0.379cm" fo:line-height="122%" fo:text-indent="0cm" style:auto-text-indent="false"/>
    </style:style>
    <style:style style:name="P58" style:family="paragraph" style:parent-style-name="Text_20_body" style:master-page-name="Converted3">
      <style:paragraph-properties fo:margin-left="5.454cm" fo:margin-right="0.379cm" fo:margin-top="0.086cm" fo:margin-bottom="0cm" fo:line-height="122%" fo:text-indent="0cm" style:auto-text-indent="false" style:page-number="auto"/>
    </style:style>
    <style:style style:name="P59" style:family="paragraph" style:parent-style-name="Text_20_body">
      <style:paragraph-properties fo:margin-left="5.454cm" fo:margin-right="0.379cm" fo:margin-top="0.004cm" fo:margin-bottom="0cm" fo:line-height="122%" fo:text-indent="0cm" style:auto-text-indent="false"/>
    </style:style>
    <style:style style:name="P60" style:family="paragraph" style:parent-style-name="Text_20_body">
      <style:paragraph-properties fo:margin-left="5.454cm" fo:margin-right="0.379cm" fo:margin-top="0.09cm" fo:margin-bottom="0cm" fo:line-height="122%" fo:text-indent="0cm" style:auto-text-indent="false"/>
    </style:style>
    <style:style style:name="P61" style:family="paragraph" style:parent-style-name="Text_20_body">
      <style:paragraph-properties fo:margin-left="5.454cm" fo:margin-right="0.379cm" fo:margin-top="0cm" fo:margin-bottom="0cm" fo:line-height="122%" fo:text-indent="0cm" style:auto-text-indent="false"/>
    </style:style>
    <style:style style:name="P62" style:family="paragraph" style:parent-style-name="Text_20_body">
      <style:paragraph-properties fo:margin-left="3.745cm" fo:margin-right="0cm" fo:margin-top="0.289cm" fo:margin-bottom="0cm" fo:text-indent="0cm" style:auto-text-indent="false" fo:break-before="column"/>
    </style:style>
    <style:style style:name="P63" style:family="paragraph" style:parent-style-name="Text_20_body">
      <style:paragraph-properties fo:margin-left="3.17cm" fo:margin-right="0cm" fo:margin-top="0.289cm" fo:margin-bottom="0cm" fo:text-indent="0cm" style:auto-text-indent="false" fo:break-before="column"/>
    </style:style>
    <style:style style:name="P64" style:family="paragraph" style:parent-style-name="Text_20_body">
      <style:paragraph-properties fo:margin-left="3.861cm" fo:margin-right="0cm" fo:margin-top="0.289cm" fo:margin-bottom="0cm" fo:text-indent="0cm" style:auto-text-indent="false" fo:break-before="column"/>
    </style:style>
    <style:style style:name="P65" style:family="paragraph" style:parent-style-name="Text_20_body">
      <style:paragraph-properties fo:margin-left="4.08cm" fo:margin-right="0cm" fo:margin-top="0.289cm" fo:margin-bottom="0cm" fo:text-indent="0cm" style:auto-text-indent="false" fo:break-before="column"/>
    </style:style>
    <style:style style:name="P66" style:family="paragraph" style:parent-style-name="Text_20_body">
      <style:paragraph-properties fo:margin-left="5.454cm" fo:margin-right="0.393cm" fo:line-height="122%" fo:text-indent="0cm" style:auto-text-indent="false"/>
    </style:style>
    <style:style style:name="P67" style:family="paragraph" style:parent-style-name="Text_20_body">
      <style:paragraph-properties fo:margin-left="5.454cm" fo:margin-right="0.393cm" fo:margin-top="0cm" fo:margin-bottom="0cm" fo:line-height="122%" fo:text-indent="0cm" style:auto-text-indent="false"/>
    </style:style>
    <style:style style:name="P68" style:family="paragraph" style:parent-style-name="Text_20_body">
      <style:paragraph-properties fo:margin-top="0cm" fo:margin-bottom="0cm"/>
    </style:style>
    <style:style style:name="P69" style:family="paragraph" style:parent-style-name="Text_20_body">
      <style:paragraph-properties fo:margin-left="4.951cm" fo:margin-right="0cm" fo:margin-top="0.289cm" fo:margin-bottom="0cm" fo:text-indent="0cm" style:auto-text-indent="false" fo:break-before="column"/>
    </style:style>
    <style:style style:name="P70" style:family="paragraph" style:parent-style-name="Text_20_body" style:master-page-name="Converted5">
      <style:paragraph-properties fo:margin-top="0.086cm" fo:margin-bottom="0cm" style:page-number="auto"/>
    </style:style>
    <style:style style:name="P71" style:family="paragraph" style:parent-style-name="Text_20_body">
      <style:paragraph-properties fo:margin-left="3.59cm" fo:margin-right="7.759cm" fo:margin-top="0.004cm" fo:margin-bottom="0cm" fo:text-align="center" style:justify-single-word="false" fo:text-indent="0cm" style:auto-text-indent="false"/>
    </style:style>
    <style:style style:name="P72" style:family="paragraph" style:parent-style-name="Text_20_body">
      <style:paragraph-properties fo:margin-left="2.905cm" fo:margin-right="7.759cm" fo:margin-top="0.09cm" fo:margin-bottom="0cm" fo:text-align="center" style:justify-single-word="false" fo:text-indent="0cm" style:auto-text-indent="false"/>
    </style:style>
    <style:style style:name="P73" style:family="paragraph" style:parent-style-name="Text_20_body">
      <style:paragraph-properties fo:margin-left="5.664cm" fo:margin-right="0cm" fo:text-indent="0cm" style:auto-text-indent="false"/>
    </style:style>
    <style:style style:name="P74" style:family="paragraph" style:parent-style-name="Text_20_body">
      <style:paragraph-properties fo:margin-left="4.946cm" fo:margin-right="0cm" fo:margin-top="0.289cm" fo:margin-bottom="0cm" fo:text-indent="0cm" style:auto-text-indent="false" fo:break-before="column"/>
    </style:style>
    <style:style style:name="P75" style:family="paragraph" style:parent-style-name="Text_20_body">
      <style:paragraph-properties fo:margin-left="3.965cm" fo:margin-right="0cm" fo:margin-top="0.289cm" fo:margin-bottom="0cm" fo:text-indent="0cm" style:auto-text-indent="false" fo:break-before="column"/>
    </style:style>
    <style:style style:name="P76" style:family="paragraph" style:parent-style-name="Text_20_body">
      <style:paragraph-properties fo:margin-left="5.454cm" fo:margin-right="2.681cm" fo:line-height="122%" fo:text-indent="0cm" style:auto-text-indent="false"/>
    </style:style>
    <style:style style:name="P77" style:family="paragraph" style:parent-style-name="Text_20_body">
      <style:paragraph-properties fo:margin-left="3.29cm" fo:margin-right="0cm" fo:margin-top="0.289cm" fo:margin-bottom="0cm" fo:text-indent="0cm" style:auto-text-indent="false" fo:break-before="column"/>
    </style:style>
    <style:style style:name="P78" style:family="paragraph" style:parent-style-name="Text_20_body">
      <style:paragraph-properties fo:margin-top="0.004cm" fo:margin-bottom="0cm"/>
    </style:style>
    <style:style style:name="P79" style:family="paragraph" style:parent-style-name="Text_20_body" style:master-page-name="Converted7">
      <style:paragraph-properties fo:margin-left="6.406cm" fo:margin-right="0.697cm" fo:margin-top="0.086cm" fo:margin-bottom="0cm" fo:line-height="122%" fo:text-indent="0cm" style:auto-text-indent="false" style:page-number="auto"/>
    </style:style>
    <style:style style:name="P80" style:family="paragraph" style:parent-style-name="Text_20_body">
      <style:paragraph-properties fo:margin-left="6.406cm" fo:margin-right="1.441cm" fo:margin-top="0.004cm" fo:margin-bottom="0cm" fo:line-height="122%" fo:text-indent="0cm" style:auto-text-indent="false"/>
    </style:style>
    <style:style style:name="P81" style:family="paragraph" style:parent-style-name="Text_20_body">
      <style:paragraph-properties fo:margin-left="6.406cm" fo:margin-right="2.535cm" fo:margin-top="0.004cm" fo:margin-bottom="0cm" fo:line-height="122%" fo:text-indent="0.526cm" style:auto-text-indent="false"/>
    </style:style>
    <style:style style:name="P82" style:family="paragraph" style:parent-style-name="Text_20_body">
      <style:paragraph-properties fo:margin-left="6.932cm" fo:margin-right="0cm" fo:margin-top="0.004cm" fo:margin-bottom="0cm" fo:text-indent="0cm" style:auto-text-indent="false"/>
    </style:style>
    <style:style style:name="P83" style:family="paragraph" style:parent-style-name="Text_20_body">
      <style:paragraph-properties fo:margin-left="6.406cm" fo:margin-right="0.205cm" fo:margin-top="0cm" fo:margin-bottom="0cm" fo:line-height="122%" fo:text-indent="0cm" style:auto-text-indent="false"/>
    </style:style>
    <style:style style:name="P84" style:family="paragraph" style:parent-style-name="Text_20_body">
      <style:paragraph-properties fo:margin-left="1.9cm" fo:margin-right="1.199cm" fo:line-height="122%" fo:text-indent="0cm" style:auto-text-indent="false" fo:break-before="column"/>
    </style:style>
    <style:style style:name="P85" style:family="paragraph" style:parent-style-name="Heading_20_1">
      <style:paragraph-properties fo:margin-left="0.217cm" fo:margin-right="0cm" fo:margin-top="0.196cm" fo:margin-bottom="0cm" fo:text-indent="0cm" style:auto-text-indent="false">
        <style:tab-stops>
          <style:tab-stop style:position="4.724cm"/>
        </style:tab-stops>
      </style:paragraph-properties>
    </style:style>
    <style:style style:name="P86" style:family="paragraph" style:parent-style-name="Heading_20_1">
      <style:paragraph-properties fo:margin-left="0.217cm" fo:margin-right="0cm" fo:margin-top="0.044cm" fo:margin-bottom="0cm" fo:text-indent="0cm" style:auto-text-indent="false">
        <style:tab-stops>
          <style:tab-stop style:position="4.724cm"/>
        </style:tab-stops>
      </style:paragraph-properties>
    </style:style>
    <style:style style:name="P87" style:family="paragraph" style:parent-style-name="Heading_20_1">
      <style:paragraph-properties fo:margin-left="0.217cm" fo:margin-right="0cm" fo:margin-top="0.415cm" fo:margin-bottom="0cm" fo:text-indent="0cm" style:auto-text-indent="false"/>
    </style:style>
    <style:style style:name="P88" style:family="paragraph" style:parent-style-name="Heading_20_2">
      <style:paragraph-properties fo:text-align="end" style:justify-single-word="false"/>
    </style:style>
    <style:style style:name="P89" style:family="paragraph" style:parent-style-name="Heading_20_2">
      <style:paragraph-properties fo:margin-left="5.454cm" fo:margin-right="0cm" fo:text-indent="0cm" style:auto-text-indent="false"/>
    </style:style>
    <style:style style:name="P90" style:family="paragraph" style:parent-style-name="Heading_20_2">
      <style:paragraph-properties fo:margin-left="5.454cm" fo:margin-right="0cm" fo:margin-top="0.367cm" fo:margin-bottom="0cm" fo:text-indent="0cm" style:auto-text-indent="false"/>
    </style:style>
    <style:style style:name="P91" style:family="paragraph" style:parent-style-name="Heading_20_2">
      <style:paragraph-properties fo:margin-left="0cm" fo:margin-right="0.598cm" fo:text-align="end" style:justify-single-word="false" fo:text-indent="0cm" style:auto-text-indent="false"/>
    </style:style>
    <style:style style:name="P92" style:family="paragraph" style:parent-style-name="Heading_20_2">
      <style:paragraph-properties fo:margin-left="6.406cm" fo:margin-right="0cm" fo:line-height="0.566cm" fo:text-indent="0cm" style:auto-text-indent="false"/>
    </style:style>
    <style:style style:name="P93" style:family="paragraph" style:parent-style-name="Heading_20_2">
      <style:paragraph-properties fo:margin-left="6.406cm" fo:margin-right="0cm" fo:margin-top="0.326cm" fo:margin-bottom="0cm" fo:text-indent="0cm" style:auto-text-indent="false"/>
    </style:style>
    <style:style style:name="P94" style:family="paragraph" style:parent-style-name="Heading_20_2">
      <style:paragraph-properties fo:margin-left="6.406cm" fo:margin-right="0cm" fo:margin-top="0.326cm" fo:margin-bottom="0cm" fo:text-indent="0cm" style:auto-text-indent="false">
        <style:tab-stops>
          <style:tab-stop style:position="15.914cm"/>
        </style:tab-stops>
      </style:paragraph-properties>
    </style:style>
    <style:style style:name="P95" style:family="paragraph" style:parent-style-name="Heading_20_2">
      <style:paragraph-properties fo:margin-left="4.223cm" fo:margin-right="7.303cm" fo:margin-top="0.326cm" fo:margin-bottom="0cm" fo:text-align="center" style:justify-single-word="false" fo:text-indent="0cm" style:auto-text-indent="false"/>
    </style:style>
    <style:style style:name="P96" style:family="paragraph" style:parent-style-name="Heading_20_2">
      <style:paragraph-properties fo:margin-left="6.406cm" fo:margin-right="1.441cm" fo:margin-top="0.39cm" fo:margin-bottom="0cm" fo:line-height="0.497cm" fo:text-indent="0cm" style:auto-text-indent="false"/>
    </style:style>
    <style:style style:name="P97" style:family="paragraph" style:parent-style-name="Heading_20_2">
      <style:paragraph-properties fo:margin-left="4.6cm" fo:margin-right="7.303cm" fo:margin-top="0.326cm" fo:margin-bottom="0cm" fo:text-align="center" style:justify-single-word="false" fo:text-indent="0cm" style:auto-text-indent="false"/>
    </style:style>
    <style:style style:name="P98" style:family="paragraph" style:parent-style-name="Heading_20_2">
      <style:paragraph-properties fo:margin-left="6.406cm" fo:margin-right="0.697cm" fo:margin-top="0.39cm" fo:margin-bottom="0cm" fo:line-height="0.497cm" fo:text-indent="0cm" style:auto-text-indent="false"/>
    </style:style>
    <style:style style:name="P99" style:family="paragraph" style:parent-style-name="Heading_20_2">
      <style:paragraph-properties fo:margin-left="4.609cm" fo:margin-right="7.303cm" fo:margin-top="0.326cm" fo:margin-bottom="0cm" fo:text-align="center" style:justify-single-word="false" fo:text-indent="0cm" style:auto-text-indent="false"/>
    </style:style>
    <style:style style:name="P100" style:family="paragraph" style:parent-style-name="Heading_20_3">
      <style:paragraph-properties fo:margin-left="6.406cm" fo:margin-right="0cm" fo:text-indent="0cm" style:auto-text-indent="false"/>
    </style:style>
    <style:style style:name="P101" style:family="paragraph" style:parent-style-name="Heading_20_3">
      <style:paragraph-properties fo:margin-left="6.406cm" fo:margin-right="0cm" fo:line-height="0.453cm" fo:text-indent="0cm" style:auto-text-indent="false"/>
    </style:style>
    <style:style style:name="P102" style:family="paragraph" style:parent-style-name="Heading_20_3">
      <style:paragraph-properties fo:margin-left="0cm" fo:margin-right="0cm" fo:text-align="end" style:justify-single-word="false" fo:text-indent="0cm" style:auto-text-indent="false"/>
    </style:style>
    <style:style style:name="P103" style:family="paragraph" style:parent-style-name="Heading_20_3">
      <style:paragraph-properties fo:margin-left="0cm" fo:margin-right="1.228cm" fo:text-align="end" style:justify-single-word="false" fo:text-indent="0cm" style:auto-text-indent="false"/>
    </style:style>
    <style:style style:name="P104" style:family="paragraph" style:parent-style-name="Heading_20_3">
      <style:paragraph-properties fo:margin-left="0cm" fo:margin-right="0.873cm" fo:text-align="end" style:justify-single-word="false" fo:text-indent="0cm" style:auto-text-indent="false"/>
    </style:style>
    <style:style style:name="P105" style:family="paragraph" style:parent-style-name="Heading_20_3">
      <style:paragraph-properties fo:margin-left="5.415cm" fo:margin-right="7.742cm" fo:line-height="0.46cm" fo:text-align="center" style:justify-single-word="false" fo:text-indent="0cm" style:auto-text-indent="false"/>
    </style:style>
    <style:style style:name="P106" style:family="paragraph" style:parent-style-name="Heading_20_3">
      <style:paragraph-properties fo:margin-top="0.071cm" fo:margin-bottom="0cm"/>
    </style:style>
    <style:style style:name="P107" style:family="paragraph" style:parent-style-name="Heading_20_3">
      <style:paragraph-properties fo:margin-left="6.281cm" fo:margin-right="7.195cm" fo:line-height="0.464cm" fo:text-align="center" style:justify-single-word="false" fo:text-indent="0cm" style:auto-text-indent="false"/>
    </style:style>
    <style:style style:name="P108" style:family="paragraph">
      <style:paragraph-properties fo:text-align="center"/>
      <style:text-properties fo:font-size="18pt"/>
    </style:style>
    <style:style style:name="T1" style:family="text">
      <style:text-properties fo:color="#545454"/>
    </style:style>
    <style:style style:name="T2" style:family="text">
      <style:text-properties fo:color="#545454" fo:letter-spacing="0.002cm"/>
    </style:style>
    <style:style style:name="T3" style:family="text">
      <style:text-properties fo:color="#545454" fo:letter-spacing="0.002cm" style:text-scale="110%"/>
    </style:style>
    <style:style style:name="T4" style:family="text">
      <style:text-properties fo:color="#545454" fo:letter-spacing="0.002cm" style:text-scale="105%"/>
    </style:style>
    <style:style style:name="T5" style:family="text">
      <style:text-properties fo:color="#545454" fo:letter-spacing="0.002cm" style:text-scale="95%"/>
    </style:style>
    <style:style style:name="T6" style:family="text">
      <style:text-properties fo:color="#545454" style:font-name="Cambria" fo:font-size="38pt" fo:letter-spacing="0.002cm" fo:font-weight="bold" style:font-size-asian="38pt" style:font-weight-asian="bold"/>
    </style:style>
    <style:style style:name="T7" style:family="text">
      <style:text-properties fo:color="#545454" style:font-name="Cambria" fo:font-size="38pt" fo:letter-spacing="-0.004cm" fo:font-weight="bold" style:font-size-asian="38pt" style:font-weight-asian="bold"/>
    </style:style>
    <style:style style:name="T8" style:family="text">
      <style:text-properties fo:color="#545454" style:font-name="Cambria" fo:font-size="38pt" fo:letter-spacing="0.004cm" fo:font-weight="bold" style:font-size-asian="38pt" style:font-weight-asian="bold"/>
    </style:style>
    <style:style style:name="T9" style:family="text">
      <style:text-properties fo:color="#545454" style:font-name="Cambria" fo:font-size="38pt" fo:letter-spacing="-0.049cm" fo:font-weight="bold" style:font-size-asian="38pt" style:font-weight-asian="bold"/>
    </style:style>
    <style:style style:name="T10" style:family="text">
      <style:text-properties fo:color="#545454" style:font-name="Cambria" fo:font-size="38pt" fo:letter-spacing="0.005cm" fo:font-weight="bold" style:font-size-asian="38pt" style:font-weight-asian="bold"/>
    </style:style>
    <style:style style:name="T11" style:family="text">
      <style:text-properties fo:color="#545454" fo:letter-spacing="-0.004cm"/>
    </style:style>
    <style:style style:name="T12" style:family="text">
      <style:text-properties fo:color="#545454" fo:letter-spacing="-0.004cm" style:text-scale="95%"/>
    </style:style>
    <style:style style:name="T13" style:family="text">
      <style:text-properties fo:color="#545454" fo:letter-spacing="-0.004cm" style:text-scale="110%"/>
    </style:style>
    <style:style style:name="T14" style:family="text">
      <style:text-properties fo:color="#545454" fo:letter-spacing="-0.004cm" style:text-scale="105%"/>
    </style:style>
    <style:style style:name="T15" style:family="text">
      <style:text-properties fo:color="#545454" fo:letter-spacing="-0.004cm" style:text-scale="90%"/>
    </style:style>
    <style:style style:name="T16" style:family="text">
      <style:text-properties fo:color="#545454" fo:letter-spacing="-0.004cm" style:text-scale="125%"/>
    </style:style>
    <style:style style:name="T17" style:family="text">
      <style:text-properties fo:color="#545454" fo:letter-spacing="0.004cm"/>
    </style:style>
    <style:style style:name="T18" style:family="text">
      <style:text-properties fo:color="#545454" fo:letter-spacing="0.004cm" style:text-scale="105%"/>
    </style:style>
    <style:style style:name="T19" style:family="text">
      <style:text-properties fo:color="#545454" fo:letter-spacing="0.004cm" style:text-scale="95%"/>
    </style:style>
    <style:style style:name="T20" style:family="text">
      <style:text-properties fo:color="#545454" fo:letter-spacing="-0.049cm"/>
    </style:style>
    <style:style style:name="T21" style:family="text">
      <style:text-properties fo:color="#545454" fo:letter-spacing="-0.049cm" style:text-scale="145%"/>
    </style:style>
    <style:style style:name="T22" style:family="text">
      <style:text-properties fo:color="#545454" fo:letter-spacing="0.005cm"/>
    </style:style>
    <style:style style:name="T23" style:family="text">
      <style:text-properties fo:color="#545454" fo:letter-spacing="0.005cm" style:text-scale="95%"/>
    </style:style>
    <style:style style:name="T24" style:family="text">
      <style:text-properties fo:color="#545454" fo:letter-spacing="0.005cm" style:text-scale="105%"/>
    </style:style>
    <style:style style:name="T25" style:family="text">
      <style:text-properties fo:color="#545454" fo:letter-spacing="-0.005cm"/>
    </style:style>
    <style:style style:name="T26" style:family="text">
      <style:text-properties fo:color="#545454" fo:letter-spacing="-0.005cm" style:text-scale="110%"/>
    </style:style>
    <style:style style:name="T27" style:family="text">
      <style:text-properties fo:color="#545454" fo:letter-spacing="-0.005cm" style:text-scale="105%"/>
    </style:style>
    <style:style style:name="T28" style:family="text">
      <style:text-properties fo:color="#545454" fo:letter-spacing="-0.005cm" style:text-scale="95%"/>
    </style:style>
    <style:style style:name="T29" style:family="text">
      <style:text-properties fo:color="#545454" fo:letter-spacing="-0.005cm" style:text-scale="125%"/>
    </style:style>
    <style:style style:name="T30" style:family="text">
      <style:text-properties fo:color="#545454" style:font-name="Times New Roman" fo:font-size="12.5pt" fo:letter-spacing="-0.005cm" fo:font-weight="bold" style:font-size-asian="12.5pt" style:font-weight-asian="bold"/>
    </style:style>
    <style:style style:name="T31" style:family="text">
      <style:text-properties fo:color="#545454" style:font-name="Times New Roman" fo:font-size="12.5pt" fo:letter-spacing="-0.004cm" fo:font-weight="bold" style:font-size-asian="12.5pt" style:font-weight-asian="bold"/>
    </style:style>
    <style:style style:name="T32" style:family="text">
      <style:text-properties fo:color="#545454" style:font-name="Times New Roman" fo:font-size="12.5pt" fo:font-weight="bold" style:font-size-asian="12.5pt" style:font-weight-asian="bold"/>
    </style:style>
    <style:style style:name="T33" style:family="text">
      <style:text-properties fo:color="#545454" style:font-name="Times New Roman" fo:font-size="12.5pt" fo:font-weight="bold" style:font-size-asian="12.5pt" style:font-weight-asian="bold" style:text-scale="105%"/>
    </style:style>
    <style:style style:name="T34" style:family="text">
      <style:text-properties fo:color="#545454" style:font-name="Times New Roman" fo:font-size="12.5pt" fo:letter-spacing="0.019cm" fo:font-weight="bold" style:font-size-asian="12.5pt" style:font-weight-asian="bold"/>
    </style:style>
    <style:style style:name="T35" style:family="text">
      <style:text-properties fo:color="#545454" style:font-name="Times New Roman" fo:font-size="12.5pt" fo:letter-spacing="0.053cm" fo:font-weight="bold" style:font-size-asian="12.5pt" style:font-weight-asian="bold" style:text-scale="105%"/>
    </style:style>
    <style:style style:name="T36" style:family="text">
      <style:text-properties fo:color="#545454" style:font-name="Times New Roman" fo:font-size="23pt" fo:letter-spacing="0.004cm" fo:font-weight="bold" style:font-size-asian="23pt" style:font-weight-asian="bold" style:text-scale="95%"/>
    </style:style>
    <style:style style:name="T37" style:family="text">
      <style:text-properties fo:color="#545454" style:font-name="Times New Roman" fo:font-size="23pt" fo:letter-spacing="0.002cm" fo:font-weight="bold" style:font-size-asian="23pt" style:font-weight-asian="bold" style:text-scale="95%"/>
    </style:style>
    <style:style style:name="T38" style:family="text">
      <style:text-properties fo:color="#545454" style:font-name="Times New Roman" fo:font-size="23pt" fo:letter-spacing="0.016cm" fo:font-weight="bold" style:font-size-asian="23pt" style:font-weight-asian="bold"/>
    </style:style>
    <style:style style:name="T39" style:family="text">
      <style:text-properties fo:color="#545454" style:font-name="Times New Roman" fo:font-size="10pt" fo:letter-spacing="-0.005cm" fo:font-weight="bold" style:font-size-asian="10pt" style:font-weight-asian="bold" style:text-scale="105%"/>
    </style:style>
    <style:style style:name="T40" style:family="text">
      <style:text-properties fo:color="#545454" style:font-name="Times New Roman" fo:font-size="10pt" fo:font-weight="bold" style:font-size-asian="10pt" style:font-weight-asian="bold" style:text-scale="105%"/>
    </style:style>
    <style:style style:name="T41" style:family="text">
      <style:text-properties fo:color="#545454" style:font-name="Times New Roman" fo:font-size="10pt" fo:letter-spacing="0.004cm" fo:font-weight="bold" style:font-size-asian="10pt" style:font-weight-asian="bold" style:text-scale="105%"/>
    </style:style>
    <style:style style:name="T42" style:family="text">
      <style:text-properties fo:color="#545454" style:font-name="Times New Roman" fo:font-size="10pt" fo:letter-spacing="0.016cm" fo:font-weight="bold" style:font-size-asian="10pt" style:font-weight-asian="bold" style:text-scale="105%"/>
    </style:style>
    <style:style style:name="T43" style:family="text">
      <style:text-properties fo:color="#545454" style:font-name="Times New Roman" fo:font-size="10pt" fo:letter-spacing="0.002cm" fo:font-weight="bold" style:font-size-asian="10pt" style:font-weight-asian="bold" style:text-scale="105%"/>
    </style:style>
    <style:style style:name="T44" style:family="text">
      <style:text-properties fo:color="#545454" style:font-name="Times New Roman" fo:font-size="10pt" fo:letter-spacing="0.034cm" fo:font-weight="bold" style:font-size-asian="10pt" style:font-weight-asian="bold" style:text-scale="105%"/>
    </style:style>
    <style:style style:name="T45" style:family="text">
      <style:text-properties fo:color="#545454" style:font-name="Times New Roman" fo:font-size="10pt" fo:letter-spacing="0.03cm" fo:font-weight="bold" style:font-size-asian="10pt" style:font-weight-asian="bold" style:text-scale="105%"/>
    </style:style>
    <style:style style:name="T46" style:family="text">
      <style:text-properties fo:color="#545454" style:font-name="Times New Roman" fo:font-size="10pt" fo:letter-spacing="-0.004cm" fo:font-weight="bold" style:font-size-asian="10pt" style:font-weight-asian="bold" style:text-scale="110%"/>
    </style:style>
    <style:style style:name="T47" style:family="text">
      <style:text-properties fo:color="#545454" style:font-name="Times New Roman" fo:font-size="9pt" fo:letter-spacing="0.002cm" fo:font-weight="bold" style:font-size-asian="9pt" style:font-weight-asian="bold"/>
    </style:style>
    <style:style style:name="T48" style:family="text">
      <style:text-properties fo:color="#545454" style:font-name="Times New Roman" fo:font-size="9pt" fo:letter-spacing="-0.025cm" fo:font-weight="bold" style:font-size-asian="9pt" style:font-weight-asian="bold"/>
    </style:style>
    <style:style style:name="T49" style:family="text">
      <style:text-properties fo:color="#545454" style:font-name="Times New Roman" fo:font-size="9pt" fo:letter-spacing="-0.005cm" fo:font-weight="bold" style:font-size-asian="9pt" style:font-weight-asian="bold"/>
    </style:style>
    <style:style style:name="T50" style:family="text">
      <style:text-properties fo:color="#545454" style:font-name="Times New Roman" fo:font-size="9pt" fo:letter-spacing="-0.004cm" fo:font-weight="bold" style:font-size-asian="9pt" style:font-weight-asian="bold"/>
    </style:style>
    <style:style style:name="T51" style:family="text">
      <style:text-properties fo:color="#545454" style:font-name="Times New Roman" fo:font-size="9pt" fo:letter-spacing="-0.002cm" fo:font-weight="bold" style:font-size-asian="9pt" style:font-weight-asian="bold"/>
    </style:style>
    <style:style style:name="T52" style:family="text">
      <style:text-properties fo:color="#545454" style:font-name="Times New Roman" fo:font-size="9pt" fo:font-weight="bold" style:font-size-asian="9pt" style:font-weight-asian="bold"/>
    </style:style>
    <style:style style:name="T53" style:family="text">
      <style:text-properties fo:color="#545454" style:font-name="Times New Roman" fo:font-size="9pt" fo:font-weight="bold" style:font-size-asian="9pt" style:font-weight-asian="bold" style:text-scale="95%"/>
    </style:style>
    <style:style style:name="T54" style:family="text">
      <style:text-properties fo:color="#545454" style:font-name="Times New Roman" fo:font-size="9pt" fo:letter-spacing="-0.016cm" fo:font-weight="bold" style:font-size-asian="9pt" style:font-weight-asian="bold"/>
    </style:style>
    <style:style style:name="T55" style:family="text">
      <style:text-properties fo:color="#545454" style:font-name="Times New Roman" fo:font-size="9pt" fo:letter-spacing="0.004cm" fo:font-weight="bold" style:font-size-asian="9pt" style:font-weight-asian="bold"/>
    </style:style>
    <style:style style:name="T56" style:family="text">
      <style:text-properties fo:color="#545454" style:font-name="Times New Roman" fo:font-size="9pt" fo:letter-spacing="-0.019cm" fo:font-weight="bold" style:font-size-asian="9pt" style:font-weight-asian="bold"/>
    </style:style>
    <style:style style:name="T57" style:family="text">
      <style:text-properties fo:color="#545454" style:font-name="Times New Roman" fo:font-size="9pt" fo:letter-spacing="-0.014cm" fo:font-weight="bold" style:font-size-asian="9pt" style:font-weight-asian="bold"/>
    </style:style>
    <style:style style:name="T58" style:family="text">
      <style:text-properties fo:color="#545454" style:font-name="Times New Roman" fo:font-size="9pt" fo:letter-spacing="-0.018cm" fo:font-weight="bold" style:font-size-asian="9pt" style:font-weight-asian="bold"/>
    </style:style>
    <style:style style:name="T59" style:family="text">
      <style:text-properties fo:color="#545454" style:font-name="Times New Roman" fo:font-size="9pt" fo:letter-spacing="-0.023cm" fo:font-weight="bold" style:font-size-asian="9pt" style:font-weight-asian="bold"/>
    </style:style>
    <style:style style:name="T60" style:family="text">
      <style:text-properties fo:color="#545454" style:font-name="Times New Roman" fo:font-size="9pt" fo:letter-spacing="-0.021cm" fo:font-weight="bold" style:font-size-asian="9pt" style:font-weight-asian="bold"/>
    </style:style>
    <style:style style:name="T61" style:family="text">
      <style:text-properties fo:color="#545454" style:font-name="Times New Roman" fo:font-size="9pt" fo:letter-spacing="0.005cm" fo:font-weight="bold" style:font-size-asian="9pt" style:font-weight-asian="bold"/>
    </style:style>
    <style:style style:name="T62" style:family="text">
      <style:text-properties fo:color="#545454" style:font-name="Times New Roman" fo:font-size="9pt" fo:letter-spacing="0.034cm" fo:font-weight="bold" style:font-size-asian="9pt" style:font-weight-asian="bold"/>
    </style:style>
    <style:style style:name="T63" style:family="text">
      <style:text-properties fo:color="#545454" style:font-name="Times New Roman" fo:font-size="9pt" fo:letter-spacing="0.028cm" fo:font-weight="bold" style:font-size-asian="9pt" style:font-weight-asian="bold"/>
    </style:style>
    <style:style style:name="T64" style:family="text">
      <style:text-properties fo:color="#545454" style:font-name="Times New Roman" fo:font-size="9pt" fo:letter-spacing="0.021cm" fo:font-weight="bold" style:font-size-asian="9pt" style:font-weight-asian="bold"/>
    </style:style>
    <style:style style:name="T65" style:family="text">
      <style:text-properties fo:color="#545454" style:font-name="Times New Roman" fo:font-size="9pt" fo:letter-spacing="0.011cm" fo:font-weight="bold" style:font-size-asian="9pt" style:font-weight-asian="bold"/>
    </style:style>
    <style:style style:name="T66" style:family="text">
      <style:text-properties fo:color="#545454" style:font-name="Times New Roman" fo:font-size="9pt" fo:letter-spacing="0.069cm" fo:font-weight="bold" style:font-size-asian="9pt" style:font-weight-asian="bold"/>
    </style:style>
    <style:style style:name="T67" style:family="text">
      <style:text-properties fo:color="#545454" style:font-name="Times New Roman" fo:font-size="9pt" fo:letter-spacing="0.064cm" fo:font-weight="bold" style:font-size-asian="9pt" style:font-weight-asian="bold"/>
    </style:style>
    <style:style style:name="T68" style:family="text">
      <style:text-properties fo:color="#545454" style:font-name="Times New Roman" fo:font-size="9pt" fo:letter-spacing="0.026cm" fo:font-weight="bold" style:font-size-asian="9pt" style:font-weight-asian="bold"/>
    </style:style>
    <style:style style:name="T69" style:family="text">
      <style:text-properties fo:color="#545454" style:font-name="Times New Roman" fo:font-size="9pt" fo:letter-spacing="0.018cm" fo:font-weight="bold" style:font-size-asian="9pt" style:font-weight-asian="bold"/>
    </style:style>
    <style:style style:name="T70" style:family="text">
      <style:text-properties fo:color="#545454" style:font-name="Times New Roman" fo:font-size="9pt" fo:letter-spacing="0.016cm" fo:font-weight="bold" style:font-size-asian="9pt" style:font-weight-asian="bold"/>
    </style:style>
    <style:style style:name="T71" style:family="text">
      <style:text-properties fo:color="#545454" fo:letter-spacing="0.019cm"/>
    </style:style>
    <style:style style:name="T72" style:family="text">
      <style:text-properties fo:color="#545454" fo:letter-spacing="0.019cm" style:text-scale="105%"/>
    </style:style>
    <style:style style:name="T73" style:family="text">
      <style:text-properties fo:color="#545454" fo:letter-spacing="0.053cm"/>
    </style:style>
    <style:style style:name="T74" style:family="text">
      <style:text-properties fo:color="#545454" fo:letter-spacing="0.053cm" style:text-scale="112%"/>
    </style:style>
    <style:style style:name="T75" style:family="text">
      <style:text-properties fo:color="#545454" fo:letter-spacing="0.053cm" style:text-scale="104%"/>
    </style:style>
    <style:style style:name="T76" style:family="text">
      <style:text-properties fo:color="#545454" fo:letter-spacing="0.053cm" style:text-scale="89%"/>
    </style:style>
    <style:style style:name="T77" style:family="text">
      <style:text-properties fo:color="#545454" style:text-scale="95%"/>
    </style:style>
    <style:style style:name="T78" style:family="text">
      <style:text-properties fo:color="#545454" fo:letter-spacing="0.011cm"/>
    </style:style>
    <style:style style:name="T79" style:family="text">
      <style:text-properties fo:color="#545454" fo:letter-spacing="0.011cm" style:text-scale="95%"/>
    </style:style>
    <style:style style:name="T80" style:family="text">
      <style:text-properties fo:color="#545454" fo:letter-spacing="0.011cm" style:text-scale="105%"/>
    </style:style>
    <style:style style:name="T81" style:family="text">
      <style:text-properties fo:color="#545454" fo:letter-spacing="0.007cm"/>
    </style:style>
    <style:style style:name="T82" style:family="text">
      <style:text-properties fo:color="#545454" fo:letter-spacing="0.007cm" style:text-scale="95%"/>
    </style:style>
    <style:style style:name="T83" style:family="text">
      <style:text-properties fo:color="#545454" fo:letter-spacing="0.007cm" style:text-scale="105%"/>
    </style:style>
    <style:style style:name="T84" style:family="text">
      <style:text-properties fo:color="#545454" fo:letter-spacing="0.039cm"/>
    </style:style>
    <style:style style:name="T85" style:family="text">
      <style:text-properties fo:color="#545454" fo:letter-spacing="0.039cm" style:text-scale="110%"/>
    </style:style>
    <style:style style:name="T86" style:family="text">
      <style:text-properties fo:color="#545454" fo:letter-spacing="0.039cm" style:text-scale="96%"/>
    </style:style>
    <style:style style:name="T87" style:family="text">
      <style:text-properties fo:color="#545454" fo:letter-spacing="0.039cm" style:text-scale="106%"/>
    </style:style>
    <style:style style:name="T88" style:family="text">
      <style:text-properties fo:color="#545454" fo:letter-spacing="0.039cm" style:text-scale="105%"/>
    </style:style>
    <style:style style:name="T89" style:family="text">
      <style:text-properties fo:color="#545454" fo:letter-spacing="0.041cm"/>
    </style:style>
    <style:style style:name="T90" style:family="text">
      <style:text-properties fo:color="#545454" fo:letter-spacing="0.042cm"/>
    </style:style>
    <style:style style:name="T91" style:family="text">
      <style:text-properties fo:color="#545454" fo:letter-spacing="0.051cm"/>
    </style:style>
    <style:style style:name="T92" style:family="text">
      <style:text-properties fo:color="#545454" fo:letter-spacing="0.051cm" style:text-scale="96%"/>
    </style:style>
    <style:style style:name="T93" style:family="text">
      <style:text-properties fo:color="#545454" fo:letter-spacing="0.051cm" style:text-scale="102%"/>
    </style:style>
    <style:style style:name="T94" style:family="text">
      <style:text-properties fo:color="#545454" fo:letter-spacing="0.048cm"/>
    </style:style>
    <style:style style:name="T95" style:family="text">
      <style:text-properties fo:color="#545454" fo:letter-spacing="0.048cm" style:text-scale="127%"/>
    </style:style>
    <style:style style:name="T96" style:family="text">
      <style:text-properties fo:color="#545454" fo:letter-spacing="0.046cm"/>
    </style:style>
    <style:style style:name="T97" style:family="text">
      <style:text-properties fo:color="#545454" fo:letter-spacing="0.046cm" style:text-scale="103%"/>
    </style:style>
    <style:style style:name="T98" style:family="text">
      <style:text-properties fo:color="#545454" fo:letter-spacing="0.046cm" style:text-scale="87%"/>
    </style:style>
    <style:style style:name="T99" style:family="text">
      <style:text-properties fo:color="#545454" fo:letter-spacing="0.046cm" style:text-scale="112%"/>
    </style:style>
    <style:style style:name="T100" style:family="text">
      <style:text-properties fo:color="#545454" fo:letter-spacing="0.078cm"/>
    </style:style>
    <style:style style:name="T101" style:family="text">
      <style:text-properties fo:color="#545454" fo:letter-spacing="0.078cm" style:text-scale="102%"/>
    </style:style>
    <style:style style:name="T102" style:family="text">
      <style:text-properties fo:color="#545454" fo:letter-spacing="0.078cm" style:text-scale="104%"/>
    </style:style>
    <style:style style:name="T103" style:family="text">
      <style:text-properties fo:color="#545454" fo:letter-spacing="0.078cm" style:text-scale="84%"/>
    </style:style>
    <style:style style:name="T104" style:family="text">
      <style:text-properties fo:color="#545454" fo:letter-spacing="0.044cm"/>
    </style:style>
    <style:style style:name="T105" style:family="text">
      <style:text-properties fo:color="#545454" fo:letter-spacing="0.044cm" style:text-scale="105%"/>
    </style:style>
    <style:style style:name="T106" style:family="text">
      <style:text-properties fo:color="#545454" fo:letter-spacing="0.049cm"/>
    </style:style>
    <style:style style:name="T107" style:family="text">
      <style:text-properties fo:color="#545454" fo:letter-spacing="0.049cm" style:text-scale="112%"/>
    </style:style>
    <style:style style:name="T108" style:family="text">
      <style:text-properties fo:color="#545454" fo:letter-spacing="0.049cm" style:text-scale="87%"/>
    </style:style>
    <style:style style:name="T109" style:family="text">
      <style:text-properties fo:color="#545454" fo:letter-spacing="0.058cm"/>
    </style:style>
    <style:style style:name="T110" style:family="text">
      <style:text-properties fo:color="#545454" fo:letter-spacing="0.06cm"/>
    </style:style>
    <style:style style:name="T111" style:family="text">
      <style:text-properties fo:color="#545454" fo:letter-spacing="0.06cm" style:text-scale="112%"/>
    </style:style>
    <style:style style:name="T112" style:family="text">
      <style:text-properties fo:color="#545454" fo:letter-spacing="0.06cm" style:text-scale="101%"/>
    </style:style>
    <style:style style:name="T113" style:family="text">
      <style:text-properties fo:color="#545454" fo:letter-spacing="0.06cm" style:text-scale="90%"/>
    </style:style>
    <style:style style:name="T114" style:family="text">
      <style:text-properties fo:color="#545454" fo:letter-spacing="0.06cm" style:text-scale="103%"/>
    </style:style>
    <style:style style:name="T115" style:family="text">
      <style:text-properties fo:color="#545454" fo:letter-spacing="0.069cm"/>
    </style:style>
    <style:style style:name="T116" style:family="text">
      <style:text-properties fo:color="#545454" fo:letter-spacing="0.074cm"/>
    </style:style>
    <style:style style:name="T117" style:family="text">
      <style:text-properties fo:color="#545454" fo:letter-spacing="0.074cm" style:text-scale="90%"/>
    </style:style>
    <style:style style:name="T118" style:family="text">
      <style:text-properties fo:color="#545454" fo:letter-spacing="0.074cm" style:text-scale="112%"/>
    </style:style>
    <style:style style:name="T119" style:family="text">
      <style:text-properties fo:color="#545454" fo:letter-spacing="0.074cm" style:text-scale="102%"/>
    </style:style>
    <style:style style:name="T120" style:family="text">
      <style:text-properties fo:color="#545454" fo:letter-spacing="0.074cm" style:text-scale="79%"/>
    </style:style>
    <style:style style:name="T121" style:family="text">
      <style:text-properties fo:color="#545454" fo:letter-spacing="0.076cm"/>
    </style:style>
    <style:style style:name="T122" style:family="text">
      <style:text-properties fo:color="#545454" fo:letter-spacing="0.079cm"/>
    </style:style>
    <style:style style:name="T123" style:family="text">
      <style:text-properties fo:color="#545454" fo:letter-spacing="0.064cm"/>
    </style:style>
    <style:style style:name="T124" style:family="text">
      <style:text-properties fo:color="#545454" fo:letter-spacing="0.064cm" style:text-scale="104%"/>
    </style:style>
    <style:style style:name="T125" style:family="text">
      <style:text-properties fo:color="#545454" fo:letter-spacing="0.064cm" style:text-scale="87%"/>
    </style:style>
    <style:style style:name="T126" style:family="text">
      <style:text-properties fo:color="#545454" fo:letter-spacing="0.064cm" style:text-scale="109%"/>
    </style:style>
    <style:style style:name="T127" style:family="text">
      <style:text-properties fo:color="#545454" fo:letter-spacing="0.064cm" style:text-scale="101%"/>
    </style:style>
    <style:style style:name="T128" style:family="text">
      <style:text-properties fo:color="#545454" fo:letter-spacing="0.064cm" style:text-scale="102%"/>
    </style:style>
    <style:style style:name="T129" style:family="text">
      <style:text-properties fo:color="#545454" fo:letter-spacing="0.064cm" style:text-scale="112%"/>
    </style:style>
    <style:style style:name="T130" style:family="text">
      <style:text-properties fo:color="#545454" fo:letter-spacing="0.081cm"/>
    </style:style>
    <style:style style:name="T131" style:family="text">
      <style:text-properties fo:color="#545454" fo:letter-spacing="0.081cm" style:text-scale="112%"/>
    </style:style>
    <style:style style:name="T132" style:family="text">
      <style:text-properties fo:color="#545454" fo:letter-spacing="0.081cm" style:text-scale="127%"/>
    </style:style>
    <style:style style:name="T133" style:family="text">
      <style:text-properties fo:color="#545454" fo:letter-spacing="0.086cm"/>
    </style:style>
    <style:style style:name="T134" style:family="text">
      <style:text-properties fo:color="#545454" fo:letter-spacing="0.037cm"/>
    </style:style>
    <style:style style:name="T135" style:family="text">
      <style:text-properties fo:color="#545454" fo:letter-spacing="0.037cm" style:text-scale="105%"/>
    </style:style>
    <style:style style:name="T136" style:family="text">
      <style:text-properties fo:color="#545454" fo:letter-spacing="-0.002cm"/>
    </style:style>
    <style:style style:name="T137" style:family="text">
      <style:text-properties fo:color="#545454" fo:letter-spacing="-0.002cm" style:text-scale="105%"/>
    </style:style>
    <style:style style:name="T138" style:family="text">
      <style:text-properties fo:color="#545454" fo:letter-spacing="-0.002cm" style:text-scale="95%"/>
    </style:style>
    <style:style style:name="T139" style:family="text">
      <style:text-properties fo:color="#545454" fo:letter-spacing="-0.002cm" style:text-scale="90%"/>
    </style:style>
    <style:style style:name="T140" style:family="text">
      <style:text-properties fo:color="#545454" fo:letter-spacing="0.099cm"/>
    </style:style>
    <style:style style:name="T141" style:family="text">
      <style:text-properties fo:color="#545454" fo:letter-spacing="0.099cm" style:text-scale="97%"/>
    </style:style>
    <style:style style:name="T142" style:family="text">
      <style:text-properties fo:color="#545454" fo:letter-spacing="0.099cm" style:text-scale="112%"/>
    </style:style>
    <style:style style:name="T143" style:family="text">
      <style:text-properties fo:color="#545454" fo:letter-spacing="0.099cm" style:text-scale="87%"/>
    </style:style>
    <style:style style:name="T144" style:family="text">
      <style:text-properties fo:color="#545454" fo:letter-spacing="0.055cm"/>
    </style:style>
    <style:style style:name="T145" style:family="text">
      <style:text-properties fo:color="#545454" fo:letter-spacing="0.056cm"/>
    </style:style>
    <style:style style:name="T146" style:family="text">
      <style:text-properties fo:color="#545454" fo:letter-spacing="0.056cm" style:text-scale="112%"/>
    </style:style>
    <style:style style:name="T147" style:family="text">
      <style:text-properties fo:color="#545454" fo:letter-spacing="0.056cm" style:text-scale="175%"/>
    </style:style>
    <style:style style:name="T148" style:family="text">
      <style:text-properties fo:color="#545454" fo:letter-spacing="0.065cm"/>
    </style:style>
    <style:style style:name="T149" style:family="text">
      <style:text-properties fo:color="#545454" style:text-position="58% 100%" style:font-name="Times New Roman" fo:font-size="23pt" fo:font-weight="bold" style:font-size-asian="23pt" style:font-weight-asian="bold"/>
    </style:style>
    <style:style style:name="T150" style:family="text">
      <style:text-properties fo:color="#545454" style:text-position="58% 100%" style:font-name="Times New Roman" fo:font-size="10pt" fo:letter-spacing="-0.004cm" fo:font-weight="bold" style:font-size-asian="10pt" style:font-weight-asian="bold" style:text-scale="110%"/>
    </style:style>
    <style:style style:name="T151" style:family="text">
      <style:text-properties fo:color="#545454" style:text-position="58% 100%" style:font-name="Times New Roman" fo:font-size="10pt" fo:letter-spacing="0.026cm" fo:font-weight="bold" style:font-size-asian="10pt" style:font-weight-asian="bold" style:text-scale="110%"/>
    </style:style>
    <style:style style:name="T152" style:family="text">
      <style:text-properties fo:color="#545454" style:text-position="58% 100%" style:font-name="Times New Roman" fo:font-size="10pt" fo:font-weight="bold" style:font-size-asian="10pt" style:font-weight-asian="bold" style:text-scale="145%"/>
    </style:style>
    <style:style style:name="T153" style:family="text">
      <style:text-properties fo:color="#545454" style:text-position="58% 100%" style:font-name="Times New Roman" fo:font-size="10pt" fo:letter-spacing="0.012cm" fo:font-weight="bold" style:font-size-asian="10pt" style:font-weight-asian="bold" style:text-scale="145%"/>
    </style:style>
    <style:style style:name="T154" style:family="text">
      <style:text-properties fo:color="#545454" style:text-position="58% 100%" style:font-name="Times New Roman" fo:font-size="10pt" fo:letter-spacing="-0.005cm" fo:font-weight="bold" style:font-size-asian="10pt" style:font-weight-asian="bold" style:text-scale="110%"/>
    </style:style>
    <style:style style:name="T155" style:family="text">
      <style:text-properties fo:color="#545454" style:text-position="58% 100%" fo:font-size="10pt" fo:letter-spacing="-0.005cm" style:font-size-asian="10pt"/>
    </style:style>
    <style:style style:name="T156" style:family="text">
      <style:text-properties fo:color="#545454" fo:letter-spacing="-0.009cm"/>
    </style:style>
    <style:style style:name="T157" style:family="text">
      <style:text-properties fo:color="#545454" fo:letter-spacing="-0.009cm" style:text-scale="110%"/>
    </style:style>
    <style:style style:name="T158" style:family="text">
      <style:text-properties fo:color="#545454" fo:letter-spacing="-0.009cm" style:text-scale="105%"/>
    </style:style>
    <style:style style:name="T159" style:family="text">
      <style:text-properties fo:color="#545454" fo:letter-spacing="-0.009cm" style:text-scale="125%"/>
    </style:style>
    <style:style style:name="T160" style:family="text">
      <style:text-properties fo:color="#545454" style:text-scale="145%"/>
    </style:style>
    <style:style style:name="T161" style:family="text">
      <style:text-properties fo:color="#545454" fo:letter-spacing="-0.03cm" style:text-scale="145%"/>
    </style:style>
    <style:style style:name="T162" style:family="text">
      <style:text-properties fo:color="#545454" fo:letter-spacing="-0.03cm" style:text-scale="95%"/>
    </style:style>
    <style:style style:name="T163" style:family="text">
      <style:text-properties fo:color="#545454" fo:letter-spacing="-0.03cm" style:text-scale="105%"/>
    </style:style>
    <style:style style:name="T164" style:family="text">
      <style:text-properties fo:color="#545454" fo:letter-spacing="0.032cm"/>
    </style:style>
    <style:style style:name="T165" style:family="text">
      <style:text-properties fo:color="#545454" fo:letter-spacing="0.032cm" style:text-scale="110%"/>
    </style:style>
    <style:style style:name="T166" style:family="text">
      <style:text-properties fo:color="#545454" style:text-scale="110%"/>
    </style:style>
    <style:style style:name="T167" style:family="text">
      <style:text-properties fo:color="#545454" fo:letter-spacing="-0.012cm"/>
    </style:style>
    <style:style style:name="T168" style:family="text">
      <style:text-properties fo:color="#545454" fo:letter-spacing="-0.012cm" style:text-scale="95%"/>
    </style:style>
    <style:style style:name="T169" style:family="text">
      <style:text-properties fo:color="#545454" fo:letter-spacing="-0.012cm" style:text-scale="105%"/>
    </style:style>
    <style:style style:name="T170" style:family="text">
      <style:text-properties fo:color="#545454" fo:letter-spacing="-0.007cm"/>
    </style:style>
    <style:style style:name="T171" style:family="text">
      <style:text-properties fo:color="#545454" fo:letter-spacing="-0.007cm" style:text-scale="105%"/>
    </style:style>
    <style:style style:name="T172" style:family="text">
      <style:text-properties fo:color="#545454" fo:letter-spacing="-0.007cm" style:text-scale="125%"/>
    </style:style>
    <style:style style:name="T173" style:family="text">
      <style:text-properties fo:color="#545454" style:text-scale="105%"/>
    </style:style>
    <style:style style:name="T174" style:family="text">
      <style:text-properties fo:color="#545454" fo:letter-spacing="-0.011cm"/>
    </style:style>
    <style:style style:name="T175" style:family="text">
      <style:text-properties fo:color="#545454" fo:letter-spacing="-0.011cm" style:text-scale="105%"/>
    </style:style>
    <style:style style:name="T176" style:family="text">
      <style:text-properties fo:color="#545454" fo:letter-spacing="-0.014cm"/>
    </style:style>
    <style:style style:name="T177" style:family="text">
      <style:text-properties fo:color="#545454" fo:letter-spacing="-0.014cm" style:text-scale="105%"/>
    </style:style>
    <style:style style:name="T178" style:family="text">
      <style:text-properties fo:color="#545454" fo:letter-spacing="-0.014cm" style:text-scale="95%"/>
    </style:style>
    <style:style style:name="T179" style:family="text">
      <style:text-properties fo:color="#545454" fo:letter-spacing="0.095cm" style:text-scale="87%"/>
    </style:style>
    <style:style style:name="T180" style:family="text">
      <style:text-properties fo:color="#545454" fo:letter-spacing="0.095cm" style:text-scale="102%"/>
    </style:style>
    <style:style style:name="T181" style:family="text">
      <style:text-properties fo:color="#545454" fo:letter-spacing="0.095cm" style:text-scale="101%"/>
    </style:style>
    <style:style style:name="T182" style:family="text">
      <style:text-properties fo:color="#545454" fo:letter-spacing="0.095cm" style:text-scale="112%"/>
    </style:style>
    <style:style style:name="T183" style:family="text">
      <style:text-properties fo:color="#545454" fo:letter-spacing="0.106cm" style:text-scale="112%"/>
    </style:style>
    <style:style style:name="T184" style:family="text">
      <style:text-properties fo:color="#545454" fo:letter-spacing="0.106cm" style:text-scale="101%"/>
    </style:style>
    <style:style style:name="T185" style:family="text">
      <style:text-properties fo:color="#545454" fo:letter-spacing="0.062cm"/>
    </style:style>
    <style:style style:name="T186" style:family="text">
      <style:text-properties fo:color="#545454" fo:letter-spacing="0.085cm"/>
    </style:style>
    <style:style style:name="T187" style:family="text">
      <style:text-properties fo:color="#545454" fo:letter-spacing="0.085cm" style:text-scale="102%"/>
    </style:style>
    <style:style style:name="T188" style:family="text">
      <style:text-properties fo:color="#545454" fo:letter-spacing="0.092cm" style:text-scale="87%"/>
    </style:style>
    <style:style style:name="T189" style:family="text">
      <style:text-properties fo:color="#545454" fo:letter-spacing="0.092cm" style:text-scale="112%"/>
    </style:style>
    <style:style style:name="T190" style:family="text">
      <style:text-properties fo:color="#545454" fo:letter-spacing="0.009cm"/>
    </style:style>
    <style:style style:name="T191" style:family="text">
      <style:text-properties fo:color="#545454" fo:letter-spacing="0.009cm" style:text-scale="105%"/>
    </style:style>
    <style:style style:name="T192" style:family="text">
      <style:text-properties fo:color="#545454" fo:letter-spacing="-0.041cm"/>
    </style:style>
    <style:style style:name="T193" style:family="text">
      <style:text-properties fo:color="#545454" fo:letter-spacing="-0.035cm"/>
    </style:style>
    <style:style style:name="T194" style:family="text">
      <style:text-properties fo:color="#545454" fo:letter-spacing="-0.035cm" style:text-scale="105%"/>
    </style:style>
    <style:style style:name="T195" style:family="text">
      <style:text-properties fo:color="#545454" fo:letter-spacing="-0.037cm"/>
    </style:style>
    <style:style style:name="T196" style:family="text">
      <style:text-properties fo:color="#545454" fo:letter-spacing="-0.039cm"/>
    </style:style>
    <style:style style:name="T197" style:family="text">
      <style:text-properties fo:color="#545454" fo:letter-spacing="-0.032cm"/>
    </style:style>
    <style:style style:name="T198" style:family="text">
      <style:text-properties fo:color="#545454" fo:letter-spacing="-0.032cm" style:text-scale="95%"/>
    </style:style>
    <style:style style:name="T199" style:family="text">
      <style:text-properties fo:color="#545454" fo:letter-spacing="-0.032cm" style:text-scale="105%"/>
    </style:style>
    <style:style style:name="T200" style:family="text">
      <style:text-properties fo:color="#545454" fo:letter-spacing="-0.034cm"/>
    </style:style>
    <style:style style:name="T201" style:family="text">
      <style:text-properties fo:color="#545454" fo:letter-spacing="-0.034cm" style:text-scale="95%"/>
    </style:style>
    <style:style style:name="T202" style:family="text">
      <style:text-properties fo:color="#545454" fo:letter-spacing="-0.034cm" style:text-scale="105%"/>
    </style:style>
    <style:style style:name="T203" style:family="text">
      <style:text-properties fo:color="#545454" fo:letter-spacing="-0.028cm"/>
    </style:style>
    <style:style style:name="T204" style:family="text">
      <style:text-properties fo:color="#545454" fo:letter-spacing="-0.028cm" style:text-scale="95%"/>
    </style:style>
    <style:style style:name="T205" style:family="text">
      <style:text-properties fo:color="#545454" fo:letter-spacing="-0.021cm" style:text-scale="95%"/>
    </style:style>
    <style:style style:name="T206" style:family="text">
      <style:text-properties fo:color="#545454" fo:letter-spacing="-0.021cm" style:text-scale="105%"/>
    </style:style>
    <style:style style:name="T207" style:family="text">
      <style:text-properties fo:color="#545454" fo:letter-spacing="0.102cm" style:text-scale="102%"/>
    </style:style>
    <style:style style:name="T208" style:family="text">
      <style:text-properties fo:color="#545454" fo:letter-spacing="0.012cm"/>
    </style:style>
    <style:style style:name="T209" style:family="text">
      <style:text-properties fo:color="#545454" fo:letter-spacing="0.012cm" style:text-scale="105%"/>
    </style:style>
    <style:style style:name="T210" style:family="text">
      <style:text-properties fo:color="#545454" fo:letter-spacing="0.016cm"/>
    </style:style>
    <style:style style:name="T211" style:family="text">
      <style:text-properties fo:color="#545454" fo:letter-spacing="0.016cm" style:text-scale="105%"/>
    </style:style>
    <style:style style:name="T212" style:family="text">
      <style:text-properties fo:color="#545454" fo:letter-spacing="0.021cm"/>
    </style:style>
    <style:style style:name="T213" style:family="text">
      <style:text-properties fo:color="#545454" fo:letter-spacing="0.021cm" style:text-scale="105%"/>
    </style:style>
    <style:style style:name="T214" style:family="text">
      <style:text-properties fo:color="#545454" fo:letter-spacing="0.018cm"/>
    </style:style>
    <style:style style:name="T215" style:family="text">
      <style:text-properties fo:color="#545454" fo:letter-spacing="0.018cm" style:text-scale="105%"/>
    </style:style>
    <style:style style:name="T216" style:family="text">
      <style:text-properties fo:color="#545454" fo:letter-spacing="-0.016cm"/>
    </style:style>
    <style:style style:name="T217" style:family="text">
      <style:text-properties fo:color="#545454" fo:letter-spacing="-0.016cm" style:text-scale="105%"/>
    </style:style>
    <style:style style:name="T218" style:family="text">
      <style:text-properties fo:color="#545454" fo:letter-spacing="0.088cm" style:text-scale="112%"/>
    </style:style>
    <style:style style:name="T219" style:family="text">
      <style:text-properties fo:color="#545454" fo:letter-spacing="0.034cm"/>
    </style:style>
    <style:style style:name="T220" style:family="text">
      <style:text-properties fo:color="#545454" fo:letter-spacing="0.035cm"/>
    </style:style>
    <style:style style:name="T221" style:family="text">
      <style:text-properties fo:color="#545454" fo:letter-spacing="0.083cm"/>
    </style:style>
    <style:style style:name="T222" style:family="text">
      <style:text-properties fo:color="#545454" style:text-scale="90%"/>
    </style:style>
    <style:style style:name="T223" style:family="text">
      <style:text-properties fo:color="#545454" fo:letter-spacing="-0.042cm" style:text-scale="125%"/>
    </style:style>
    <style:style style:name="T224" style:family="text">
      <style:text-properties fo:color="#545454" fo:letter-spacing="-0.051cm"/>
    </style:style>
    <style:style style:name="T225" style:family="text">
      <style:text-properties fo:color="#545454" fo:letter-spacing="-0.051cm" style:text-scale="145%"/>
    </style:style>
    <style:style style:name="T226" style:family="text">
      <style:text-properties fo:color="#545454" style:text-scale="125%"/>
    </style:style>
    <style:style style:name="T227" style:family="text">
      <style:text-properties fo:color="#545454" fo:letter-spacing="0.071cm"/>
    </style:style>
    <style:style style:name="T228" style:family="text">
      <style:text-properties fo:color="#545454" fo:letter-spacing="0.071cm" style:text-scale="102%"/>
    </style:style>
    <style:style style:name="T229" style:family="text">
      <style:text-properties fo:color="#545454" fo:letter-spacing="0.071cm" style:text-scale="112%"/>
    </style:style>
    <style:style style:name="T230" style:family="text">
      <style:text-properties fo:color="#545454" fo:letter-spacing="0.03cm"/>
    </style:style>
    <style:style style:name="T231" style:family="text">
      <style:text-properties fo:color="#545454" fo:letter-spacing="0.03cm" style:text-scale="105%"/>
    </style:style>
    <style:style style:name="T232" style:family="text">
      <style:text-properties fo:color="#545454" fo:letter-spacing="0.023cm"/>
    </style:style>
    <style:style style:name="T233" style:family="text">
      <style:text-properties fo:color="#545454" fo:letter-spacing="0.014cm"/>
    </style:style>
    <style:style style:name="T234" style:family="text">
      <style:text-properties fo:color="#545454" fo:letter-spacing="0.014cm" style:text-scale="105%"/>
    </style:style>
    <style:style style:name="T235" style:family="text">
      <style:text-properties fo:color="#545454" fo:letter-spacing="0.025cm"/>
    </style:style>
    <style:style style:name="T236" style:family="text">
      <style:text-properties fo:color="#545454" fo:letter-spacing="0.026cm"/>
    </style:style>
    <style:style style:name="T237" style:family="text">
      <style:text-properties fo:color="#545454" fo:letter-spacing="0.028cm"/>
    </style:style>
    <style:style style:name="T238" style:family="text">
      <style:text-properties fo:color="#545454" fo:letter-spacing="0.028cm" style:text-scale="105%"/>
    </style:style>
    <style:style style:name="T239" style:family="text">
      <style:text-properties fo:color="#545454" fo:letter-spacing="-0.023cm" style:text-scale="105%"/>
    </style:style>
    <style:style style:name="T240" style:family="text">
      <style:text-properties fo:color="#545454" fo:letter-spacing="-0.026cm" style:text-scale="105%"/>
    </style:style>
    <style:style style:name="T241" style:family="text">
      <style:text-properties fo:color="#545454" fo:letter-spacing="-0.019cm" style:text-scale="105%"/>
    </style:style>
    <style:style style:name="T242" style:family="text">
      <style:text-properties fo:color="#545454" fo:letter-spacing="0.131cm" style:text-scale="112%"/>
    </style:style>
    <style:style style:name="T243" style:family="text">
      <style:text-properties fo:color="#545454" fo:letter-spacing="-0.018cm" style:text-scale="105%"/>
    </style:style>
    <style:style style:name="T244" style:family="text">
      <style:text-properties fo:color="#545454" fo:letter-spacing="0.113cm" style:text-scale="112%"/>
    </style:style>
    <style:style style:name="T245" style:family="text">
      <style:text-properties fo:color="#545454" fo:letter-spacing="-0.025cm" style:text-scale="105%"/>
    </style:style>
    <style:style style:name="T246" style:family="text">
      <style:text-properties fo:color="#545454" fo:letter-spacing="0.067cm"/>
    </style:style>
    <style:style style:name="T247" style:family="text">
      <style:text-properties fo:color="#545454" fo:letter-spacing="0.067cm" style:text-scale="85%"/>
    </style:style>
    <style:style style:name="T248" style:family="text">
      <style:text-properties fo:color="#545454" fo:letter-spacing="0.067cm" style:text-scale="106%"/>
    </style:style>
    <style:style style:name="T249" style:family="text">
      <style:text-properties fo:color="#545454" fo:letter-spacing="0.067cm" style:text-scale="102%"/>
    </style:style>
    <style:style style:name="T250" style:family="text">
      <style:text-properties fo:color="#545454" fo:letter-spacing="0.067cm" style:text-scale="101%"/>
    </style:style>
    <style:style style:name="T251" style:family="text">
      <style:text-properties fo:color="#545454" fo:letter-spacing="0.072cm"/>
    </style:style>
    <style:style style:name="T252" style:family="text">
      <style:text-properties fo:color="#545454" fo:letter-spacing="-0.053cm"/>
    </style:style>
    <style:style style:name="T253" style:family="text">
      <style:text-properties fo:color="#545454" fo:letter-spacing="0.109cm" style:text-scale="112%"/>
    </style:style>
    <style:style style:name="T254" style:family="text">
      <style:text-properties fo:color="#545454" fo:letter-spacing="-0.044cm"/>
    </style:style>
    <style:style style:name="T255" style:family="text">
      <style:text-properties fo:color="#545454" style:text-position="-58% 100%" style:font-name="Times New Roman" fo:font-size="23pt" fo:font-weight="bold" style:font-size-asian="23pt" style:font-weight-asian="bold" style:text-scale="95%"/>
    </style:style>
    <style:style style:name="T256" style:family="text">
      <style:text-properties fo:color="#545454" style:text-position="-58% 100%" style:font-name="Times New Roman" fo:font-size="23pt" fo:letter-spacing="0.016cm" fo:font-weight="bold" style:font-size-asian="23pt" style:font-weight-asian="bold" style:text-scale="95%"/>
    </style:style>
    <style:style style:name="T257" style:family="text">
      <style:text-properties style:font-name="Cambria" fo:font-size="38pt" style:font-name-asian="Cambria1" style:font-size-asian="38pt" style:font-name-complex="Cambria1" style:font-size-complex="38pt"/>
    </style:style>
    <style:style style:name="T258" style:family="text">
      <style:text-properties style:font-name="Times New Roman" fo:font-size="12.5pt" style:font-name-asian="Times New Roman1" style:font-size-asian="12.5pt" style:font-name-complex="Times New Roman1" style:font-size-complex="12.5pt"/>
    </style:style>
    <style:style style:name="T259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60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261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262" style:family="text">
      <style:text-properties fo:color="#a9a9a9" style:font-name="Times New Roman" fo:font-size="12.5pt" fo:letter-spacing="-0.002cm" style:text-underline-style="solid" style:text-underline-width="auto" style:text-underline-color="#000000" fo:font-weight="bold" style:font-size-asian="12.5pt" style:font-weight-asian="bold"/>
    </style:style>
    <style:style style:name="T263" style:family="text">
      <style:text-properties fo:color="#a9a9a9" style:font-name="Times New Roman" fo:font-size="12.5pt" fo:letter-spacing="-0.004cm" style:text-underline-style="solid" style:text-underline-width="auto" style:text-underline-color="#000000" fo:font-weight="bold" style:font-size-asian="12.5pt" style:font-weight-asian="bold"/>
    </style:style>
    <style:style style:name="T264" style:family="text">
      <style:text-properties fo:color="#a9a9a9" style:font-name="Times New Roman" fo:font-size="12.5pt" fo:letter-spacing="0.039cm" fo:font-weight="bold" style:font-size-asian="12.5pt" style:font-weight-asian="bold" style:text-scale="102%"/>
    </style:style>
    <style:style style:name="T265" style:family="text">
      <style:text-properties fo:color="#a9a9a9" style:font-name="Times New Roman" fo:font-size="12.5pt" fo:letter-spacing="0.002cm" fo:font-weight="bold" style:font-size-asian="12.5pt" style:font-weight-asian="bold" style:text-scale="105%"/>
    </style:style>
    <style:style style:name="T266" style:family="text">
      <style:text-properties fo:color="#a9a9a9" style:font-name="Times New Roman" fo:font-size="9pt" style:text-underline-style="solid" style:text-underline-width="auto" style:text-underline-color="#000000" fo:font-weight="bold" style:font-size-asian="9pt" style:font-weight-asian="bold"/>
    </style:style>
    <style:style style:name="T267" style:family="text">
      <style:text-properties fo:color="#a9a9a9" style:font-name="Times New Roman" fo:font-size="9pt" fo:letter-spacing="-0.002cm" style:text-underline-style="solid" style:text-underline-width="auto" style:text-underline-color="#000000" fo:font-weight="bold" style:font-size-asian="9pt" style:font-weight-asian="bold"/>
    </style:style>
    <style:style style:name="T268" style:family="text">
      <style:text-properties fo:color="#a9a9a9" style:font-name="Times New Roman" fo:font-size="9pt" fo:letter-spacing="-0.004cm" style:text-underline-style="solid" style:text-underline-width="auto" style:text-underline-color="#000000" fo:font-weight="bold" style:font-size-asian="9pt" style:font-weight-asian="bold"/>
    </style:style>
    <style:style style:name="T269" style:family="text">
      <style:text-properties fo:color="#a9a9a9" style:font-name="Times New Roman" fo:font-size="9pt" fo:font-weight="bold" style:font-size-asian="9pt" style:font-weight-asian="bold" style:text-scale="95%"/>
    </style:style>
    <style:style style:name="T270" style:family="text">
      <style:text-properties fo:color="#a9a9a9" style:font-name="Times New Roman" fo:font-size="9pt" fo:font-weight="bold" style:font-size-asian="9pt" style:font-weight-asian="bold" style:text-scale="99%"/>
    </style:style>
    <style:style style:name="T271" style:family="text">
      <style:text-properties fo:color="#a9a9a9" style:font-name="Times New Roman" fo:font-size="9pt" fo:letter-spacing="0.004cm" style:text-underline-style="solid" style:text-underline-width="auto" style:text-underline-color="#000000" fo:font-weight="bold" style:font-size-asian="9pt" style:font-weight-asian="bold"/>
    </style:style>
    <style:style style:name="T272" style:family="text">
      <style:text-properties fo:color="#a9a9a9" style:font-name="Times New Roman" fo:font-size="9pt" fo:letter-spacing="0.002cm" style:text-underline-style="solid" style:text-underline-width="auto" style:text-underline-color="#000000" fo:font-weight="bold" style:font-size-asian="9pt" style:font-weight-asian="bold"/>
    </style:style>
    <style:style style:name="T273" style:family="text">
      <style:text-properties fo:font-weight="normal" style:font-weight-asian="normal" style:font-weight-complex="normal"/>
    </style:style>
    <style:style style:name="T274" style:family="text">
      <style:text-properties fo:color="#e76d13"/>
    </style:style>
    <style:style style:name="T275" style:family="text">
      <style:text-properties fo:color="#e76d13" fo:letter-spacing="-0.004cm"/>
    </style:style>
    <style:style style:name="T276" style:family="text">
      <style:text-properties fo:color="#e76d13" fo:letter-spacing="-0.004cm" style:text-scale="95%"/>
    </style:style>
    <style:style style:name="T277" style:family="text">
      <style:text-properties fo:color="#e76d13" style:text-position="58% 100%" style:font-name="Times New Roman" fo:font-size="14pt" fo:letter-spacing="-0.004cm" fo:font-weight="bold" style:font-size-asian="14pt" style:font-weight-asian="bold" style:text-scale="95%"/>
    </style:style>
    <style:style style:name="T278" style:family="text">
      <style:text-properties fo:color="#e76d13" style:text-position="58% 100%" style:font-name="Times New Roman" fo:font-size="14pt" fo:letter-spacing="-0.002cm" fo:font-weight="bold" style:font-size-asian="14pt" style:font-weight-asian="bold" style:text-scale="95%"/>
    </style:style>
    <style:style style:name="T279" style:family="text">
      <style:text-properties fo:color="#e76d13" fo:letter-spacing="-0.002cm"/>
    </style:style>
    <style:style style:name="T280" style:family="text">
      <style:text-properties fo:color="#e76d13" style:font-name="Times New Roman" fo:font-size="14pt" fo:font-weight="bold" style:font-size-asian="14pt" style:font-weight-asian="bold"/>
    </style:style>
    <style:style style:name="T281" style:family="text">
      <style:text-properties fo:color="#e76d13" style:font-name="Times New Roman" fo:font-size="14pt" fo:letter-spacing="0.002cm" fo:font-weight="bold" style:font-size-asian="14pt" style:font-weight-asian="bold"/>
    </style:style>
    <style:style style:name="T282" style:family="text">
      <style:text-properties fo:color="#e76d13" style:font-name="Times New Roman" fo:font-size="14pt" fo:letter-spacing="0.004cm" fo:font-weight="bold" style:font-size-asian="14pt" style:font-weight-asian="bold"/>
    </style:style>
    <style:style style:name="T283" style:family="text">
      <style:text-properties fo:color="#e76d13" style:font-name="Times New Roman" fo:font-size="14pt" fo:letter-spacing="-0.004cm" fo:font-weight="bold" style:font-size-asian="14pt" style:font-weight-asian="bold"/>
    </style:style>
    <style:style style:name="T284" style:family="text">
      <style:text-properties fo:color="#e76d13" style:font-name="Times New Roman" fo:font-size="14pt" fo:letter-spacing="-0.002cm" fo:font-weight="bold" style:font-size-asian="14pt" style:font-weight-asian="bold"/>
    </style:style>
    <style:style style:name="T285" style:family="text">
      <style:text-properties fo:color="#e76d13" style:font-name="Times New Roman" fo:font-size="14pt" fo:letter-spacing="-0.042cm" fo:font-weight="bold" style:font-size-asian="14pt" style:font-weight-asian="bold"/>
    </style:style>
    <style:style style:name="T286" style:family="text">
      <style:text-properties fo:color="#e76d13" style:font-name="Times New Roman" fo:font-size="14pt" fo:letter-spacing="0.062cm" fo:font-weight="bold" style:font-size-asian="14pt" style:font-weight-asian="bold"/>
    </style:style>
    <style:style style:name="T287" style:family="text">
      <style:text-properties fo:color="#e76d13" fo:letter-spacing="0.004cm"/>
    </style:style>
    <style:style style:name="T288" style:family="text">
      <style:text-properties fo:color="#e76d13" fo:letter-spacing="0.004cm" style:text-scale="95%"/>
    </style:style>
    <style:style style:name="T289" style:family="text">
      <style:text-properties fo:color="#e76d13" fo:letter-spacing="0.004cm" style:text-scale="105%"/>
    </style:style>
    <style:style style:name="T290" style:family="text">
      <style:text-properties fo:color="#e76d13" fo:letter-spacing="0.007cm"/>
    </style:style>
    <style:style style:name="T291" style:family="text">
      <style:text-properties fo:color="#e76d13" fo:letter-spacing="0.007cm" style:text-scale="95%"/>
    </style:style>
    <style:style style:name="T292" style:family="text">
      <style:text-properties fo:color="#e76d13" style:text-scale="95%"/>
    </style:style>
    <style:style style:name="T293" style:family="text">
      <style:text-properties fo:color="#e76d13" fo:letter-spacing="0.005cm"/>
    </style:style>
    <style:style style:name="T294" style:family="text">
      <style:text-properties fo:color="#e76d13" fo:letter-spacing="0.005cm" style:text-scale="95%"/>
    </style:style>
    <style:style style:name="T295" style:family="text">
      <style:text-properties fo:color="#e76d13" fo:letter-spacing="0.002cm"/>
    </style:style>
    <style:style style:name="T296" style:family="text">
      <style:text-properties fo:color="#e76d13" fo:letter-spacing="0.002cm" style:text-scale="90%"/>
    </style:style>
    <style:style style:name="T297" style:family="text">
      <style:text-properties fo:color="#e76d13" fo:letter-spacing="0.002cm" style:text-scale="105%"/>
    </style:style>
    <style:style style:name="T298" style:family="text">
      <style:text-properties fo:color="#e76d13" fo:letter-spacing="0.002cm" style:text-scale="95%"/>
    </style:style>
    <style:style style:name="T299" style:family="text">
      <style:text-properties fo:color="#e76d13" fo:letter-spacing="-0.009cm"/>
    </style:style>
    <style:style style:name="T300" style:family="text">
      <style:text-properties fo:color="#e76d13" style:text-position="-58% 100%" style:font-name="Times New Roman" fo:font-size="14pt" fo:letter-spacing="-0.004cm" fo:font-weight="bold" style:font-size-asian="14pt" style:font-weight-asian="bold" style:text-scale="95%"/>
    </style:style>
    <style:style style:name="T301" style:family="text">
      <style:text-properties fo:color="#e76d13" style:text-position="-58% 100%" style:font-name="Times New Roman" fo:font-size="14pt" fo:letter-spacing="-0.002cm" fo:font-weight="bold" style:font-size-asian="14pt" style:font-weight-asian="bold" style:text-scale="95%"/>
    </style:style>
    <style:style style:name="T302" style:family="text">
      <style:text-properties fo:color="#e76d13" style:text-position="-58% 100%" style:font-name="Times New Roman" fo:font-size="14pt" fo:font-weight="bold" style:font-size-asian="14pt" style:font-weight-asian="bold" style:text-scale="95%"/>
    </style:style>
    <style:style style:name="T303" style:family="text">
      <style:text-properties fo:color="#e76d13" style:text-scale="90%"/>
    </style:style>
    <style:style style:name="T304" style:family="text">
      <style:text-properties fo:color="#e76d13" fo:letter-spacing="-0.067cm" style:text-scale="105%"/>
    </style:style>
    <style:style style:name="T305" style:family="text">
      <style:text-properties fo:color="#e76d13" style:text-scale="105%"/>
    </style:style>
    <style:style style:name="T306" style:family="text">
      <style:text-properties fo:color="#e76d13" fo:letter-spacing="-0.011cm"/>
    </style:style>
    <style:style style:name="T307" style:family="text">
      <style:text-properties fo:color="#e76d13" fo:letter-spacing="-0.007cm"/>
    </style:style>
    <style:style style:name="T308" style:family="text">
      <style:text-properties fo:color="#e76d13" fo:letter-spacing="-0.028cm"/>
    </style:style>
    <style:style style:name="T309" style:family="text">
      <style:text-properties fo:color="#e76d13" fo:letter-spacing="-0.021cm"/>
    </style:style>
    <style:style style:name="T310" style:family="text">
      <style:text-properties fo:color="#e76d13" fo:letter-spacing="-0.005cm"/>
    </style:style>
    <style:style style:name="T311" style:family="text">
      <style:text-properties fo:color="#e76d13" fo:letter-spacing="0.048cm" style:text-scale="85%"/>
    </style:style>
    <style:style style:name="T312" style:family="text">
      <style:text-properties fo:color="#e76d13" fo:letter-spacing="-0.086cm" style:text-scale="105%"/>
    </style:style>
    <style:style style:name="T313" style:family="text">
      <style:text-properties fo:color="#e76d13" fo:letter-spacing="-0.081cm" style:text-scale="105%"/>
    </style:style>
    <style:style style:name="T314" style:family="text">
      <style:text-properties fo:color="#e76d13" fo:letter-spacing="-0.085cm" style:text-scale="105%"/>
    </style:style>
    <style:style style:name="T315" style:family="text">
      <style:text-properties fo:color="#e76d13" fo:letter-spacing="-0.083cm" style:text-scale="105%"/>
    </style:style>
    <style:style style:name="T316" style:family="text">
      <style:text-properties fo:color="#e76d13" fo:letter-spacing="0.039cm"/>
    </style:style>
    <style:style style:name="T317" style:family="text">
      <style:text-properties fo:color="#e76d13" fo:letter-spacing="-0.035cm"/>
    </style:style>
    <style:style style:name="T318" style:family="text">
      <style:text-properties fo:color="#e76d13" fo:letter-spacing="-0.026cm"/>
    </style:style>
    <style:style style:name="T319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>
          <style:column style:rel-width="21573*" fo:start-indent="0cm" fo:end-indent="0.499cm"/>
          <style:column style:rel-width="43962*" fo:start-indent="0.499cm" fo:end-indent="0cm"/>
        </style:columns>
      </style:section-properties>
    </style:style>
    <style:style style:name="Sect3" style:family="section">
      <style:section-properties style:editable="false">
        <style:columns fo:column-count="2">
          <style:column style:rel-width="40118*" fo:start-indent="0cm" fo:end-indent="2.743cm"/>
          <style:column style:rel-width="25417*" fo:start-indent="2.743cm" fo:end-indent="0cm"/>
        </style:columns>
      </style:section-properties>
    </style:style>
    <style:style style:name="Sect4" style:family="section">
      <style:section-properties style:editable="false">
        <style:columns fo:column-count="2">
          <style:column style:rel-width="46562*" fo:start-indent="0cm" fo:end-indent="0.035cm"/>
          <style:column style:rel-width="18973*" fo:start-indent="0.035cm" fo:end-indent="0cm"/>
        </style:columns>
      </style:section-properties>
    </style:style>
    <style:style style:name="Sect5" style:family="section">
      <style:section-properties style:editable="false">
        <style:columns fo:column-count="2">
          <style:column style:rel-width="34685*" fo:start-indent="0cm" fo:end-indent="0.035cm"/>
          <style:column style:rel-width="30850*" fo:start-indent="0.035cm" fo:end-indent="0cm"/>
        </style:columns>
      </style:section-properties>
    </style:style>
    <style:style style:name="Sect6" style:family="section">
      <style:section-properties style:editable="false">
        <style:columns fo:column-count="2">
          <style:column style:rel-width="44803*" fo:start-indent="0cm" fo:end-indent="0.035cm"/>
          <style:column style:rel-width="20732*" fo:start-indent="0.035cm" fo:end-indent="0cm"/>
        </style:columns>
      </style:section-properties>
    </style:style>
    <style:style style:name="Sect7" style:family="section">
      <style:section-properties style:editable="false">
        <style:columns fo:column-count="2">
          <style:column style:rel-width="34602*" fo:start-indent="0cm" fo:end-indent="0.035cm"/>
          <style:column style:rel-width="30933*" fo:start-indent="0.035cm" fo:end-indent="0cm"/>
        </style:columns>
      </style:section-properties>
    </style:style>
    <style:style style:name="Sect8" style:family="section">
      <style:section-properties style:editable="false">
        <style:columns fo:column-count="2">
          <style:column style:rel-width="36965*" fo:start-indent="0cm" fo:end-indent="0.035cm"/>
          <style:column style:rel-width="28570*" fo:start-indent="0.035cm" fo:end-indent="0cm"/>
        </style:columns>
      </style:section-properties>
    </style:style>
    <style:style style:name="Sect9" style:family="section">
      <style:section-properties style:editable="false">
        <style:columns fo:column-count="2">
          <style:column style:rel-width="34121*" fo:start-indent="0cm" fo:end-indent="0.035cm"/>
          <style:column style:rel-width="31414*" fo:start-indent="0.035cm" fo:end-indent="0cm"/>
        </style:columns>
      </style:section-properties>
    </style:style>
    <style:style style:name="Sect10" style:family="section">
      <style:section-properties style:editable="false">
        <style:columns fo:column-count="2">
          <style:column style:rel-width="33217*" fo:start-indent="0cm" fo:end-indent="0.035cm"/>
          <style:column style:rel-width="32318*" fo:start-indent="0.035cm" fo:end-indent="0cm"/>
        </style:columns>
      </style:section-properties>
    </style:style>
    <style:style style:name="Sect11" style:family="section">
      <style:section-properties style:editable="false">
        <style:columns fo:column-count="2">
          <style:column style:rel-width="29641*" fo:start-indent="0cm" fo:end-indent="0.035cm"/>
          <style:column style:rel-width="35894*" fo:start-indent="0.035cm" fo:end-indent="0cm"/>
        </style:columns>
      </style:section-properties>
    </style:style>
    <style:style style:name="Sect12" style:family="section">
      <style:section-properties style:editable="false">
        <style:columns fo:column-count="2">
          <style:column style:rel-width="29658*" fo:start-indent="0cm" fo:end-indent="0.035cm"/>
          <style:column style:rel-width="35877*" fo:start-indent="0.035cm" fo:end-indent="0cm"/>
        </style:columns>
      </style:section-properties>
    </style:style>
    <style:style style:name="Sect13" style:family="section">
      <style:section-properties style:editable="false">
        <style:columns fo:column-count="2">
          <style:column style:rel-width="33690*" fo:start-indent="0cm" fo:end-indent="0.035cm"/>
          <style:column style:rel-width="31845*" fo:start-indent="0.035cm" fo:end-indent="0cm"/>
        </style:columns>
      </style:section-properties>
    </style:style>
    <style:style style:name="Sect14" style:family="section">
      <style:section-properties style:editable="false">
        <style:columns fo:column-count="2">
          <style:column style:rel-width="36472*" fo:start-indent="0cm" fo:end-indent="0.035cm"/>
          <style:column style:rel-width="29063*" fo:start-indent="0.035cm" fo:end-indent="0cm"/>
        </style:columns>
      </style:section-properties>
    </style:style>
    <style:style style:name="Sect15" style:family="section">
      <style:section-properties style:editable="false">
        <style:columns fo:column-count="2">
          <style:column style:rel-width="22461*" fo:start-indent="0cm" fo:end-indent="0.612cm"/>
          <style:column style:rel-width="43074*" fo:start-indent="0.612cm" fo:end-indent="0cm"/>
        </style:columns>
      </style:section-properties>
    </style:style>
    <style:style style:name="Sect16" style:family="section">
      <style:section-properties style:editable="false">
        <style:columns fo:column-count="2">
          <style:column style:rel-width="53508*" fo:start-indent="0cm" fo:end-indent="1.871cm"/>
          <style:column style:rel-width="12027*" fo:start-indent="1.871cm" fo:end-indent="0cm"/>
        </style:columns>
      </style:section-properties>
    </style:style>
    <style:style style:name="Sect17" style:family="section">
      <style:section-properties style:editable="false">
        <style:columns fo:column-count="2">
          <style:column style:rel-width="15053*" fo:start-indent="0cm" fo:end-indent="0.616cm"/>
          <style:column style:rel-width="50482*" fo:start-indent="0.616cm" fo:end-indent="0cm"/>
        </style:columns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2.png" draw:style-name="gr1" draw:text-style-name="P108" svg:width="0.465cm" svg:height="1.05cm" svg:x="0cm" svg:y="0cm">
        <draw:image xlink:href="Pictures/100002010000001F0000004679D36534.png" xlink:type="simple" xlink:show="embed" xlink:actuate="onLoad">
          <text:p/>
        </draw:image>
      </draw:frame>
      <draw:frame text:anchor-type="page" text:anchor-page-number="0" draw:z-index="2" draw:name="image2.png" draw:style-name="gr1" draw:text-style-name="P108" svg:width="0.465cm" svg:height="1.05cm" svg:x="0cm" svg:y="0cm">
        <draw:image xlink:href="Pictures/100002010000001F0000004679D36534.png" xlink:type="simple" xlink:show="embed" xlink:actuate="onLoad">
          <text:p/>
        </draw:image>
      </draw:frame>
      <draw:frame text:anchor-type="page" text:anchor-page-number="0" draw:z-index="4" draw:name="image2.png" draw:style-name="gr1" draw:text-style-name="P108" svg:width="0.465cm" svg:height="1.05cm" svg:x="0cm" svg:y="0cm">
        <draw:image xlink:href="Pictures/100002010000001F0000004679D36534.png" xlink:type="simple" xlink:show="embed" xlink:actuate="onLoad">
          <text:p/>
        </draw:image>
      </draw:frame>
      <draw:frame text:anchor-type="page" text:anchor-page-number="0" draw:z-index="6" draw:name="image2.png" draw:style-name="gr1" draw:text-style-name="P108" svg:width="0.465cm" svg:height="1.05cm" svg:x="0cm" svg:y="0cm">
        <draw:image xlink:href="Pictures/100002010000001F0000004679D36534.png" xlink:type="simple" xlink:show="embed" xlink:actuate="onLoad">
          <text:p/>
        </draw:image>
      </draw:frame>
      <text:section text:style-name="Sect1" text:name="TextSection">
        <text:p text:style-name="P3"><text:span text:style-name="T6">Pablo</text:span><text:span text:style-name="T7"> </text:span><text:span text:style-name="T8">T</text:span><text:span text:style-name="T6">o</text:span><text:span text:style-name="T8">m</text:span><text:span text:style-name="T6">a</text:span><text:span text:style-name="T8">s</text:span><text:span text:style-name="T9"> </text:span><text:span text:style-name="T10">B</text:span><text:span text:style-name="T8">o</text:span><text:span text:style-name="T10">rd</text:span><text:span text:style-name="T8">a</text:span></text:p>
        <text:p text:style-name="P7"><text:span text:style-name="T30">E</text:span><text:span text:style-name="T31">mail</text:span><text:span text:style-name="T30">:</text:span><text:span text:style-name="T32"> <text:s/></text:span><text:span text:style-name="T34"><text:s/></text:span><text:a xlink:type="simple" xlink:href="mailto:pablotomasborda@gmail.com" text:style-name="Internet_20_link" text:visited-style-name="Visited_20_Internet_20_Link"><text:span text:style-name="T262">pablotomasbo</text:span></text:a><text:a xlink:type="simple" xlink:href="mailto:pablotomasborda@gmail.com" text:style-name="Internet_20_link" text:visited-style-name="Visited_20_Internet_20_Link"><text:span text:style-name="T263">r</text:span></text:a><text:a xlink:type="simple" xlink:href="mailto:pablotomasborda@gmail.com" text:style-name="Internet_20_link" text:visited-style-name="Visited_20_Internet_20_Link"><text:span text:style-name="T262">da@gmail.com</text:span></text:a><text:span text:style-name="T264"> </text:span><text:span text:style-name="T33">Home: <text:s text:c="2"/></text:span><text:span text:style-name="T35"><text:s/></text:span><text:span text:style-name="T265">+353834652093</text:span></text:p>
        <text:p text:style-name="P1"/>
        <text:p text:style-name="P1"/>
        <text:p text:style-name="P8"/>
        <text:p text:style-name="P13"/>
        <text:p text:style-name="P9"/>
      </text:section>
      <text:section text:style-name="Sect2" text:name="Section1">
        <text:list xml:id="list7084246877801535867" text:style-name="Outline">
          <text:list-item>
            <text:h text:style-name="P85" text:outline-level="1"><text:span text:style-name="T77">S</text:span><text:span text:style-name="T23">u</text:span><text:span text:style-name="T79">mm</text:span><text:span text:style-name="T12">a</text:span><text:span text:style-name="T82">r</text:span><text:span text:style-name="T77">y</text:span><text:span text:style-name="T1"><text:tab/></text:span><draw:frame draw:style-name="fr1" text:anchor-type="as-char" svg:width="0.466cm" svg:height="1.051cm" draw:z-index="1"><draw:image xlink:href="Pictures/100002010000001F0000004679D36534.png" xlink:type="simple" xlink:show="embed" xlink:actuate="onLoad"/></draw:frame></text:h>
          </text:list-item>
        </text:list>
        <text:p text:style-name="P44"><text:span text:style-name="T1">I'm</text:span><text:span text:style-name="T84"> </text:span><text:span text:style-name="T1">a</text:span><text:span text:style-name="T89"> </text:span><text:span text:style-name="T2">pr</text:span><text:span text:style-name="T1">o</text:span><text:span text:style-name="T2">f</text:span><text:span text:style-name="T1">i</text:span><text:span text:style-name="T2">c</text:span><text:span text:style-name="T1">ien</text:span><text:span text:style-name="T2">t</text:span><text:span text:style-name="T90"> </text:span><text:span text:style-name="T1">and</text:span><text:span text:style-name="T91"> </text:span><text:span text:style-name="T1">proactive</text:span><text:span text:style-name="T94"> </text:span><text:span text:style-name="T1">so</text:span><text:span text:style-name="T2">ft</text:span><text:span text:style-name="T1">wa</text:span><text:span text:style-name="T2">r</text:span><text:span text:style-name="T1">e</text:span><text:span text:style-name="T96"> </text:span><text:span text:style-name="T1">de</text:span><text:span text:style-name="T2">v</text:span><text:span text:style-name="T1">elo</text:span><text:span text:style-name="T2">p</text:span><text:span text:style-name="T1">e</text:span><text:span text:style-name="T2">r</text:span><text:span text:style-name="T84"> </text:span><text:span text:style-name="T1">wi</text:span><text:span text:style-name="T2">t</text:span><text:span text:style-name="T1">h</text:span><text:span text:style-name="T101"> </text:span><text:span text:style-name="T1">en</text:span><text:span text:style-name="T2">tr</text:span><text:span text:style-name="T1">e</text:span><text:span text:style-name="T2">pr</text:span><text:span text:style-name="T1">eneu</text:span><text:span text:style-name="T2">r</text:span><text:span text:style-name="T104"> </text:span><text:span text:style-name="T1">s</text:span><text:span text:style-name="T2">p</text:span><text:span text:style-name="T1">i</text:span><text:span text:style-name="T2">r</text:span><text:span text:style-name="T1">i</text:span><text:span text:style-name="T2">t</text:span><text:span text:style-name="T91"> </text:span><text:span text:style-name="T17">who</text:span><text:span text:style-name="T106"> </text:span><text:span text:style-name="T1">likes</text:span><text:span text:style-name="T109"> </text:span><text:span text:style-name="T1">see</text:span><text:span text:style-name="T2">k</text:span><text:span text:style-name="T1">ing</text:span><text:span text:style-name="T110"> </text:span><text:span text:style-name="T1">and</text:span><text:span text:style-name="T109"> </text:span><text:span text:style-name="T2">doing</text:span><text:span text:style-name="T110"> </text:span><text:span text:style-name="T2">r</text:span><text:span text:style-name="T1">esea</text:span><text:span text:style-name="T2">rc</text:span><text:span text:style-name="T1">h</text:span><text:span text:style-name="T110"> </text:span><text:span text:style-name="T1">on</text:span><text:span text:style-name="T97"> </text:span><text:span text:style-name="T1">la</text:span><text:span text:style-name="T2">t</text:span><text:span text:style-name="T1">es</text:span><text:span text:style-name="T2">t</text:span><text:span text:style-name="T115"> </text:span><text:span text:style-name="T2">technologies.</text:span><text:span text:style-name="T116"> </text:span><text:span text:style-name="T1">Always</text:span><text:span text:style-name="T121"> </text:span><text:span text:style-name="T1">loo</text:span><text:span text:style-name="T2">k</text:span><text:span text:style-name="T1">ing</text:span><text:span text:style-name="T122"> </text:span><text:span text:style-name="T2">f</text:span><text:span text:style-name="T1">o</text:span><text:span text:style-name="T2">r</text:span><text:span text:style-name="T123"> </text:span><text:span text:style-name="T2">c</text:span><text:span text:style-name="T1">u</text:span><text:span text:style-name="T2">tt</text:span><text:span text:style-name="T1">ing</text:span><text:span text:style-name="T122"> </text:span><text:span text:style-name="T2">edge</text:span><text:span text:style-name="T111"> </text:span><text:span text:style-name="T2">technologies</text:span><text:span text:style-name="T1"> <text:s/>and </text:span><text:span text:style-name="T17"><text:s/></text:span><text:span text:style-name="T1">paradigms </text:span><text:span text:style-name="T2"><text:s/></text:span><text:span text:style-name="T1">to</text:span><text:span text:style-name="T130"> </text:span><text:span text:style-name="T1">ease</text:span><text:span text:style-name="T133"> </text:span><text:span text:style-name="T1">so</text:span><text:span text:style-name="T2">ft</text:span><text:span text:style-name="T1">wa</text:span><text:span text:style-name="T2">r</text:span><text:span text:style-name="T1">e</text:span><text:span text:style-name="T133"> </text:span><text:span text:style-name="T1">de</text:span><text:span text:style-name="T2">v</text:span><text:span text:style-name="T1">elo</text:span><text:span text:style-name="T2">p</text:span><text:span text:style-name="T1">men</text:span><text:span text:style-name="T2">t</text:span><text:span text:style-name="T1">,</text:span><text:span text:style-name="T74"> </text:span><text:span text:style-name="T11">ma</text:span><text:span text:style-name="T25">k</text:span><text:span text:style-name="T11">e</text:span><text:span text:style-name="T84"> </text:span><text:span text:style-name="T1">i</text:span><text:span text:style-name="T2">t</text:span><text:span text:style-name="T134"> </text:span><text:span text:style-name="T136">mo</text:span><text:span text:style-name="T11">r</text:span><text:span text:style-name="T136">e</text:span><text:span text:style-name="T89"> </text:span><text:span text:style-name="T1">enjoyable,</text:span><text:span text:style-name="T89"> </text:span><text:span text:style-name="T1">and</text:span><text:span text:style-name="T104"> </text:span><text:span text:style-name="T2">less</text:span><text:span text:style-name="T90"> </text:span><text:span text:style-name="T1">prone</text:span><text:span text:style-name="T89"> </text:span><text:span text:style-name="T1">to</text:span><text:span text:style-name="T134"> </text:span><text:span text:style-name="T1">errors.</text:span><text:span text:style-name="T89"> </text:span><text:span text:style-name="T1">I</text:span><text:span text:style-name="T134"> </text:span><text:span text:style-name="T1">usuall</text:span><text:span text:style-name="T2">y</text:span><text:span text:style-name="T140"> </text:span><text:span text:style-name="T2">b</text:span><text:span text:style-name="T1">e</text:span><text:span text:style-name="T2">c</text:span><text:span text:style-name="T1">ome</text:span><text:span text:style-name="T73"> </text:span><text:span text:style-name="T1">a</text:span><text:span text:style-name="T96"> </text:span><text:span text:style-name="T2">technolog</text:span><text:span text:style-name="T17">y</text:span><text:span text:style-name="T91"> </text:span><text:span text:style-name="T2">consultant</text:span><text:span text:style-name="T106"> </text:span><text:span text:style-name="T2">f</text:span><text:span text:style-name="T1">o</text:span><text:span text:style-name="T2">r</text:span><text:span text:style-name="T104"> </text:span><text:span text:style-name="T136">my</text:span><text:span text:style-name="T91"> </text:span><text:span text:style-name="T2">c</text:span><text:span text:style-name="T1">owo</text:span><text:span text:style-name="T2">rk</text:span><text:span text:style-name="T1">e</text:span><text:span text:style-name="T2">r</text:span><text:span text:style-name="T1">s.</text:span><text:span text:style-name="T144"> </text:span><text:span text:style-name="T1">Looking</text:span><text:span text:style-name="T109"> </text:span><text:span text:style-name="T2">f</text:span><text:span text:style-name="T1">o</text:span><text:span text:style-name="T2">r</text:span><text:span text:style-name="T98"> </text:span><text:span text:style-name="T1">a</text:span><text:span text:style-name="T94"> </text:span><text:span text:style-name="T1">place</text:span><text:span text:style-name="T145"> </text:span><text:span text:style-name="T1">and</text:span><text:span text:style-name="T110"> </text:span><text:span text:style-name="T1">en</text:span><text:span text:style-name="T2">v</text:span><text:span text:style-name="T1">i</text:span><text:span text:style-name="T2">r</text:span><text:span text:style-name="T1">onmen</text:span><text:span text:style-name="T2">t</text:span><text:span text:style-name="T73"> </text:span><text:span text:style-name="T1">that</text:span><text:span text:style-name="T91"> </text:span><text:span text:style-name="T1">allows</text:span><text:span text:style-name="T109"> </text:span><text:span text:style-name="T1">to</text:span><text:span text:style-name="T91"> </text:span><text:span text:style-name="T1">de</text:span><text:span text:style-name="T2">v</text:span><text:span text:style-name="T1">elo</text:span><text:span text:style-name="T2">p</text:span><text:span text:style-name="T96"> </text:span><text:span text:style-name="T2">t</text:span><text:span text:style-name="T1">he</text:span><text:span text:style-name="T145"> </text:span><text:span text:style-name="T2">b</text:span><text:span text:style-name="T1">es</text:span><text:span text:style-name="T2">t</text:span><text:span text:style-name="T91"> </text:span><text:span text:style-name="T1">of</text:span><text:span text:style-name="T141"> </text:span><text:span text:style-name="T1">m</text:span><text:span text:style-name="T2">y</text:span><text:span text:style-name="T1">sel</text:span><text:span text:style-name="T2">f</text:span><text:span text:style-name="T1">,</text:span><text:span text:style-name="T94"> </text:span><text:span text:style-name="T17">f</text:span><text:span text:style-name="T2">ull</text:span><text:span text:style-name="T17">y</text:span><text:span text:style-name="T96"> </text:span><text:span text:style-name="T136">apply</text:span><text:span text:style-name="T94"> </text:span><text:span text:style-name="T136">my</text:span><text:span text:style-name="T96"> </text:span><text:span text:style-name="T17">k</text:span><text:span text:style-name="T2">nowledge</text:span><text:span text:style-name="T1">.</text:span><text:span text:style-name="T94"> </text:span><text:span text:style-name="T1">I</text:span><text:span text:style-name="T104"> </text:span><text:span text:style-name="T1">enjoy</text:span><text:span text:style-name="T96"> </text:span><text:span text:style-name="T1">wo</text:span><text:span text:style-name="T2">rk</text:span><text:span text:style-name="T1">ing</text:span><text:span text:style-name="T91"> </text:span><text:span text:style-name="T1">on</text:span><text:span text:style-name="T106"> </text:span><text:span text:style-name="T1">startups</text:span><text:span text:style-name="T106"> </text:span><text:span text:style-name="T1">and</text:span><text:span text:style-name="T91"> </text:span><text:span text:style-name="T1">ha</text:span><text:span text:style-name="T2">v</text:span><text:span text:style-name="T1">e</text:span><text:span text:style-name="T74"> </text:span><text:span text:style-name="T1">e</text:span><text:span text:style-name="T2">xp</text:span><text:span text:style-name="T1">e</text:span><text:span text:style-name="T2">r</text:span><text:span text:style-name="T1">ien</text:span><text:span text:style-name="T2">c</text:span><text:span text:style-name="T1">e</text:span><text:span text:style-name="T123"> </text:span><text:span text:style-name="T1">wo</text:span><text:span text:style-name="T2">rk</text:span><text:span text:style-name="T1">ing</text:span><text:span text:style-name="T115"> </text:span><text:span text:style-name="T1">with</text:span><text:bookmark text:name="_GoBack"/><text:span text:style-name="T148"> </text:span><text:span text:style-name="T1">mul</text:span><text:span text:style-name="T2">t</text:span><text:span text:style-name="T1">i</text:span><text:span text:style-name="T2">c</text:span><text:span text:style-name="T1">ul</text:span><text:span text:style-name="T2">t</text:span><text:span text:style-name="T1">u</text:span><text:span text:style-name="T2">r</text:span><text:span text:style-name="T1">al</text:span><text:span text:style-name="T123"> </text:span><text:span text:style-name="T1">and</text:span><text:span text:style-name="T115"> </text:span><text:span text:style-name="T1">dis</text:span><text:span text:style-name="T2">tr</text:span><text:span text:style-name="T1">i</text:span><text:span text:style-name="T2">b</text:span><text:span text:style-name="T1">u</text:span><text:span text:style-name="T2">t</text:span><text:span text:style-name="T1">ed</text:span><text:span text:style-name="T115"> </text:span><text:span text:style-name="T1">teams.</text:span></text:p>
      </text:section>
      <text:section text:style-name="Sect1" text:name="Section2">
        <text:p text:style-name="P15"/>
        <text:p text:style-name="P13"/>
        <text:p text:style-name="P10"/>
      </text:section>
      <text:section text:style-name="Sect3" text:name="Section3">
        <text:p text:style-name="P5"><text:span text:style-name="T36">E</text:span><text:span text:style-name="T37">xpe</text:span><text:span text:style-name="T36">r</text:span><text:span text:style-name="T37">ience<text:tab/></text:span><draw:frame draw:style-name="fr1" text:anchor-type="as-char" svg:width="0.466cm" svg:height="1.051cm" draw:z-index="3"><draw:image xlink:href="Pictures/100002010000001F0000004679D36534.png" xlink:type="simple" xlink:show="embed" xlink:actuate="onLoad"/></draw:frame><text:span text:style-name="T149"> <text:s text:c="5"/></text:span><text:span text:style-name="T277">P</text:span><text:span text:style-name="T278">ay</text:span><text:span text:style-name="T277">P</text:span><text:span text:style-name="T278">al</text:span></text:p>
        <text:p text:style-name="P1"/>
        <text:p text:style-name="P42"><text:span text:style-name="T13">06</text:span><text:span text:style-name="T157"> </text:span><text:span text:style-name="T160">/</text:span><text:span text:style-name="T161"> </text:span><text:span text:style-name="T26">2014</text:span><text:span text:style-name="T165"> </text:span><text:span text:style-name="T166">-</text:span><text:span text:style-name="T85"> </text:span><text:span text:style-name="T3">Pr</text:span><text:span text:style-name="T166">e</text:span><text:span text:style-name="T3">s</text:span><text:span text:style-name="T166">e</text:span><text:span text:style-name="T3">nt</text:span></text:p>
      </text:section>
      <text:section text:style-name="Sect1" text:name="Section4">
        <text:list xml:id="list31656577" text:continue-numbering="true" text:style-name="Outline">
          <text:list-item>
            <text:list>
              <text:list-item>
                <text:list>
                  <text:list-item>
                    <text:h text:style-name="P101" text:outline-level="3"><text:span text:style-name="T1">Senior</text:span><text:span text:style-name="T167"> </text:span><text:span text:style-name="T11">M</text:span><text:span text:style-name="T136">e</text:span><text:span text:style-name="T11">r</text:span><text:span text:style-name="T136">chant</text:span><text:span text:style-name="T170"> </text:span><text:span text:style-name="T1">Technical</text:span><text:span text:style-name="T136"> </text:span><text:span text:style-name="T1">Support</text:span><text:span text:style-name="T170"> </text:span><text:span text:style-name="T11">E</text:span><text:span text:style-name="T136">nginee</text:span><text:span text:style-name="T11">r</text:span></text:h>
                  </text:list-item>
                </text:list>
              </text:list-item>
            </text:list>
          </text:list-item>
        </text:list>
        <text:p text:style-name="P17"/>
        <text:p text:style-name="P46"><text:span text:style-name="T4">T</text:span><text:span text:style-name="T173">e</text:span><text:span text:style-name="T4">chnical</text:span><text:span text:style-name="T158"> </text:span><text:span text:style-name="T173">support</text:span><text:span text:style-name="T175"> </text:span><text:span text:style-name="T4">f</text:span><text:span text:style-name="T173">o</text:span><text:span text:style-name="T4">r</text:span><text:span text:style-name="T177"> </text:span><text:span text:style-name="T4">s</text:span><text:span text:style-name="T173">o</text:span><text:span text:style-name="T4">ft</text:span><text:span text:style-name="T173">w</text:span><text:span text:style-name="T4">ar</text:span><text:span text:style-name="T173">e</text:span><text:span text:style-name="T158"> </text:span><text:span text:style-name="T4">d</text:span><text:span text:style-name="T173">e</text:span><text:span text:style-name="T4">v</text:span><text:span text:style-name="T173">e</text:span><text:span text:style-name="T4">l</text:span><text:span text:style-name="T173">o</text:span><text:span text:style-name="T4">p</text:span><text:span text:style-name="T173">e</text:span><text:span text:style-name="T4">rs</text:span><text:span text:style-name="T171"> </text:span><text:span text:style-name="T173">that</text:span><text:span text:style-name="T175"> </text:span><text:span text:style-name="T27">mak</text:span><text:span text:style-name="T14">e</text:span><text:span text:style-name="T171"> </text:span><text:span text:style-name="T18">us</text:span><text:span text:style-name="T4">e</text:span><text:span text:style-name="T158"> </text:span><text:span text:style-name="T173">of</text:span><text:span text:style-name="T158"> </text:span><text:span text:style-name="T173">o</text:span><text:span text:style-name="T4">ur</text:span><text:span text:style-name="T179"> </text:span><text:span text:style-name="T173">APIs,</text:span><text:span text:style-name="T27"> </text:span><text:span text:style-name="T18">h</text:span><text:span text:style-name="T4">e</text:span><text:span text:style-name="T18">lp</text:span><text:span text:style-name="T158"> </text:span><text:span text:style-name="T173">on</text:span><text:span text:style-name="T137"> </text:span><text:span text:style-name="T4">int</text:span><text:span text:style-name="T173">e</text:span><text:span text:style-name="T4">grati</text:span><text:span text:style-name="T173">o</text:span><text:span text:style-name="T4">ns</text:span><text:span text:style-name="T14"> </text:span><text:span text:style-name="T173">w</text:span><text:span text:style-name="T4">ith</text:span><text:span text:style-name="T173"> </text:span><text:span text:style-name="T18">hu</text:span><text:span text:style-name="T4">ge</text:span><text:span text:style-name="T14"> </text:span><text:span text:style-name="T4">and</text:span><text:span text:style-name="T137"> </text:span><text:span text:style-name="T173">small</text:span><text:span text:style-name="T14"> </text:span><text:span text:style-name="T4">c</text:span><text:span text:style-name="T173">o</text:span><text:span text:style-name="T4">mpani</text:span><text:span text:style-name="T173">e</text:span><text:span text:style-name="T4">s</text:span><text:span text:style-name="T14"> a</text:span><text:span text:style-name="T137">s</text:span><text:span text:style-name="T124"> </text:span><text:span text:style-name="T4">we</text:span><text:span text:style-name="T18">ll</text:span><text:span text:style-name="T4">.</text:span><text:span text:style-name="T137"> </text:span><text:span text:style-name="T4">D</text:span><text:span text:style-name="T173">e</text:span><text:span text:style-name="T4">aling </text:span><text:span text:style-name="T173">w</text:span><text:span text:style-name="T4">ith</text:span><text:span text:style-name="T18"> </text:span><text:span text:style-name="T4">m</text:span><text:span text:style-name="T173">e</text:span><text:span text:style-name="T4">rchants</text:span><text:span text:style-name="T173"> that</text:span><text:span text:style-name="T14"> </text:span><text:span text:style-name="T4">cann</text:span><text:span text:style-name="T173">o</text:span><text:span text:style-name="T4">t</text:span><text:span text:style-name="T14"> </text:span><text:span text:style-name="T4">r</text:span><text:span text:style-name="T173">e</text:span><text:span text:style-name="T4">c</text:span><text:span text:style-name="T173">e</text:span><text:span text:style-name="T4">iv</text:span><text:span text:style-name="T173">e payments,</text:span><text:span text:style-name="T183"> </text:span><text:span text:style-name="T4">b</text:span><text:span text:style-name="T173">e</text:span><text:span text:style-name="T4">ing</text:span><text:span text:style-name="T173"> on</text:span><text:span text:style-name="T137"> </text:span><text:span text:style-name="T4">call</text:span><text:span text:style-name="T14"> </text:span><text:span text:style-name="T4">s</text:span><text:span text:style-name="T173">o</text:span><text:span text:style-name="T4">m</text:span><text:span text:style-name="T173">e</text:span><text:span text:style-name="T14"> </text:span><text:span text:style-name="T4">h</text:span><text:span text:style-name="T173">o</text:span><text:span text:style-name="T4">urs</text:span><text:span text:style-name="T173"> e</text:span><text:span text:style-name="T4">v</text:span><text:span text:style-name="T173">e</text:span><text:span text:style-name="T4">ryday</text:span><text:span text:style-name="T173">,</text:span><text:span text:style-name="T14"> </text:span><text:span text:style-name="T173">wo</text:span><text:span text:style-name="T4">rking</text:span><text:span text:style-name="T173"> tickets</text:span></text:p>
        <text:p text:style-name="P47"><text:span text:style-name="T1">I</text:span><text:span text:style-name="T145"> </text:span><text:span text:style-name="T2">do</text:span><text:span text:style-name="T144"> </text:span><text:span text:style-name="T1">so</text:span><text:span text:style-name="T2">ft</text:span><text:span text:style-name="T1">wa</text:span><text:span text:style-name="T2">r</text:span><text:span text:style-name="T1">e</text:span><text:span text:style-name="T110"> </text:span><text:span text:style-name="T1">de</text:span><text:span text:style-name="T2">v</text:span><text:span text:style-name="T1">elo</text:span><text:span text:style-name="T2">p</text:span><text:span text:style-name="T1">men</text:span><text:span text:style-name="T2">t</text:span><text:span text:style-name="T145"> </text:span><text:span text:style-name="T136">as</text:span><text:span text:style-name="T185"> </text:span><text:span text:style-name="T2">well</text:span><text:span text:style-name="T110"> </text:span><text:span text:style-name="T1">by</text:span><text:span text:style-name="T109"> </text:span><text:span text:style-name="T1">automating</text:span><text:span text:style-name="T123"> </text:span><text:span text:style-name="T2">pr</text:span><text:span text:style-name="T1">o</text:span><text:span text:style-name="T2">c</text:span><text:span text:style-name="T1">esses</text:span><text:span text:style-name="T123"> </text:span><text:span text:style-name="T1">and</text:span><text:span text:style-name="T187"> </text:span><text:span text:style-name="T17">b</text:span><text:span text:style-name="T2">uilding</text:span><text:span text:style-name="T185"> </text:span><text:span text:style-name="T2">new</text:span><text:span text:style-name="T148"> </text:span><text:span text:style-name="T1">tools</text:span><text:span text:style-name="T110"> </text:span><text:span text:style-name="T2">when</text:span><text:span text:style-name="T110"> </text:span><text:span text:style-name="T1">I</text:span><text:span text:style-name="T144"> </text:span><text:span text:style-name="T2">identi</text:span><text:span text:style-name="T17">fy</text:span><text:span text:style-name="T145"> </text:span><text:span text:style-name="T1">some</text:span><text:span text:style-name="T2">t</text:span><text:span text:style-name="T1">hing</text:span><text:span text:style-name="T185"> </text:span><text:span text:style-name="T1">that</text:span><text:span text:style-name="T73"> </text:span><text:span text:style-name="T1">is</text:span><text:span text:style-name="T110"> </text:span><text:span text:style-name="T2">t</text:span><text:span text:style-name="T1">edious</text:span><text:span text:style-name="T110"> </text:span><text:span text:style-name="T1">or</text:span><text:span text:style-name="T188"> </text:span><text:span text:style-name="T1">repetitive,</text:span><text:span text:style-name="T190"> </text:span><text:span text:style-name="T136">at</text:span><text:span text:style-name="T22"> </text:span><text:span text:style-name="T1">e</text:span><text:span text:style-name="T2">v</text:span><text:span text:style-name="T1">e</text:span><text:span text:style-name="T2">ry</text:span><text:span text:style-name="T1">da</text:span><text:span text:style-name="T2">y</text:span><text:span text:style-name="T81"> </text:span><text:span text:style-name="T1">work.</text:span><text:span text:style-name="T190"> </text:span><text:span text:style-name="T17">T</text:span><text:span text:style-name="T2">echnologoies</text:span><text:span text:style-name="T17">:</text:span><text:span text:style-name="T78"> </text:span><text:span text:style-name="T1">ORACLE</text:span><text:span text:style-name="T81"> </text:span><text:span text:style-name="T17">RIGHT</text:span><text:span text:style-name="T117"> </text:span><text:span text:style-name="T2">NOW</text:span><text:span text:style-name="T192"> </text:span><text:span text:style-name="T1">-</text:span><text:span text:style-name="T193"> </text:span><text:span text:style-name="T1">PHP</text:span><text:span text:style-name="T192"> </text:span><text:span text:style-name="T1">-</text:span><text:span text:style-name="T193"> </text:span><text:span text:style-name="T22">JQUERY</text:span><text:span text:style-name="T195"> </text:span><text:span text:style-name="T1">-</text:span><text:span text:style-name="T193"> </text:span><text:span text:style-name="T22">RUBY</text:span><text:span text:style-name="T196"> </text:span><text:span text:style-name="T1">-</text:span><text:span text:style-name="T193"> </text:span><text:span text:style-name="T1">SINATRA</text:span><text:span text:style-name="T192"> </text:span><text:span text:style-name="T1">-</text:span><text:span text:style-name="T193"> </text:span><text:span text:style-name="T25">PAYPAL</text:span><text:span text:style-name="T192"> </text:span><text:span text:style-name="T1">-</text:span><text:span text:style-name="T193"> </text:span><text:span text:style-name="T17">NODEJ</text:span><text:span text:style-name="T2">S</text:span><text:span text:style-name="T192"> </text:span><text:span text:style-name="T1">-</text:span><text:span text:style-name="T92"> </text:span><text:span text:style-name="T19">BROW</text:span><text:span text:style-name="T5">S</text:span><text:span text:style-name="T19">ERIFY</text:span><text:span text:style-name="T198"> </text:span><text:span text:style-name="T77">-</text:span><text:span text:style-name="T162"> </text:span><text:span text:style-name="T23">REQ</text:span><text:span text:style-name="T19">U</text:span><text:span text:style-name="T23">IREJ</text:span><text:span text:style-name="T19">S</text:span><text:span text:style-name="T201"> </text:span><text:span text:style-name="T77">-</text:span><text:span text:style-name="T162"> </text:span><text:span text:style-name="T5">WEBIX</text:span><text:span text:style-name="T201"> </text:span><text:span text:style-name="T77">-</text:span><text:span text:style-name="T204"> </text:span><text:span text:style-name="T12">ELA</text:span><text:span text:style-name="T138">S</text:span><text:span text:style-name="T12">TIC</text:span><text:span text:style-name="T138">S</text:span><text:span text:style-name="T12">EARC</text:span><text:span text:style-name="T138">H</text:span><text:span text:style-name="T162"> </text:span><text:span text:style-name="T77">-</text:span><text:span text:style-name="T86"> </text:span><text:span text:style-name="T23">MO</text:span><text:span text:style-name="T19">N</text:span><text:span text:style-name="T23">GO</text:span><text:span text:style-name="T19">D</text:span><text:span text:style-name="T23">B</text:span><text:span text:style-name="T178"> </text:span><text:span text:style-name="T77">-</text:span><text:span text:style-name="T168"> </text:span><text:span text:style-name="T12">N</text:span><text:span text:style-name="T28">YLA</text:span><text:span text:style-name="T12">S</text:span><text:span text:style-name="T205"> </text:span><text:span text:style-name="T77">-</text:span><text:span text:style-name="T168"> </text:span><text:span text:style-name="T77">MECHANIZE</text:span></text:p>
        <text:p text:style-name="P1"/>
        <text:p text:style-name="P11"/>
      </text:section>
      <text:section text:style-name="Sect4" text:name="Section5">
        <text:p text:style-name="P18"><text:span text:style-name="T280">Hewlett-Packard</text:span></text:p>
        <text:p text:style-name="P24"/>
        <text:list xml:id="list31667765" text:continue-numbering="true" text:style-name="Outline">
          <text:list-item>
            <text:list>
              <text:list-item>
                <text:list>
                  <text:list-item>
                    <text:h text:style-name="P100" text:outline-level="3"><text:span text:style-name="T136">Svc</text:span><text:span text:style-name="T156"> </text:span><text:span text:style-name="T2">Inf</text:span><text:span text:style-name="T1">o</text:span><text:span text:style-name="T2">rmati</text:span><text:span text:style-name="T1">o</text:span><text:span text:style-name="T2">n</text:span><text:span text:style-name="T174"> </text:span><text:span text:style-name="T1">Development</text:span><text:span text:style-name="T156"> </text:span><text:span text:style-name="T2">III</text:span></text:h>
                  </text:list-item>
                </text:list>
              </text:list-item>
            </text:list>
          </text:list-item>
        </text:list>
        <text:p text:style-name="P1"/>
        <text:p text:style-name="P48"><text:span text:style-name="T13">01</text:span><text:span text:style-name="T157"> </text:span><text:span text:style-name="T160">/</text:span><text:span text:style-name="T161"> </text:span><text:span text:style-name="T26">2013</text:span><text:span text:style-name="T165"> </text:span><text:span text:style-name="T166">-</text:span><text:span text:style-name="T85"> </text:span><text:span text:style-name="T3">Pr</text:span><text:span text:style-name="T166">e</text:span><text:span text:style-name="T3">s</text:span><text:span text:style-name="T166">e</text:span><text:span text:style-name="T3">nt</text:span></text:p>
      </text:section>
      <text:section text:style-name="Sect1" text:name="Section6">
        <text:p text:style-name="P25"/>
        <text:p text:style-name="P49"><text:span text:style-name="T14">S</text:span><text:span text:style-name="T137">u</text:span><text:span text:style-name="T14">pp</text:span><text:span text:style-name="T137">o</text:span><text:span text:style-name="T14">rt</text:span><text:span text:style-name="T175"> </text:span><text:span text:style-name="T4">and</text:span><text:span text:style-name="T14"> </text:span><text:span text:style-name="T4">maintananc</text:span><text:span text:style-name="T173">e</text:span><text:span text:style-name="T171"> </text:span><text:span text:style-name="T173">of</text:span><text:span text:style-name="T171"> </text:span><text:span text:style-name="T173">e</text:span><text:span text:style-name="T4">xisting</text:span><text:span text:style-name="T27"> </text:span><text:span text:style-name="T173">applications</text:span><text:span text:style-name="T27"> </text:span><text:span text:style-name="T4">f</text:span><text:span text:style-name="T173">o</text:span><text:span text:style-name="T4">r</text:span><text:span text:style-name="T169"> </text:span><text:span text:style-name="T173">Nextel</text:span><text:span text:style-name="T207"> </text:span><text:span text:style-name="T173">(NII). </text:span><text:span text:style-name="T4">D</text:span><text:span text:style-name="T173">e</text:span><text:span text:style-name="T4">v</text:span><text:span text:style-name="T173">e</text:span><text:span text:style-name="T4">l</text:span><text:span text:style-name="T173">o</text:span><text:span text:style-name="T4">pm</text:span><text:span text:style-name="T173">e</text:span><text:span text:style-name="T4">nt</text:span><text:span text:style-name="T137"> </text:span><text:span text:style-name="T173">of</text:span><text:span text:style-name="T4"> </text:span><text:span text:style-name="T18">n</text:span><text:span text:style-name="T4">ew</text:span><text:span text:style-name="T24"> </text:span><text:span text:style-name="T4">f</text:span><text:span text:style-name="T173">e</text:span><text:span text:style-name="T4">atur</text:span><text:span text:style-name="T173">e</text:span><text:span text:style-name="T4">s</text:span><text:span text:style-name="T173">,</text:span><text:span text:style-name="T4"> </text:span><text:span text:style-name="T14">java</text:span><text:span text:style-name="T137">,</text:span><text:span text:style-name="T4"> s</text:span><text:span text:style-name="T173">e</text:span><text:span text:style-name="T4">am</text:span><text:span text:style-name="T14"> </text:span><text:span text:style-name="T173">framework,</text:span><text:span text:style-name="T118"> </text:span><text:span text:style-name="T173">javascript.</text:span></text:p>
        <text:p text:style-name="P1"/>
        <text:p text:style-name="P11"><text:soft-page-break/></text:p>
      </text:section>
      <text:section text:style-name="Sect5" text:name="Section7">
        <text:list xml:id="list31660262" text:continue-numbering="true" text:style-name="Outline">
          <text:list-item>
            <text:list>
              <text:list-item>
                <text:h text:style-name="P88" text:outline-level="2"><text:span text:style-name="T276">S</text:span><text:span text:style-name="T288">ma</text:span><text:span text:style-name="T291">r</text:span><text:span text:style-name="T292">t</text:span><text:span text:style-name="T288">Ban</text:span><text:span text:style-name="T294">d</text:span><text:span text:style-name="T292">S</text:span></text:h>
              </text:list-item>
            </text:list>
          </text:list-item>
        </text:list>
        <text:p text:style-name="P24"/>
        <text:list xml:id="list31656076" text:continue-numbering="true" text:style-name="Outline">
          <text:list-item>
            <text:list>
              <text:list-item>
                <text:list>
                  <text:list-item>
                    <text:h text:style-name="P103" text:outline-level="3"><text:span text:style-name="T77">Founder</text:span></text:h>
                  </text:list-item>
                </text:list>
              </text:list-item>
            </text:list>
          </text:list-item>
        </text:list>
        <text:p text:style-name="P1"/>
        <text:p text:style-name="P50"><text:span text:style-name="T13">01</text:span><text:span text:style-name="T157"> </text:span><text:span text:style-name="T160">/</text:span><text:span text:style-name="T161"> </text:span><text:span text:style-name="T26">2013</text:span><text:span text:style-name="T165"> </text:span><text:span text:style-name="T166">-</text:span><text:span text:style-name="T85"> </text:span><text:span text:style-name="T3">Pr</text:span><text:span text:style-name="T166">e</text:span><text:span text:style-name="T3">s</text:span><text:span text:style-name="T166">e</text:span><text:span text:style-name="T3">nt</text:span></text:p>
      </text:section>
      <text:p text:style-name="P52"><text:span text:style-name="T4">D</text:span><text:span text:style-name="T173">e</text:span><text:span text:style-name="T4">v</text:span><text:span text:style-name="T173">e</text:span><text:span text:style-name="T4">l</text:span><text:span text:style-name="T173">o</text:span><text:span text:style-name="T4">pm</text:span><text:span text:style-name="T173">e</text:span><text:span text:style-name="T4">nt</text:span><text:span text:style-name="T209"> </text:span><text:span text:style-name="T173">of</text:span><text:span text:style-name="T211"> </text:span><text:span text:style-name="T18">n</text:span><text:span text:style-name="T4">ew</text:span><text:span text:style-name="T213"> </text:span><text:span text:style-name="T18">t</text:span><text:span text:style-name="T4">e</text:span><text:span text:style-name="T18">chn</text:span><text:span text:style-name="T4">o</text:span><text:span text:style-name="T18">l</text:span><text:span text:style-name="T4">og</text:span><text:span text:style-name="T18">i</text:span><text:span text:style-name="T4">e</text:span><text:span text:style-name="T18">s</text:span><text:span text:style-name="T215"> </text:span><text:span text:style-name="T173">to</text:span><text:span text:style-name="T209"> </text:span><text:span text:style-name="T173">e</text:span><text:span text:style-name="T4">as</text:span><text:span text:style-name="T173">e</text:span><text:span text:style-name="T211"> </text:span><text:span text:style-name="T4">th</text:span><text:span text:style-name="T173">e</text:span><text:span text:style-name="T211"> </text:span><text:span text:style-name="T173">retail</text:span><text:span text:style-name="T215"> </text:span><text:span text:style-name="T4">pr</text:span><text:span text:style-name="T173">o</text:span><text:span text:style-name="T4">c</text:span><text:span text:style-name="T173">e</text:span><text:span text:style-name="T4">ss</text:span><text:span text:style-name="T173">.</text:span><text:span text:style-name="T146"> </text:span><text:span text:style-name="T18">Includin</text:span><text:span text:style-name="T4">g</text:span><text:span text:style-name="T18"> </text:span><text:span text:style-name="T173">we</text:span><text:span text:style-name="T4">bapps</text:span><text:span text:style-name="T173">,</text:span><text:span text:style-name="T18"> </text:span><text:span text:style-name="T173">mobile</text:span><text:span text:style-name="T4"> </text:span><text:span text:style-name="T18">cli</text:span><text:span text:style-name="T4">e</text:span><text:span text:style-name="T18">nts</text:span><text:span text:style-name="T4">, </text:span><text:span text:style-name="T173">e</text:span><text:span text:style-name="T4">tc</text:span><text:span text:style-name="T173">..</text:span></text:p>
      <text:p text:style-name="P55"><text:span text:style-name="T18">D</text:span><text:span text:style-name="T4">o</text:span><text:span text:style-name="T171"> </text:span><text:span text:style-name="T18">busin</text:span><text:span text:style-name="T4">e</text:span><text:span text:style-name="T18">ss</text:span><text:span text:style-name="T173"> </text:span><text:span text:style-name="T18">int</text:span><text:span text:style-name="T4">e</text:span><text:span text:style-name="T18">lli</text:span><text:span text:style-name="T4">ge</text:span><text:span text:style-name="T18">nc</text:span><text:span text:style-name="T4">e</text:span><text:span text:style-name="T14"> </text:span><text:span text:style-name="T173">on</text:span><text:span text:style-name="T137"> </text:span><text:span text:style-name="T173">data</text:span><text:span text:style-name="T171"> </text:span><text:span text:style-name="T4">gath</text:span><text:span text:style-name="T173">e</text:span><text:span text:style-name="T4">r</text:span><text:span text:style-name="T173">e</text:span><text:span text:style-name="T4">d</text:span><text:span text:style-name="T173"> from</text:span><text:span text:style-name="T171"> </text:span><text:span text:style-name="T18">diff</text:span><text:span text:style-name="T4">e</text:span><text:span text:style-name="T18">r</text:span><text:span text:style-name="T4">e</text:span><text:span text:style-name="T18">nt</text:span><text:span text:style-name="T112"> </text:span><text:span text:style-name="T4">we</text:span><text:span text:style-name="T18">bsit</text:span><text:span text:style-name="T4">e</text:span><text:span text:style-name="T18">s</text:span><text:span text:style-name="T4">,</text:span><text:span text:style-name="T24"> </text:span><text:span text:style-name="T173">to</text:span><text:span text:style-name="T18"> </text:span><text:span text:style-name="T4">g</text:span><text:span text:style-name="T173">e</text:span><text:span text:style-name="T4">n</text:span><text:span text:style-name="T173">e</text:span><text:span text:style-name="T4">rat</text:span><text:span text:style-name="T173">e</text:span><text:span text:style-name="T83"> </text:span><text:span text:style-name="T4">inv</text:span><text:span text:style-name="T173">e</text:span><text:span text:style-name="T4">stm</text:span><text:span text:style-name="T173">e</text:span><text:span text:style-name="T4">nt </text:span><text:span text:style-name="T173">plans</text:span><text:span text:style-name="T191"> </text:span><text:span text:style-name="T4">in</text:span><text:span text:style-name="T191"> </text:span><text:span text:style-name="T14">a</text:span><text:span text:style-name="T137">n</text:span><text:span text:style-name="T83"> </text:span><text:span text:style-name="T173">automatic</text:span><text:span text:style-name="T83"> </text:span><text:span text:style-name="T4">and</text:span><text:span text:style-name="T119"> </text:span><text:span text:style-name="T4">c</text:span><text:span text:style-name="T173">oo</text:span><text:span text:style-name="T4">rdinat</text:span><text:span text:style-name="T173">e</text:span><text:span text:style-name="T4">d</text:span><text:span text:style-name="T175"> </text:span><text:span text:style-name="T173">w</text:span><text:span text:style-name="T4">ay</text:span><text:span text:style-name="T173">.</text:span></text:p>
      <text:p text:style-name="P53"><text:span text:style-name="T173">WEB</text:span><text:span text:style-name="T171"> </text:span><text:span text:style-name="T173">Tool</text:span><text:span text:style-name="T171"> </text:span><text:span text:style-name="T4">f</text:span><text:span text:style-name="T173">o</text:span><text:span text:style-name="T4">r</text:span><text:span text:style-name="T177"> </text:span><text:span text:style-name="T4">inv</text:span><text:span text:style-name="T173">e</text:span><text:span text:style-name="T4">st</text:span><text:span text:style-name="T173">o</text:span><text:span text:style-name="T4">rs</text:span><text:span text:style-name="T171"> </text:span><text:span text:style-name="T173">to</text:span><text:span text:style-name="T175"> </text:span><text:span text:style-name="T18">ch</text:span><text:span text:style-name="T4">e</text:span><text:span text:style-name="T18">ck</text:span><text:span text:style-name="T217"> </text:span><text:span text:style-name="T4">h</text:span><text:span text:style-name="T173">ow</text:span><text:span text:style-name="T14"> </text:span><text:span text:style-name="T4">we</text:span><text:span text:style-name="T158"> </text:span><text:span text:style-name="T14">ar</text:span><text:span text:style-name="T137">e</text:span><text:span text:style-name="T158"> </text:span><text:span text:style-name="T18">inv</text:span><text:span text:style-name="T4">e</text:span><text:span text:style-name="T18">stin</text:span><text:span text:style-name="T4">g</text:span><text:span text:style-name="T27"> </text:span><text:span text:style-name="T4">th</text:span><text:span text:style-name="T173">e</text:span><text:span text:style-name="T4">ir</text:span><text:span text:style-name="T125"> </text:span><text:span text:style-name="T4">m</text:span><text:span text:style-name="T173">o</text:span><text:span text:style-name="T4">n</text:span><text:span text:style-name="T173">e</text:span><text:span text:style-name="T4">y</text:span><text:span text:style-name="T83"> </text:span><text:span text:style-name="T4">bas</text:span><text:span text:style-name="T173">e</text:span><text:span text:style-name="T4">d</text:span><text:span text:style-name="T80"> </text:span><text:span text:style-name="T173">on</text:span><text:span text:style-name="T80"> </text:span><text:span text:style-name="T4">s</text:span><text:span text:style-name="T173">o</text:span><text:span text:style-name="T4">ft</text:span><text:span text:style-name="T173">w</text:span><text:span text:style-name="T4">ar</text:span><text:span text:style-name="T173">e</text:span><text:span text:style-name="T191"> </text:span><text:span text:style-name="T18">busin</text:span><text:span text:style-name="T4">e</text:span><text:span text:style-name="T18">ss</text:span><text:span text:style-name="T80"> </text:span><text:span text:style-name="T18">int</text:span><text:span text:style-name="T4">e</text:span><text:span text:style-name="T18">lli</text:span><text:span text:style-name="T4">ge</text:span><text:span text:style-name="T18">nc</text:span><text:span text:style-name="T4">e</text:span><text:span text:style-name="T191"> </text:span><text:span text:style-name="T173">data.</text:span></text:p>
      <text:p text:style-name="P53"><text:span text:style-name="T4">D</text:span><text:span text:style-name="T173">e</text:span><text:span text:style-name="T4">v</text:span><text:span text:style-name="T173">e</text:span><text:span text:style-name="T4">l</text:span><text:span text:style-name="T173">o</text:span><text:span text:style-name="T4">pm</text:span><text:span text:style-name="T173">e</text:span><text:span text:style-name="T4">nt</text:span><text:span text:style-name="T18"> </text:span><text:span text:style-name="T173">of</text:span><text:span text:style-name="T191"> </text:span><text:span text:style-name="T4">sal</text:span><text:span text:style-name="T173">e</text:span><text:span text:style-name="T4">s</text:span><text:span text:style-name="T191"> </text:span><text:span text:style-name="T18">chann</text:span><text:span text:style-name="T4">e</text:span><text:span text:style-name="T18">ls</text:span><text:span text:style-name="T4">,</text:span><text:span text:style-name="T191"> </text:span><text:span text:style-name="T173">e</text:span><text:span text:style-name="T4">-c</text:span><text:span text:style-name="T173">o</text:span><text:span text:style-name="T4">mm</text:span><text:span text:style-name="T173">e</text:span><text:span text:style-name="T4">rc</text:span><text:span text:style-name="T173">e,</text:span><text:span text:style-name="T83"> </text:span><text:span text:style-name="T4">st</text:span><text:span text:style-name="T173">o</text:span><text:span text:style-name="T4">r</text:span><text:span text:style-name="T173">e</text:span><text:span text:style-name="T4">s</text:span><text:span text:style-name="T173">,</text:span><text:span text:style-name="T191"> </text:span><text:span text:style-name="T4">s</text:span><text:span text:style-name="T173">o</text:span><text:span text:style-name="T4">cial</text:span><text:span text:style-name="T119"> </text:span><text:span text:style-name="T4">n</text:span><text:span text:style-name="T173">e</text:span><text:span text:style-name="T4">t</text:span><text:span text:style-name="T173">wo</text:span><text:span text:style-name="T4">rks</text:span><text:span text:style-name="T83"> </text:span><text:span text:style-name="T173">e</text:span><text:span text:style-name="T4">tc</text:span><text:span text:style-name="T173">..</text:span></text:p>
      <text:p text:style-name="P51"><text:span text:style-name="T4">C</text:span><text:span text:style-name="T173">o</text:span><text:span text:style-name="T4">nsulting</text:span><text:span text:style-name="T173"> </text:span><text:span text:style-name="T4">and</text:span><text:span text:style-name="T173"> </text:span><text:span text:style-name="T4">s</text:span><text:span text:style-name="T173">o</text:span><text:span text:style-name="T4">ft</text:span><text:span text:style-name="T173">w</text:span><text:span text:style-name="T4">ar</text:span><text:span text:style-name="T173">e</text:span><text:span text:style-name="T137"> </text:span><text:span text:style-name="T4">d</text:span><text:span text:style-name="T173">e</text:span><text:span text:style-name="T4">v</text:span><text:span text:style-name="T173">e</text:span><text:span text:style-name="T4">l</text:span><text:span text:style-name="T173">o</text:span><text:span text:style-name="T4">pm</text:span><text:span text:style-name="T173">e</text:span><text:span text:style-name="T4">nt</text:span><text:span text:style-name="T27"> </text:span><text:span text:style-name="T173">on </text:span><text:span text:style-name="T4">th</text:span><text:span text:style-name="T173">e</text:span><text:span text:style-name="T14"> </text:span><text:span text:style-name="T173">retail</text:span><text:span text:style-name="T137"> </text:span><text:span text:style-name="T4">s</text:span><text:span text:style-name="T173">e</text:span><text:span text:style-name="T4">ct</text:span><text:span text:style-name="T173">o</text:span><text:span text:style-name="T4">r</text:span></text:p>
      <text:p text:style-name="P54"><text:span text:style-name="T17">T</text:span><text:span text:style-name="T2">echnologies</text:span><text:span text:style-name="T17">:</text:span><text:span text:style-name="T134"> </text:span><text:span text:style-name="T2">B</text:span><text:span text:style-name="T1">ig</text:span><text:span text:style-name="T2">D</text:span><text:span text:style-name="T1">a</text:span><text:span text:style-name="T2">t</text:span><text:span text:style-name="T1">a,</text:span><text:span text:style-name="T134"> </text:span><text:span text:style-name="T17">M</text:span><text:span text:style-name="T2">ongo</text:span><text:span text:style-name="T17">DB</text:span><text:span text:style-name="T84"> </text:span><text:span text:style-name="T136">NoS</text:span><text:span text:style-name="T11">QL</text:span><text:span text:style-name="T136">,</text:span><text:span text:style-name="T134"> </text:span><text:span text:style-name="T2">Gr</text:span><text:span text:style-name="T1">id</text:span><text:span text:style-name="T89"> </text:span><text:span text:style-name="T1">FileSystem,</text:span><text:span text:style-name="T218"> </text:span><text:span text:style-name="T17">M</text:span><text:span text:style-name="T2">a</text:span><text:span text:style-name="T17">pR</text:span><text:span text:style-name="T2">educe</text:span><text:span text:style-name="T219"> </text:span><text:span text:style-name="T2">technolog</text:span><text:span text:style-name="T17">y</text:span><text:span text:style-name="T2">,</text:span><text:span text:style-name="T219"> </text:span><text:span text:style-name="T17">BI</text:span><text:span text:style-name="T2">,</text:span><text:span text:style-name="T220"> </text:span><text:span text:style-name="T1">GIS,</text:span><text:span text:style-name="T219"> </text:span><text:span text:style-name="T2">G</text:span><text:span text:style-name="T1">eo</text:span><text:span text:style-name="T2">JS</text:span><text:span text:style-name="T1">on,</text:span><text:span text:style-name="T220"> </text:span><text:span text:style-name="T1">Sinatra,</text:span><text:span text:style-name="T219"> </text:span><text:span text:style-name="T2">A</text:span><text:span text:style-name="T1">nd</text:span><text:span text:style-name="T2">r</text:span><text:span text:style-name="T1">oid</text:span><text:span text:style-name="T93"> </text:span><text:span text:style-name="T1">Native,</text:span><text:span text:style-name="T221"> </text:span><text:span text:style-name="T2">p</text:span><text:span text:style-name="T1">honega</text:span><text:span text:style-name="T2">p</text:span><text:span text:style-name="T1">,</text:span><text:span text:style-name="T2">T</text:span><text:span text:style-name="T1">i</text:span><text:span text:style-name="T2">t</text:span><text:span text:style-name="T1">anium,</text:span><text:span text:style-name="T186"> </text:span><text:span text:style-name="T2">JQ</text:span><text:span text:style-name="T1">ue</text:span><text:span text:style-name="T2">ryM</text:span><text:span text:style-name="T1">o</text:span><text:span text:style-name="T2">b</text:span><text:span text:style-name="T1">ile,</text:span><text:span text:style-name="T186"> </text:span><text:span text:style-name="T2">C</text:span><text:span text:style-name="T1">loud</text:span><text:span text:style-name="T2">C</text:span><text:span text:style-name="T1">om</text:span><text:span text:style-name="T2">p</text:span><text:span text:style-name="T1">u</text:span><text:span text:style-name="T2">t</text:span><text:span text:style-name="T1">ing,</text:span><text:span text:style-name="T218"> </text:span><text:span text:style-name="T11">SaaS,</text:span><text:span text:style-name="T81"> </text:span><text:span text:style-name="T11">I</text:span><text:span text:style-name="T136">aaS,</text:span><text:span text:style-name="T81"> </text:span><text:span text:style-name="T17">R</text:span><text:span text:style-name="T2">u</text:span><text:span text:style-name="T17">by</text:span><text:span text:style-name="T2">,</text:span><text:span text:style-name="T81"> </text:span><text:span text:style-name="T2">M</text:span><text:span text:style-name="T1">e</text:span><text:span text:style-name="T2">c</text:span><text:span text:style-name="T1">hanize,</text:span><text:span text:style-name="T81"> </text:span><text:span text:style-name="T25">XMPP</text:span><text:span text:style-name="T11">,</text:span><text:span text:style-name="T81"> </text:span><text:span text:style-name="T136">Smac</text:span><text:span text:style-name="T11">k</text:span><text:span text:style-name="T136">,</text:span><text:span text:style-name="T81"> </text:span><text:span text:style-name="T17">BO</text:span><text:span text:style-name="T2">S</text:span><text:span text:style-name="T17">H</text:span><text:span text:style-name="T2">,</text:span><text:span text:style-name="T81"> </text:span><text:span text:style-name="T17">IVR</text:span><text:span text:style-name="T2">,</text:span><text:span text:style-name="T111"> </text:span><text:span text:style-name="T222">VoiceXML,</text:span><text:span text:style-name="T113"> </text:span><text:span text:style-name="T139">CC</text:span><text:span text:style-name="T15">X</text:span><text:span text:style-name="T139">M</text:span><text:span text:style-name="T15">L</text:span></text:p>
      <text:p text:style-name="P53"><text:span text:style-name="T1">Looking</text:span><text:span text:style-name="T104"> </text:span><text:span text:style-name="T2">f</text:span><text:span text:style-name="T1">o</text:span><text:span text:style-name="T2">r</text:span><text:span text:style-name="T219"> </text:span><text:span text:style-name="T1">partners,</text:span><text:span text:style-name="T90"> </text:span><text:span text:style-name="T1">mus</text:span><text:span text:style-name="T2">t</text:span><text:span text:style-name="T134"> </text:span><text:span text:style-name="T1">be</text:span><text:span text:style-name="T90"> </text:span><text:span text:style-name="T2">cr</text:span><text:span text:style-name="T1">ea</text:span><text:span text:style-name="T2">t</text:span><text:span text:style-name="T1">i</text:span><text:span text:style-name="T2">v</text:span><text:span text:style-name="T1">e,</text:span><text:span text:style-name="T89"> </text:span><text:span text:style-name="T1">ambitious</text:span><text:span text:style-name="T104"> </text:span><text:span text:style-name="T1">and</text:span><text:span text:style-name="T96"> </text:span><text:span text:style-name="T2">want</text:span><text:span text:style-name="T134"> </text:span><text:span text:style-name="T1">to</text:span><text:span text:style-name="T126"> </text:span><text:span text:style-name="T2">pr</text:span><text:span text:style-name="T1">og</text:span><text:span text:style-name="T2">r</text:span><text:span text:style-name="T1">ess.</text:span></text:p>
      <text:p text:style-name="P1"/>
      <text:p text:style-name="P1"/>
      <text:section text:style-name="Sect6" text:name="Section8">
        <text:list xml:id="list31643561" text:continue-numbering="true" text:style-name="Outline">
          <text:list-item>
            <text:list>
              <text:list-item>
                <text:h text:style-name="P90" text:outline-level="2"><text:span text:style-name="T274">A</text:span><text:span text:style-name="T290">r</text:span><text:span text:style-name="T275">g</text:span><text:span text:style-name="T279">e</text:span><text:span text:style-name="T287">n</text:span><text:span text:style-name="T279">p</text:span><text:span text:style-name="T295">o</text:span><text:span text:style-name="T290">r</text:span><text:span text:style-name="T274">t</text:span></text:h>
              </text:list-item>
            </text:list>
          </text:list-item>
        </text:list>
        <text:p text:style-name="P24"/>
        <text:list xml:id="list31662262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<text:span text:style-name="T2">CEO </text:span><text:span text:style-name="T1">(Privately</text:span><text:span text:style-name="T25"> </text:span><text:span text:style-name="T1">held</text:span><text:span text:style-name="T11"> </text:span><text:span text:style-name="T1">company)</text:span></text:h>
                  </text:list-item>
                </text:list>
              </text:list-item>
            </text:list>
          </text:list-item>
        </text:list>
        <text:p text:style-name="P1"/>
        <text:p text:style-name="P28"/>
        <text:p text:style-name="P56"><text:span text:style-name="T29">07</text:span><text:span text:style-name="T223"> </text:span><text:span text:style-name="T160">/</text:span><text:span text:style-name="T225"> </text:span><text:span text:style-name="T172">2011</text:span><text:span text:style-name="T159"> </text:span><text:span text:style-name="T226">-</text:span><text:span text:style-name="T16"> </text:span><text:span text:style-name="T29">07</text:span><text:span text:style-name="T223"> </text:span><text:span text:style-name="T160">/</text:span><text:span text:style-name="T21"> </text:span><text:span text:style-name="T172">2012</text:span></text:p>
      </text:section>
      <text:section text:style-name="Sect1" text:name="Section9">
        <text:p text:style-name="P25"/>
        <text:p text:style-name="P57"><text:span text:style-name="T1">E-Commerce</text:span><text:span text:style-name="T134"> </text:span><text:span text:style-name="T1">company.</text:span><text:span text:style-name="T134"> </text:span><text:span text:style-name="T1">:'(</text:span><text:span text:style-name="T219"> </text:span><text:span text:style-name="T2">ended</text:span><text:span text:style-name="T90"> </text:span><text:span text:style-name="T2">due</text:span><text:span text:style-name="T134"> </text:span><text:span text:style-name="T1">to</text:span><text:span text:style-name="T219"> </text:span><text:span text:style-name="T2">Ar</text:span><text:span text:style-name="T1">gen</text:span><text:span text:style-name="T2">t</text:span><text:span text:style-name="T1">ina</text:span><text:span text:style-name="T2">'</text:span><text:span text:style-name="T1">s</text:span><text:span text:style-name="T84"> </text:span><text:span text:style-name="T1">trade</text:span><text:span text:style-name="T134"> </text:span><text:span text:style-name="T1">and</text:span><text:span text:style-name="T228"> </text:span><text:span text:style-name="T2">c</text:span><text:span text:style-name="T1">u</text:span><text:span text:style-name="T2">rr</text:span><text:span text:style-name="T1">en</text:span><text:span text:style-name="T2">cy</text:span><text:span text:style-name="T110"> </text:span><text:span text:style-name="T2">r</text:span><text:span text:style-name="T1">es</text:span><text:span text:style-name="T2">tr</text:span><text:span text:style-name="T1">i</text:span><text:span text:style-name="T2">ct</text:span><text:span text:style-name="T1">ions.</text:span></text:p>
        <text:p text:style-name="P1"/>
        <text:p text:style-name="P11"/>
      </text:section>
      <text:section text:style-name="Sect7" text:name="Section10">
        <text:list xml:id="list31666503" text:continue-numbering="true" text:style-name="Outline">
          <text:list-item>
            <text:list>
              <text:list-item>
                <text:h text:style-name="P89" text:outline-level="2"><text:span text:style-name="T295">IBM</text:span></text:h>
              </text:list-item>
            </text:list>
          </text:list-item>
        </text:list>
        <text:p text:style-name="P24"/>
        <text:list xml:id="list31641711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<text:span text:style-name="T1">Business</text:span><text:span text:style-name="T216"> </text:span><text:span text:style-name="T1">Analyst</text:span></text:h>
                  </text:list-item>
                </text:list>
              </text:list-item>
            </text:list>
          </text:list-item>
        </text:list>
        <text:p text:style-name="P1"/>
        <text:p text:style-name="P62"><text:span text:style-name="T29">07</text:span><text:span text:style-name="T223"> </text:span><text:span text:style-name="T160">/</text:span><text:span text:style-name="T225"> </text:span><text:span text:style-name="T172">2011</text:span><text:span text:style-name="T159"> </text:span><text:span text:style-name="T226">-</text:span><text:span text:style-name="T16"> </text:span><text:span text:style-name="T29">01</text:span><text:span text:style-name="T223"> </text:span><text:span text:style-name="T160">/</text:span><text:span text:style-name="T21"> </text:span><text:span text:style-name="T172">2012</text:span></text:p>
      </text:section>
      <text:section text:style-name="Sect1" text:name="Section11">
        <text:p text:style-name="P25"/>
        <text:p text:style-name="Text_20_body"><text:span text:style-name="T1">Working</text:span><text:span text:style-name="T214"> </text:span><text:span text:style-name="T136">as</text:span><text:span text:style-name="T210"> </text:span><text:span text:style-name="T1">a</text:span><text:span text:style-name="T78"> </text:span><text:span text:style-name="T22">B</text:span><text:span text:style-name="T17">usiness</text:span><text:span text:style-name="T210"> </text:span><text:span text:style-name="T2">A</text:span><text:span text:style-name="T1">nal</text:span><text:span text:style-name="T2">y</text:span><text:span text:style-name="T1">s</text:span><text:span text:style-name="T2">t</text:span><text:span text:style-name="T78"> </text:span><text:span text:style-name="T2">f</text:span><text:span text:style-name="T1">o</text:span><text:span text:style-name="T2">r</text:span><text:span text:style-name="T190"> </text:span><text:span text:style-name="T1">Wal-Mart</text:span></text:p>
        <text:p text:style-name="P1"/>
        <text:p text:style-name="P24"/>
      </text:section>
      <text:section text:style-name="Sect8" text:name="Section12">
        <text:list xml:id="list31655088" text:continue-numbering="true" text:style-name="Outline">
          <text:list-item>
            <text:list>
              <text:list-item>
                <text:h text:style-name="P89" text:outline-level="2"><text:span text:style-name="T295">IBM</text:span></text:h>
              </text:list-item>
            </text:list>
          </text:list-item>
        </text:list>
        <text:p text:style-name="P24"/>
        <text:list xml:id="list31647293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<text:span text:style-name="T2">S</text:span><text:span text:style-name="T1">o</text:span><text:span text:style-name="T2">ft</text:span><text:span text:style-name="T1">w</text:span><text:span text:style-name="T2">ar</text:span><text:span text:style-name="T1">e</text:span><text:span text:style-name="T89"> </text:span><text:span text:style-name="T1">Developer</text:span></text:h>
                  </text:list-item>
                </text:list>
              </text:list-item>
            </text:list>
          </text:list-item>
        </text:list>
        <text:p text:style-name="P1"/>
        <text:p text:style-name="P63"><text:span text:style-name="T29">07</text:span><text:span text:style-name="T223"> </text:span><text:span text:style-name="T160">/</text:span><text:span text:style-name="T225"> </text:span><text:span text:style-name="T172">2009</text:span><text:span text:style-name="T159"> </text:span><text:span text:style-name="T226">-</text:span><text:span text:style-name="T16"> </text:span><text:span text:style-name="T29">09</text:span><text:span text:style-name="T223"> </text:span><text:span text:style-name="T160">/</text:span><text:span text:style-name="T21"> </text:span><text:span text:style-name="T172">2011</text:span></text:p>
      </text:section>
      <text:section text:style-name="Sect1" text:name="Section13">
        <text:p text:style-name="P25"/>
        <text:p text:style-name="P57"><text:span text:style-name="T1">Working</text:span><text:span text:style-name="T84"> </text:span><text:span text:style-name="T136">as</text:span><text:span text:style-name="T84"> </text:span><text:span text:style-name="T1">a</text:span><text:span text:style-name="T230"> </text:span><text:span text:style-name="T2">Pr</text:span><text:span text:style-name="T1">odu</text:span><text:span text:style-name="T2">ct</text:span><text:span text:style-name="T1">ion</text:span><text:span text:style-name="T84"> </text:span><text:span text:style-name="T136">Suppo</text:span><text:span text:style-name="T11">r</text:span><text:span text:style-name="T136">t</text:span><text:span text:style-name="T164"> </text:span><text:span text:style-name="T2">D</text:span><text:span text:style-name="T1">e</text:span><text:span text:style-name="T2">v</text:span><text:span text:style-name="T1">elo</text:span><text:span text:style-name="T2">p</text:span><text:span text:style-name="T1">e</text:span><text:span text:style-name="T2">r</text:span><text:span text:style-name="T1">.</text:span><text:span text:style-name="T134"> </text:span><text:span text:style-name="T11">W</text:span><text:span text:style-name="T136">o</text:span><text:span text:style-name="T11">rk</text:span><text:span text:style-name="T232"> </text:span><text:span text:style-name="T1">mos</text:span><text:span text:style-name="T2">t</text:span><text:span text:style-name="T219"> </text:span><text:span text:style-name="T1">of</text:span><text:span text:style-name="T220"> </text:span><text:span text:style-name="T2">t</text:span><text:span text:style-name="T1">he</text:span><text:span text:style-name="T146"> </text:span><text:span text:style-name="T1">time</text:span><text:span text:style-name="T96"> </text:span><text:span text:style-name="T1">wi</text:span><text:span text:style-name="T2">t</text:span><text:span text:style-name="T1">h</text:span><text:span text:style-name="T106"> </text:span><text:span text:style-name="T17">IBM</text:span><text:span text:style-name="T96"> </text:span><text:span text:style-name="T2">technologies,</text:span><text:span text:style-name="T94"> </text:span><text:span text:style-name="T1">RSA,</text:span><text:span text:style-name="T96"> </text:span><text:span text:style-name="T2">J</text:span><text:span text:style-name="T1">a</text:span><text:span text:style-name="T2">v</text:span><text:span text:style-name="T1">a,</text:span><text:span text:style-name="T2">T</text:span><text:span text:style-name="T1">i</text:span><text:span text:style-name="T2">v</text:span><text:span text:style-name="T1">oli,</text:span><text:span text:style-name="T96"> </text:span><text:span text:style-name="T2">J</text:span><text:span text:style-name="T1">o</text:span><text:span text:style-name="T2">b</text:span><text:span text:style-name="T90"> </text:span><text:span text:style-name="T2">Scheduling</text:span><text:span text:style-name="T87"> </text:span><text:span text:style-name="T2">C</text:span><text:span text:style-name="T1">onsole,</text:span><text:span text:style-name="T233"> </text:span><text:span text:style-name="T11">AIX</text:span><text:span text:style-name="T136">,</text:span><text:span text:style-name="T233"> </text:span><text:span text:style-name="T2">Z-L</text:span><text:span text:style-name="T1">inu</text:span><text:span text:style-name="T2">x</text:span><text:span text:style-name="T1">,</text:span><text:span text:style-name="T210"> </text:span><text:span text:style-name="T2">CMVC</text:span><text:span text:style-name="T190"> </text:span><text:span text:style-name="T1">(like</text:span><text:span text:style-name="T210"> </text:span><text:span text:style-name="T1">su</text:span><text:span text:style-name="T2">bv</text:span><text:span text:style-name="T1">e</text:span><text:span text:style-name="T2">r</text:span><text:span text:style-name="T1">sion</text:span><text:span text:style-name="T210"> </text:span><text:span text:style-name="T1">wi</text:span><text:span text:style-name="T2">t</text:span><text:span text:style-name="T1">h</text:span><text:span text:style-name="T71"> </text:span><text:span text:style-name="T136">mo</text:span><text:span text:style-name="T11">r</text:span><text:span text:style-name="T136">e</text:span><text:span text:style-name="T118"> </text:span><text:span text:style-name="T2">f</text:span><text:span text:style-name="T1">ea</text:span><text:span text:style-name="T2">t</text:span><text:span text:style-name="T1">u</text:span><text:span text:style-name="T2">r</text:span><text:span text:style-name="T1">es,</text:span><text:span text:style-name="T71"> </text:span><text:span text:style-name="T1">from</text:span><text:span text:style-name="T233"> </text:span><text:span text:style-name="T17">IBM</text:span><text:span text:style-name="T2">),</text:span><text:span text:style-name="T71"> </text:span><text:span text:style-name="T11">J</text:span><text:span text:style-name="T136">S</text:span><text:span text:style-name="T11">C</text:span><text:span text:style-name="T136">,</text:span><text:span text:style-name="T71"> </text:span><text:span text:style-name="T1">J2EE,</text:span><text:span text:style-name="T71"> </text:span><text:span text:style-name="T25">WA</text:span><text:span text:style-name="T11">S,</text:span><text:span text:style-name="T71"> </text:span><text:span text:style-name="T22">DB</text:span><text:span text:style-name="T17">2</text:span><text:span text:style-name="T78"> </text:span><text:span text:style-name="T136">as</text:span><text:span text:style-name="T232"> </text:span><text:span text:style-name="T2">t</text:span><text:span text:style-name="T1">he</text:span><text:span text:style-name="T71"> </text:span><text:span text:style-name="T1">database,</text:span><text:span text:style-name="T218"> </text:span><text:span text:style-name="T1">RTC,</text:span><text:span text:style-name="T110"> </text:span><text:span text:style-name="T2">t</text:span><text:span text:style-name="T1">he</text:span><text:span text:style-name="T185"> </text:span><text:span text:style-name="T1">Lotus</text:span><text:span text:style-name="T123"> </text:span><text:span text:style-name="T1">sui</text:span><text:span text:style-name="T2">t</text:span><text:span text:style-name="T1">e</text:span><text:span text:style-name="T2">:</text:span><text:span text:style-name="T123"> </text:span><text:span text:style-name="T1">no</text:span><text:span text:style-name="T2">t</text:span><text:span text:style-name="T1">es,</text:span><text:span text:style-name="T185"> </text:span><text:span text:style-name="T1">sametime,</text:span><text:span text:style-name="T185"> </text:span><text:span text:style-name="T1">s</text:span><text:span text:style-name="T2">y</text:span><text:span text:style-name="T1">m</text:span><text:span text:style-name="T2">p</text:span><text:span text:style-name="T1">hon</text:span><text:span text:style-name="T2">y</text:span><text:span text:style-name="T1">,</text:span><text:span text:style-name="T110"> </text:span><text:span text:style-name="T2">connections.</text:span></text:p>
        <text:p text:style-name="P1"/>
        <text:p text:style-name="P11"/>
      </text:section>
      <text:section text:style-name="Sect9" text:name="Section14">
        <text:list xml:id="list31648861" text:continue-numbering="true" text:style-name="Outline">
          <text:list-item>
            <text:list>
              <text:list-item>
                <text:h text:style-name="P89" text:outline-level="2"><text:span text:style-name="T274">Truveli</text:span></text:h>
              </text:list-item>
            </text:list>
          </text:list-item>
        </text:list>
        <text:p text:style-name="P24"/>
        <text:list xml:id="list31664286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<text:span text:style-name="T11">R</text:span><text:span text:style-name="T136">u</text:span><text:span text:style-name="T11">b</text:span><text:span text:style-name="T136">y</text:span><text:span text:style-name="T216"> </text:span><text:span text:style-name="T1">Developer</text:span></text:h>
                  </text:list-item>
                </text:list>
              </text:list-item>
            </text:list>
          </text:list-item>
        </text:list>
        <text:p text:style-name="P1"/>
        <text:p text:style-name="P64"><text:span text:style-name="T29">04</text:span><text:span text:style-name="T223"> </text:span><text:span text:style-name="T160">/</text:span><text:span text:style-name="T225"> </text:span><text:span text:style-name="T172">2010</text:span><text:span text:style-name="T159"> </text:span><text:span text:style-name="T226">-</text:span><text:span text:style-name="T16"> </text:span><text:span text:style-name="T29">07</text:span><text:span text:style-name="T223"> </text:span><text:span text:style-name="T160">/</text:span><text:span text:style-name="T21"> </text:span><text:span text:style-name="T172">2010</text:span></text:p>
      </text:section>
      <text:section text:style-name="Sect1" text:name="Section15">
        <text:p text:style-name="P25"/>
        <text:p text:style-name="Text_20_body"><text:span text:style-name="T11">W</text:span><text:span text:style-name="T136">o</text:span><text:span text:style-name="T11">rk</text:span><text:span text:style-name="T136">ed</text:span><text:span text:style-name="T219"> </text:span><text:span text:style-name="T1">in</text:span><text:span text:style-name="T219"> </text:span><text:span text:style-name="T1">a</text:span><text:span text:style-name="T235"> </text:span><text:span text:style-name="T17">R</text:span><text:span text:style-name="T2">u</text:span><text:span text:style-name="T17">by</text:span><text:span text:style-name="T230"> </text:span><text:span text:style-name="T1">and</text:span><text:span text:style-name="T219"> </text:span><text:span text:style-name="T2">R</text:span><text:span text:style-name="T1">ails</text:span><text:span text:style-name="T219"> </text:span><text:span text:style-name="T2">we</text:span><text:span text:style-name="T17">b</text:span><text:span text:style-name="T236"> </text:span><text:span text:style-name="T1">s</text:span><text:span text:style-name="T2">y</text:span><text:span text:style-name="T1">s</text:span><text:span text:style-name="T2">t</text:span><text:span text:style-name="T1">em</text:span><text:span text:style-name="T235"> </text:span><text:span text:style-name="T136">as</text:span><text:span text:style-name="T219"> </text:span><text:span text:style-name="T1">a</text:span><text:span text:style-name="T235"> </text:span><text:span text:style-name="T136">pa</text:span><text:span text:style-name="T11">r</text:span><text:span text:style-name="T136">t</text:span><text:span text:style-name="T237"> </text:span><text:span text:style-name="T1">time</text:span></text:p>
      </text:section>
      <text:p text:style-name="P58"><text:span text:style-name="T4">d</text:span><text:span text:style-name="T173">e</text:span><text:span text:style-name="T4">v</text:span><text:span text:style-name="T173">e</text:span><text:span text:style-name="T4">l</text:span><text:span text:style-name="T173">o</text:span><text:span text:style-name="T4">p</text:span><text:span text:style-name="T173">e</text:span><text:span text:style-name="T4">r </text:span><text:span text:style-name="T18">durin</text:span><text:span text:style-name="T4">g</text:span><text:span text:style-name="T80"> </text:span><text:span text:style-name="T4">wee</text:span><text:span text:style-name="T18">k</text:span><text:span text:style-name="T4">e</text:span><text:span text:style-name="T18">nds</text:span><text:span text:style-name="T4">.</text:span><text:span text:style-name="T191"> </text:span><text:span text:style-name="T173">The</text:span><text:span text:style-name="T83"> </text:span><text:span text:style-name="T18">t</text:span><text:span text:style-name="T4">e</text:span><text:span text:style-name="T18">chn</text:span><text:span text:style-name="T4">o</text:span><text:span text:style-name="T18">l</text:span><text:span text:style-name="T4">og</text:span><text:span text:style-name="T18">i</text:span><text:span text:style-name="T4">e</text:span><text:span text:style-name="T18">s</text:span><text:span text:style-name="T80"> </text:span><text:span text:style-name="T173">I</text:span><text:span text:style-name="T83"> </text:span><text:span text:style-name="T18">us</text:span><text:span text:style-name="T4">e</text:span><text:span text:style-name="T18">d</text:span><text:span text:style-name="T80"> </text:span><text:span text:style-name="T173">we</text:span><text:span text:style-name="T4">r</text:span><text:span text:style-name="T173">e</text:span><text:span text:style-name="T99"> </text:span><text:span text:style-name="T4">mysql</text:span><text:span text:style-name="T173">,</text:span><text:span text:style-name="T239"> </text:span><text:span text:style-name="T27">ajax</text:span><text:span text:style-name="T240"> </text:span><text:span text:style-name="T173">w</text:span><text:span text:style-name="T4">ith</text:span><text:span text:style-name="T241"> </text:span><text:span text:style-name="T173">jquery</text:span><text:span text:style-name="T239"> </text:span><text:span text:style-name="T4">and</text:span><text:span text:style-name="T206"> </text:span><text:span text:style-name="T173">javascript,</text:span><text:span text:style-name="T206"> </text:span><text:span text:style-name="T4">rails</text:span><text:span text:style-name="T173">,</text:span><text:span text:style-name="T239"> </text:span><text:span text:style-name="T18">svn</text:span><text:span text:style-name="T4">,</text:span><text:span text:style-name="T206"> </text:span><text:span text:style-name="T4">linux</text:span><text:span text:style-name="T173">,</text:span></text:p>
      <text:p text:style-name="P59"><text:span text:style-name="T2">r</text:span><text:span text:style-name="T1">edmine,</text:span><text:span text:style-name="T89"> </text:span><text:span text:style-name="T1">Active</text:span><text:span text:style-name="T90"> </text:span><text:span text:style-name="T2">M</text:span><text:span text:style-name="T1">e</text:span><text:span text:style-name="T2">rc</text:span><text:span text:style-name="T1">han</text:span><text:span text:style-name="T2">t</text:span><text:span text:style-name="T1">,</text:span><text:span text:style-name="T89"> </text:span><text:span text:style-name="T11">P</text:span><text:span text:style-name="T136">aypal,</text:span><text:span text:style-name="T90"> </text:span><text:span text:style-name="T2">A</text:span><text:span text:style-name="T1">u</text:span><text:span text:style-name="T2">t</text:span><text:span text:style-name="T1">hlogi</text:span><text:span text:style-name="T2">c</text:span><text:span text:style-name="T1">,</text:span><text:span text:style-name="T89"> </text:span><text:span text:style-name="T2">M</text:span><text:span text:style-name="T1">ig</text:span><text:span text:style-name="T2">r</text:span><text:span text:style-name="T1">a</text:span><text:span text:style-name="T2">t</text:span><text:span text:style-name="T1">ions,</text:span><text:span text:style-name="T90"> </text:span><text:span text:style-name="T1">Active</text:span><text:span text:style-name="T242"> </text:span><text:span text:style-name="T17">R</text:span><text:span text:style-name="T2">eco</text:span><text:span text:style-name="T17">r</text:span><text:span text:style-name="T2">d,</text:span><text:span text:style-name="T73"> </text:span><text:span text:style-name="T1">we</text:span><text:span text:style-name="T2">br</text:span><text:span text:style-name="T1">i</text:span><text:span text:style-name="T2">ck</text:span><text:span text:style-name="T84"> </text:span><text:span text:style-name="T1">and</text:span><text:span text:style-name="T109"> </text:span><text:span text:style-name="T1">mong</text:span><text:span text:style-name="T2">r</text:span><text:span text:style-name="T1">el</text:span></text:p>
      <text:p text:style-name="P1"/>
      <text:p text:style-name="P11"/>
      <text:section text:style-name="Sect10" text:name="Section16">
        <text:list xml:id="list31644477" text:continue-numbering="true" text:style-name="Outline">
          <text:list-item>
            <text:list>
              <text:list-item>
                <text:h text:style-name="P88" text:outline-level="2"><text:span text:style-name="T274">On</text:span><text:span text:style-name="T295"> my</text:span><text:span text:style-name="T299"> </text:span><text:span text:style-name="T275">O</text:span><text:span text:style-name="T279">wn</text:span></text:h>
              </text:list-item>
            </text:list>
          </text:list-item>
        </text:list>
        <text:p text:style-name="P24"/>
        <text:list xml:id="list31642558" text:continue-numbering="true" text:style-name="Outline">
          <text:list-item>
            <text:list>
              <text:list-item>
                <text:list>
                  <text:list-item>
                    <text:h text:style-name="P104" text:outline-level="3"><text:span text:style-name="T77">Ecomerce</text:span></text:h>
                  </text:list-item>
                </text:list>
              </text:list-item>
            </text:list>
          </text:list-item>
        </text:list>
        <text:p text:style-name="P1"/>
        <text:p text:style-name="P65"><text:span text:style-name="T29">12</text:span><text:span text:style-name="T223"> </text:span><text:span text:style-name="T160">/</text:span><text:span text:style-name="T225"> </text:span><text:span text:style-name="T172">2008</text:span><text:span text:style-name="T159"> </text:span><text:span text:style-name="T226">-</text:span><text:span text:style-name="T16"> </text:span><text:span text:style-name="T29">01</text:span><text:span text:style-name="T223"> </text:span><text:span text:style-name="T160">/</text:span><text:span text:style-name="T21"> </text:span><text:span text:style-name="T172">2009</text:span></text:p>
      </text:section>
      <text:section text:style-name="Sect1" text:name="Section17">
        <text:p text:style-name="P25"/>
        <text:p text:style-name="P66"><text:span text:style-name="T18">D</text:span><text:span text:style-name="T4">e</text:span><text:span text:style-name="T18">si</text:span><text:span text:style-name="T4">g</text:span><text:span text:style-name="T18">n</text:span><text:span text:style-name="T241"> </text:span><text:span text:style-name="T14">a</text:span><text:span text:style-name="T137">n</text:span><text:span text:style-name="T243"> </text:span><text:span text:style-name="T173">implementation</text:span><text:span text:style-name="T241"> </text:span><text:span text:style-name="T173">of</text:span><text:span text:style-name="T241"> </text:span><text:span text:style-name="T4">g</text:span><text:span text:style-name="T173">e</text:span><text:span text:style-name="T4">n</text:span><text:span text:style-name="T173">e</text:span><text:span text:style-name="T4">ral</text:span><text:span text:style-name="T241"> </text:span><text:span text:style-name="T173">purpose</text:span><text:span text:style-name="T241"> </text:span><text:span text:style-name="T173">E-Commerce</text:span><text:span text:style-name="T244"> </text:span><text:span text:style-name="T18">usin</text:span><text:span text:style-name="T4">g</text:span><text:span text:style-name="T239"> </text:span><text:span text:style-name="T27">Ajax</text:span><text:span text:style-name="T14">,</text:span><text:span text:style-name="T245"> </text:span><text:span text:style-name="T18">Ruby</text:span><text:span text:style-name="T245"> </text:span><text:span text:style-name="T173">on</text:span><text:span text:style-name="T239"> </text:span><text:span text:style-name="T18">Rails</text:span><text:span text:style-name="T4">,</text:span><text:span text:style-name="T245"> </text:span><text:span text:style-name="T173">Active</text:span><text:span text:style-name="T239"> </text:span><text:span text:style-name="T18">R</text:span><text:span text:style-name="T4">e</text:span><text:span text:style-name="T18">c</text:span><text:span text:style-name="T4">o</text:span><text:span text:style-name="T18">rds</text:span><text:span text:style-name="T4">,</text:span><text:span text:style-name="T245"> </text:span><text:span text:style-name="T4">th</text:span><text:span text:style-name="T173">e</text:span><text:span text:style-name="T245"> </text:span><text:span text:style-name="T18">n</text:span><text:span text:style-name="T4">ew</text:span><text:span text:style-name="T241"> </text:span><text:span text:style-name="T24">ORM</text:span><text:span text:style-name="T245"> </text:span><text:span text:style-name="T173">from</text:span><text:span text:style-name="T119"> </text:span><text:span text:style-name="T18">Ruby</text:span><text:span text:style-name="T240"> </text:span><text:span text:style-name="T173">on</text:span><text:span text:style-name="T239"> </text:span><text:span text:style-name="T18">Rails</text:span><text:span text:style-name="T4">,</text:span><text:span text:style-name="T245"> </text:span><text:span text:style-name="T18">Mysql</text:span><text:span text:style-name="T245"> </text:span><text:span text:style-name="T14">a</text:span><text:span text:style-name="T137">s</text:span><text:span text:style-name="T239"> </text:span><text:span text:style-name="T4">th</text:span><text:span text:style-name="T173">e</text:span><text:span text:style-name="T245"> </text:span><text:span text:style-name="T173">database,</text:span><text:span text:style-name="T245"> </text:span><text:span text:style-name="T18">JQu</text:span><text:span text:style-name="T4">e</text:span><text:span text:style-name="T18">ry</text:span><text:span text:style-name="T240"> </text:span><text:span text:style-name="T4">and</text:span><text:span text:style-name="T206"> </text:span><text:span text:style-name="T27">Ajax</text:span><text:span text:style-name="T14">.</text:span></text:p>
        <text:p text:style-name="P59"><text:span text:style-name="T4">Int</text:span><text:span text:style-name="T173">e</text:span><text:span text:style-name="T4">racti</text:span><text:span text:style-name="T173">o</text:span><text:span text:style-name="T4">n</text:span><text:span text:style-name="T177"> </text:span><text:span text:style-name="T173">w</text:span><text:span text:style-name="T4">ith</text:span><text:span text:style-name="T169"> </text:span><text:span text:style-name="T4">Auth</text:span><text:span text:style-name="T173">o</text:span><text:span text:style-name="T4">riz</text:span><text:span text:style-name="T173">e.</text:span><text:span text:style-name="T4">n</text:span><text:span text:style-name="T173">e</text:span><text:span text:style-name="T4">t</text:span><text:span text:style-name="T243"> </text:span><text:span text:style-name="T4">and</text:span><text:span text:style-name="T169"> </text:span><text:span text:style-name="T173">o</text:span><text:span text:style-name="T4">th</text:span><text:span text:style-name="T173">e</text:span><text:span text:style-name="T4">r</text:span><text:span text:style-name="T241"> </text:span><text:span text:style-name="T173">payment</text:span><text:span text:style-name="T217"> </text:span><text:span text:style-name="T4">gat</text:span><text:span text:style-name="T173">ew</text:span><text:span text:style-name="T4">ays</text:span><text:span text:style-name="T75"> </text:span><text:span text:style-name="T4">supp</text:span><text:span text:style-name="T173">o</text:span><text:span text:style-name="T4">rt</text:span><text:span text:style-name="T173">e</text:span><text:span text:style-name="T4">d</text:span><text:span text:style-name="T173">.</text:span></text:p>
        <text:p text:style-name="P1"/>
        <text:p text:style-name="P11"/>
        <text:p text:style-name="P30"><text:span text:style-name="T300">M</text:span><text:span text:style-name="T301">ovilogic<text:tab/></text:span><text:span text:style-name="T39">2008</text:span><text:span text:style-name="T40"> </text:span><text:span text:style-name="T41"><text:s/></text:span><text:span text:style-name="T40">- </text:span><text:span text:style-name="T42"><text:s/></text:span><text:span text:style-name="T39">2009</text:span></text:p>
        <text:list xml:id="list31663601" text:continue-numbering="true" text:style-name="Outline">
          <text:list-item>
            <text:list>
              <text:list-item>
                <text:list>
                  <text:list-item>
                    <text:h text:style-name="P105" text:outline-level="3"><text:span text:style-name="T1">Java</text:span><text:span text:style-name="T190"> </text:span><text:span text:style-name="T1">Developer</text:span></text:h>
                  </text:list-item>
                </text:list>
              </text:list-item>
            </text:list>
          </text:list-item>
        </text:list>
        <text:p text:style-name="P17"/>
        <text:p text:style-name="P68"><text:span text:style-name="T11">A</text:span><text:span text:style-name="T136">s</text:span><text:span text:style-name="T236"> </text:span><text:span text:style-name="T1">a</text:span><text:span text:style-name="T212"> </text:span><text:span text:style-name="T2">c</text:span><text:span text:style-name="T1">on</text:span><text:span text:style-name="T2">tr</text:span><text:span text:style-name="T1">a</text:span><text:span text:style-name="T2">ct</text:span><text:span text:style-name="T1">o</text:span><text:span text:style-name="T2">r</text:span><text:span text:style-name="T71"> </text:span><text:span text:style-name="T2">f</text:span><text:span text:style-name="T1">o</text:span><text:span text:style-name="T2">r</text:span><text:span text:style-name="T71"> </text:span><text:span text:style-name="T2">Ev</text:span><text:span text:style-name="T1">e</text:span><text:span text:style-name="T2">r</text:span><text:span text:style-name="T1">is</text:span><text:span text:style-name="T237"> </text:span><text:span text:style-name="T2">C</text:span><text:span text:style-name="T1">onsul</text:span><text:span text:style-name="T2">t</text:span><text:span text:style-name="T1">an</text:span><text:span text:style-name="T2">cy</text:span><text:span text:style-name="T232"> </text:span><text:span text:style-name="T2">S</text:span><text:span text:style-name="T1">e</text:span><text:span text:style-name="T2">rv</text:span><text:span text:style-name="T1">i</text:span><text:span text:style-name="T2">c</text:span><text:span text:style-name="T1">es</text:span><text:span text:style-name="T2">:</text:span></text:p>
        <text:p text:style-name="P60"><text:span text:style-name="T1">I</text:span><text:span text:style-name="T246"> </text:span><text:span text:style-name="T1">a</text:span><text:span text:style-name="T2">cq</text:span><text:span text:style-name="T1">ui</text:span><text:span text:style-name="T2">r</text:span><text:span text:style-name="T1">ed</text:span><text:span text:style-name="T121"> </text:span><text:span text:style-name="T1">e</text:span><text:span text:style-name="T2">xp</text:span><text:span text:style-name="T1">e</text:span><text:span text:style-name="T2">r</text:span><text:span text:style-name="T1">ien</text:span><text:span text:style-name="T2">c</text:span><text:span text:style-name="T1">e</text:span><text:span text:style-name="T227"> </text:span><text:span text:style-name="T1">in</text:span><text:span text:style-name="T251"> </text:span><text:span text:style-name="T2">t</text:span><text:span text:style-name="T1">he</text:span><text:span text:style-name="T227"> </text:span><text:span text:style-name="T17">f</text:span><text:span text:style-name="T2">ollowing</text:span><text:span text:style-name="T121"> </text:span><text:span text:style-name="T2">technologies</text:span><text:span text:style-name="T17">:</text:span><text:span text:style-name="T251"> </text:span><text:span text:style-name="T2">H</text:span><text:span text:style-name="T1">i</text:span><text:span text:style-name="T2">b</text:span><text:span text:style-name="T1">e</text:span><text:span text:style-name="T2">r</text:span><text:span text:style-name="T1">na</text:span><text:span text:style-name="T2">t</text:span><text:span text:style-name="T1">e,</text:span><text:span text:style-name="T107"> </text:span><text:span text:style-name="T17">My</text:span><text:span text:style-name="T2">s</text:span><text:span text:style-name="T17">q</text:span><text:span text:style-name="T2">l,</text:span><text:span text:style-name="T81"> </text:span><text:span text:style-name="T17">Jb</text:span><text:span text:style-name="T2">oss,</text:span><text:span text:style-name="T81"> </text:span><text:span text:style-name="T1">Java,</text:span><text:span text:style-name="T81"> </text:span><text:span text:style-name="T1">Struts,</text:span><text:span text:style-name="T190"> </text:span><text:span text:style-name="T2">M</text:span><text:span text:style-name="T1">a</text:span><text:span text:style-name="T2">v</text:span><text:span text:style-name="T1">en,</text:span><text:span text:style-name="T81"> </text:span><text:span text:style-name="T1">JavaScript,</text:span><text:span text:style-name="T81"> </text:span><text:span text:style-name="T2">JQ</text:span><text:span text:style-name="T1">ue</text:span><text:span text:style-name="T2">ry</text:span><text:span text:style-name="T1">,</text:span><text:span text:style-name="T190"> </text:span><text:span text:style-name="T1">HTML,</text:span><text:span text:style-name="T118"> </text:span><text:span text:style-name="T11">J</text:span><text:span text:style-name="T136">S</text:span><text:span text:style-name="T11">P</text:span><text:span text:style-name="T136">,</text:span><text:span text:style-name="T230"> </text:span><text:span text:style-name="T17">DWR</text:span><text:span text:style-name="T2">,</text:span><text:span text:style-name="T230"> </text:span><text:span text:style-name="T2">JS</text:span><text:span text:style-name="T1">on,</text:span><text:span text:style-name="T164"> </text:span><text:span text:style-name="T25">Aj</text:span><text:span text:style-name="T11">ax,</text:span><text:span text:style-name="T230"> </text:span><text:span text:style-name="T17">JU</text:span><text:span text:style-name="T2">nit,</text:span><text:span text:style-name="T164"> </text:span><text:span text:style-name="T2">doing</text:span><text:span text:style-name="T219"> </text:span><text:span text:style-name="T1">in</text:span><text:span text:style-name="T2">t</text:span><text:span text:style-name="T1">e</text:span><text:span text:style-name="T2">r</text:span><text:span text:style-name="T1">nal</text:span><text:span text:style-name="T164"> </text:span><text:span text:style-name="T2">we</text:span><text:span text:style-name="T17">b</text:span><text:span text:style-name="T236"> </text:span><text:span text:style-name="T1">s</text:span><text:span text:style-name="T2">y</text:span><text:span text:style-name="T1">s</text:span><text:span text:style-name="T2">t</text:span><text:span text:style-name="T1">ems</text:span><text:span text:style-name="T219"> </text:span><text:span text:style-name="T2">f</text:span><text:span text:style-name="T1">o</text:span><text:span text:style-name="T2">r</text:span><text:span text:style-name="T108"> </text:span><text:span text:style-name="T2">OSDE</text:span><text:span text:style-name="T1">,</text:span><text:span text:style-name="T104"> </text:span><text:span text:style-name="T2">which</text:span><text:span text:style-name="T106"> </text:span><text:span text:style-name="T1">is</text:span><text:span text:style-name="T96"> </text:span><text:span text:style-name="T1">a</text:span><text:span text:style-name="T84"> </text:span><text:span text:style-name="T1">prepaid</text:span><text:span text:style-name="T94"> </text:span><text:span text:style-name="T2">medicine</text:span><text:span text:style-name="T96"> </text:span><text:span text:style-name="T1">company.</text:span></text:p>
        <text:p text:style-name="P1"/>
        <text:p text:style-name="P11"/>
      </text:section>
      <text:section text:style-name="Sect11" text:name="Section18">
        <text:list xml:id="list31651375" text:continue-numbering="true" text:style-name="Outline">
          <text:list-item>
            <text:list>
              <text:list-item>
                <text:h text:style-name="P88" text:outline-level="2"><text:span text:style-name="T296">G</text:span><text:span text:style-name="T303">O</text:span><text:span text:style-name="T296">MB</text:span><text:span text:style-name="T303">u</text:span></text:h>
              </text:list-item>
            </text:list>
          </text:list-item>
        </text:list>
        <text:p text:style-name="P1"/>
        <text:p text:style-name="P69"><text:span text:style-name="T29">05</text:span><text:span text:style-name="T223"> </text:span><text:span text:style-name="T160">/</text:span><text:span text:style-name="T225"> </text:span><text:span text:style-name="T172">2008</text:span><text:span text:style-name="T159"> </text:span><text:span text:style-name="T226">-</text:span><text:span text:style-name="T16"> </text:span><text:span text:style-name="T29">11</text:span><text:span text:style-name="T223"> </text:span><text:span text:style-name="T160">/</text:span><text:span text:style-name="T21"> </text:span><text:span text:style-name="T172">2008</text:span></text:p>
      </text:section>
      <text:section text:style-name="Sect1" text:name="Section19">
        <text:list xml:id="list31654720" text:continue-numbering="true" text:style-name="Outline">
          <text:list-item>
            <text:list>
              <text:list-item>
                <text:list>
                  <text:list-item>
                    <text:h text:style-name="P106" text:outline-level="3"><text:span text:style-name="T1">Freelance</text:span><text:span text:style-name="T252"> </text:span><text:span text:style-name="T1">and</text:span><text:span text:style-name="T224"> </text:span><text:span text:style-name="T1">"Ad-Honorem"</text:span><text:span text:style-name="T20"> </text:span><text:span text:style-name="T17">M</text:span><text:span text:style-name="T2">o</text:span><text:span text:style-name="T17">bil</text:span><text:span text:style-name="T2">e</text:span><text:span text:style-name="T224"> </text:span><text:span text:style-name="T1">Consultant</text:span></text:h>
                  </text:list-item>
                </text:list>
              </text:list-item>
            </text:list>
          </text:list-item>
        </text:list>
        <text:p text:style-name="P17"/>
        <text:p text:style-name="P67"><text:span text:style-name="T173">I created</text:span><text:span text:style-name="T24"> </text:span><text:span text:style-name="T173">a</text:span><text:span text:style-name="T14"> </text:span><text:span text:style-name="T27">j</text:span><text:span text:style-name="T14">2</text:span><text:span text:style-name="T27">m</text:span><text:span text:style-name="T14">e</text:span><text:span text:style-name="T4"> </text:span><text:span text:style-name="T173">application</text:span><text:span text:style-name="T24"> </text:span><text:span text:style-name="T4">w</text:span><text:span text:style-name="T18">hich </text:span><text:span text:style-name="T173">w</text:span><text:span text:style-name="T4">as</text:span><text:span text:style-name="T18"> </text:span><text:span text:style-name="T4">t</text:span><text:span text:style-name="T173">e</text:span><text:span text:style-name="T4">st</text:span><text:span text:style-name="T173">e</text:span><text:span text:style-name="T4">d</text:span><text:span text:style-name="T24"> </text:span><text:span text:style-name="T4">m</text:span><text:span text:style-name="T173">o</text:span><text:span text:style-name="T4">stly </text:span><text:span text:style-name="T173">on</text:span><text:span text:style-name="T18"> </text:span><text:span text:style-name="T173">Sony</text:span><text:span text:style-name="T100"> </text:span><text:span text:style-name="T4">Ericss</text:span><text:span text:style-name="T173">o</text:span><text:span text:style-name="T4">n</text:span><text:span text:style-name="T137"> </text:span><text:span text:style-name="T173">mobile</text:span><text:span text:style-name="T137"> </text:span><text:span text:style-name="T18">ph</text:span><text:span text:style-name="T4">o</text:span><text:span text:style-name="T18">n</text:span><text:span text:style-name="T4">e</text:span><text:span text:style-name="T18">s</text:span><text:span text:style-name="T4">,</text:span><text:span text:style-name="T137"> </text:span><text:span text:style-name="T173">preferably</text:span><text:span text:style-name="T14"> </text:span><text:span text:style-name="T27">240</text:span><text:span text:style-name="T171">x</text:span><text:span text:style-name="T27">320.</text:span><text:span text:style-name="T137"> </text:span><text:span text:style-name="T4">Wh</text:span><text:span text:style-name="T173">e</text:span><text:span text:style-name="T4">n</text:span><text:span text:style-name="T137"> </text:span><text:span text:style-name="T173">you </text:span><text:span text:style-name="T14">tak</text:span><text:span text:style-name="T137">e </text:span><text:span text:style-name="T173">a</text:span><text:span text:style-name="T180"> </text:span><text:span text:style-name="T173">picture</text:span><text:span text:style-name="T171"> </text:span><text:span text:style-name="T173">of</text:span><text:span text:style-name="T27"> </text:span><text:span text:style-name="T173">a</text:span><text:span text:style-name="T175"> </text:span><text:span text:style-name="T173">person</text:span><text:span text:style-name="T27"> </text:span><text:span text:style-name="T4">it</text:span><text:span text:style-name="T158"> </text:span><text:span text:style-name="T4">r</text:span><text:span text:style-name="T173">e</text:span><text:span text:style-name="T4">turns</text:span><text:span text:style-name="T14"> </text:span><text:span text:style-name="T173">its</text:span><text:span text:style-name="T27"> </text:span><text:span text:style-name="T4">fac</text:span><text:span text:style-name="T173">e</text:span><text:span text:style-name="T4">b</text:span><text:span text:style-name="T173">oo</text:span><text:span text:style-name="T4">k</text:span><text:span text:style-name="T177"> </text:span><text:span text:style-name="T4">pr</text:span><text:span text:style-name="T173">o</text:span><text:span text:style-name="T4">fil</text:span><text:span text:style-name="T173">e.</text:span><text:span text:style-name="T171"> </text:span><text:span text:style-name="T173">I</text:span><text:span text:style-name="T171"> </text:span><text:span text:style-name="T4">g</text:span><text:span text:style-name="T173">o</text:span><text:span text:style-name="T4">t</text:span><text:span text:style-name="T127"> </text:span><text:span text:style-name="T173">e</text:span><text:span text:style-name="T4">xp</text:span><text:span text:style-name="T173">e</text:span><text:span text:style-name="T4">ri</text:span><text:span text:style-name="T173">e</text:span><text:span text:style-name="T4">nc</text:span><text:span text:style-name="T173">e</text:span><text:span text:style-name="T240"> </text:span><text:span text:style-name="T173">w</text:span><text:span text:style-name="T4">ith</text:span><text:span text:style-name="T245"> </text:span><text:span text:style-name="T4">th</text:span><text:span text:style-name="T173">e</text:span><text:span text:style-name="T240"> </text:span><text:span text:style-name="T18">f</text:span><text:span text:style-name="T4">o</text:span><text:span text:style-name="T18">ll</text:span><text:span text:style-name="T4">ow</text:span><text:span text:style-name="T18">in</text:span><text:span text:style-name="T4">g</text:span><text:span text:style-name="T245"> </text:span><text:span text:style-name="T18">t</text:span><text:span text:style-name="T4">e</text:span><text:span text:style-name="T18">chn</text:span><text:span text:style-name="T4">o</text:span><text:span text:style-name="T18">l</text:span><text:span text:style-name="T4">og</text:span><text:span text:style-name="T18">i</text:span><text:span text:style-name="T4">e</text:span><text:span text:style-name="T18">s:</text:span><text:span text:style-name="T245"> </text:span><text:span text:style-name="T4">J</text:span><text:span text:style-name="T173">2</text:span><text:span text:style-name="T4">ME</text:span><text:span text:style-name="T173">,</text:span><text:span text:style-name="T240"> </text:span><text:span text:style-name="T173">MMAPI,</text:span><text:span text:style-name="T74"> </text:span><text:span text:style-name="T4">pyth</text:span><text:span text:style-name="T173">o</text:span><text:span text:style-name="T4">n</text:span><text:span text:style-name="T173">, </text:span><text:span text:style-name="T4">m</text:span><text:span text:style-name="T173">e</text:span><text:span text:style-name="T4">chaniz</text:span><text:span text:style-name="T173">e,</text:span><text:span text:style-name="T4"> </text:span><text:span text:style-name="T173">php.</text:span><text:span text:style-name="T4"> This d</text:span><text:span text:style-name="T173">e</text:span><text:span text:style-name="T4">m</text:span><text:span text:style-name="T173">o</text:span><text:span text:style-name="T137"> </text:span><text:span text:style-name="T173">application</text:span><text:span text:style-name="T18"> </text:span><text:span text:style-name="T14">mak</text:span><text:span text:style-name="T137">es</text:span><text:span text:style-name="T4"> </text:span><text:span text:style-name="T18">us</text:span><text:span text:style-name="T4">e </text:span><text:span text:style-name="T173">of a</text:span><text:span text:style-name="T128"> </text:span><text:span text:style-name="T4">third</text:span><text:span text:style-name="T27"> </text:span><text:span text:style-name="T14">party</text:span><text:span text:style-name="T158"> </text:span><text:span text:style-name="T4">s</text:span><text:span text:style-name="T173">e</text:span><text:span text:style-name="T4">rvic</text:span><text:span text:style-name="T173">e.</text:span><text:span text:style-name="T158"> </text:span><text:span text:style-name="T4">Als</text:span><text:span text:style-name="T173">o</text:span><text:span text:style-name="T175"> </text:span><text:span text:style-name="T4">w</text:span><text:span text:style-name="T18">ith</text:span><text:span text:style-name="T4">o</text:span><text:span text:style-name="T18">ut</text:span><text:span text:style-name="T175"> </text:span><text:span text:style-name="T4">th</text:span><text:span text:style-name="T173">e</text:span><text:span text:style-name="T171"> </text:span><text:span text:style-name="T4">s</text:span><text:span text:style-name="T173">e</text:span><text:span text:style-name="T4">rvic</text:span><text:span text:style-name="T173">e</text:span><text:span text:style-name="T171"> </text:span><text:span text:style-name="T4">th</text:span><text:span text:style-name="T173">e</text:span><text:span text:style-name="T158"> </text:span><text:span text:style-name="T173">application</text:span><text:span text:style-name="T27"> </text:span><text:span text:style-name="T4">is</text:span><text:span text:style-name="T102"> </text:span><text:span text:style-name="T173">able to</text:span><text:span text:style-name="T137"> </text:span><text:span text:style-name="T173">upload</text:span><text:span text:style-name="T18"> </text:span><text:span text:style-name="T4">pictur</text:span><text:span text:style-name="T173">e</text:span><text:span text:style-name="T4">s </text:span><text:span text:style-name="T173">to</text:span><text:span text:style-name="T137"> </text:span><text:span text:style-name="T173">a</text:span><text:span text:style-name="T14"> </text:span><text:span text:style-name="T4">s</text:span><text:span text:style-name="T173">e</text:span><text:span text:style-name="T4">rv</text:span><text:span text:style-name="T173">e</text:span><text:span text:style-name="T4">r</text:span><text:span text:style-name="T27"> </text:span><text:span text:style-name="T173">by </text:span><text:span text:style-name="T4">p</text:span><text:span text:style-name="T173">o</text:span><text:span text:style-name="T4">sting</text:span><text:span text:style-name="T18"> </text:span><text:span text:style-name="T4">th</text:span><text:span text:style-name="T173">e </text:span><text:span text:style-name="T4">imag</text:span><text:span text:style-name="T173">e</text:span><text:span text:style-name="T4">s</text:span><text:span text:style-name="T18"> </text:span><text:span text:style-name="T14">tak</text:span><text:span text:style-name="T137">en</text:span><text:span text:style-name="T114"> </text:span><text:span text:style-name="T173">by </text:span><text:span text:style-name="T4">th</text:span><text:span text:style-name="T173">e</text:span><text:span text:style-name="T4"> </text:span><text:span text:style-name="T173">camera.</text:span><text:span text:style-name="T4"> </text:span><text:span text:style-name="T173">I </text:span><text:span text:style-name="T4">g</text:span><text:span text:style-name="T173">o</text:span><text:span text:style-name="T4">t</text:span><text:span text:style-name="T137"> </text:span><text:span text:style-name="T4">this</text:span><text:span text:style-name="T18"> </text:span><text:span text:style-name="T4">c</text:span><text:span text:style-name="T173">oo</text:span><text:span text:style-name="T4">l s</text:span><text:span text:style-name="T173">o</text:span><text:span text:style-name="T4">ft</text:span><text:span text:style-name="T173">w</text:span><text:span text:style-name="T4">ar</text:span><text:span text:style-name="T173">e</text:span><text:span text:style-name="T4"> </text:span><text:span text:style-name="T173">patent</text:span><text:span text:style-name="T137"> </text:span><text:span text:style-name="T4">mys</text:span><text:span text:style-name="T173">e</text:span><text:span text:style-name="T4">lf</text:span><text:span text:style-name="T173">,</text:span><text:span text:style-name="T4"> </text:span><text:span text:style-name="T18">sinc</text:span><text:span text:style-name="T4">e </text:span><text:span text:style-name="T173">I</text:span><text:span text:style-name="T103"> </text:span><text:span text:style-name="T173">w</text:span><text:span text:style-name="T4">as</text:span><text:span text:style-name="T24"> </text:span><text:span text:style-name="T4">n</text:span><text:span text:style-name="T173">o</text:span><text:span text:style-name="T4">t </text:span><text:span text:style-name="T173">paid</text:span><text:span text:style-name="T83"> </text:span><text:span text:style-name="T4">f</text:span><text:span text:style-name="T173">o</text:span><text:span text:style-name="T4">r</text:span><text:span text:style-name="T137"> </text:span><text:span text:style-name="T4">th</text:span><text:span text:style-name="T173">e</text:span><text:span text:style-name="T24"> </text:span><text:span text:style-name="T4">d</text:span><text:span text:style-name="T173">e</text:span><text:span text:style-name="T4">v</text:span><text:span text:style-name="T173">e</text:span><text:span text:style-name="T4">l</text:span><text:span text:style-name="T173">o</text:span><text:span text:style-name="T4">pm</text:span><text:span text:style-name="T173">e</text:span><text:span text:style-name="T4">nt</text:span><text:span text:style-name="T173">.</text:span><text:span text:style-name="T24"> </text:span><text:span text:style-name="T4">If</text:span><text:span text:style-name="T18"> </text:span><text:span text:style-name="T173">you</text:span><text:span text:style-name="T83"> </text:span><text:span text:style-name="T14">ar</text:span><text:span text:style-name="T137">e</text:span><text:span text:style-name="T18"> </text:span><text:span text:style-name="T4">int</text:span><text:span text:style-name="T173">e</text:span><text:span text:style-name="T4">r</text:span><text:span text:style-name="T173">e</text:span><text:span text:style-name="T4">st</text:span><text:span text:style-name="T173">e</text:span><text:span text:style-name="T4">d</text:span><text:span text:style-name="T173">,</text:span><text:span text:style-name="T24"> </text:span><text:span text:style-name="T4">and</text:span><text:span text:style-name="T119"> </text:span><text:span text:style-name="T4">wo</text:span><text:span text:style-name="T18">uld</text:span><text:span text:style-name="T211"> </text:span><text:span text:style-name="T173">like</text:span><text:span text:style-name="T209"> </text:span><text:span text:style-name="T173">to</text:span><text:span text:style-name="T80"> </text:span><text:span text:style-name="T173">wo</text:span><text:span text:style-name="T4">rk </text:span><text:span text:style-name="T173">w</text:span><text:span text:style-name="T4">ith</text:span><text:span text:style-name="T215"> </text:span><text:span text:style-name="T18">this</text:span><text:span text:style-name="T4">,</text:span><text:span text:style-name="T209"> </text:span><text:span text:style-name="T18">d</text:span><text:span text:style-name="T4">o</text:span><text:span text:style-name="T80"> </text:span><text:span text:style-name="T4">n</text:span><text:span text:style-name="T173">o</text:span><text:span text:style-name="T4">t</text:span><text:span text:style-name="T191"> </text:span><text:span text:style-name="T4">h</text:span><text:span text:style-name="T173">e</text:span><text:span text:style-name="T4">sitat</text:span><text:span text:style-name="T173">e</text:span><text:span text:style-name="T234"> </text:span><text:span text:style-name="T173">to</text:span><text:span text:style-name="T191"> </text:span><text:span text:style-name="T4">call</text:span><text:span text:style-name="T209"> </text:span><text:span text:style-name="T173">me,</text:span><text:span text:style-name="T234"> </text:span><text:span text:style-name="T4">and</text:span><text:span text:style-name="T211"> </text:span><text:span text:style-name="T4">we</text:span><text:span text:style-name="T99"> </text:span><text:span text:style-name="T173">can</text:span><text:span text:style-name="T191"> </text:span><text:span text:style-name="T173">meet.</text:span><text:span text:style-name="T83"> </text:span><text:span text:style-name="T4">This</text:span><text:span text:style-name="T191"> </text:span><text:span text:style-name="T4">s</text:span><text:span text:style-name="T173">o</text:span><text:span text:style-name="T4">ft</text:span><text:span text:style-name="T173">w</text:span><text:span text:style-name="T4">ar</text:span><text:span text:style-name="T173">e</text:span><text:span text:style-name="T83"> </text:span><text:span text:style-name="T4">is</text:span><text:span text:style-name="T191"> </text:span><text:span text:style-name="T173">patented</text:span><text:span text:style-name="T80"> </text:span><text:span text:style-name="T18">und</text:span><text:span text:style-name="T4">e</text:span><text:span text:style-name="T18">r</text:span><text:span text:style-name="T173"> </text:span><text:span text:style-name="T4">fil</text:span><text:span text:style-name="T173">e</text:span><text:span text:style-name="T191"> </text:span><text:span text:style-name="T4">numb</text:span><text:span text:style-name="T173">e</text:span><text:span text:style-name="T4">r</text:span><text:span text:style-name="T173"> </text:span><text:span text:style-name="T27">742246</text:span><text:span text:style-name="T189"> </text:span><text:span text:style-name="T1">in</text:span><text:span text:style-name="T145"> </text:span><text:span text:style-name="T2">Ar</text:span><text:span text:style-name="T1">gen</text:span><text:span text:style-name="T2">t</text:span><text:span text:style-name="T1">ina.</text:span></text:p>
        <text:p text:style-name="P1"/>
        <text:p text:style-name="P11"/>
      </text:section>
      <text:section text:style-name="Sect8" text:name="Section20">
        <text:list xml:id="list31665209" text:continue-numbering="true" text:style-name="Outline">
          <text:list-item>
            <text:list>
              <text:list-item>
                <text:h text:style-name="P89" text:outline-level="2"><text:span text:style-name="T289">Wh</text:span><text:span text:style-name="T297">oo</text:span><text:span text:style-name="T289">p</text:span><text:span text:style-name="T304"> </text:span><text:span text:style-name="T305">1</text:span></text:h>
              </text:list-item>
            </text:list>
          </text:list-item>
        </text:list>
        <text:p text:style-name="P24"/>
        <text:list xml:id="list31663255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<text:span text:style-name="T2">S</text:span><text:span text:style-name="T1">o</text:span><text:span text:style-name="T2">ft</text:span><text:span text:style-name="T1">w</text:span><text:span text:style-name="T2">ar</text:span><text:span text:style-name="T1">e</text:span><text:span text:style-name="T89"> </text:span><text:span text:style-name="T1">Developer</text:span></text:h>
                  </text:list-item>
                </text:list>
              </text:list-item>
            </text:list>
          </text:list-item>
        </text:list>
        <text:p text:style-name="P1"/>
        <text:p text:style-name="P63"><text:span text:style-name="T29">05</text:span><text:span text:style-name="T223"> </text:span><text:span text:style-name="T160">/</text:span><text:span text:style-name="T225"> </text:span><text:span text:style-name="T172">2007</text:span><text:span text:style-name="T159"> </text:span><text:span text:style-name="T226">-</text:span><text:span text:style-name="T16"> </text:span><text:span text:style-name="T29">05</text:span><text:span text:style-name="T223"> </text:span><text:span text:style-name="T160">/</text:span><text:span text:style-name="T21"> </text:span><text:span text:style-name="T172">2008</text:span></text:p>
      </text:section>
      <text:section text:style-name="Sect1" text:name="Section21">
        <text:p text:style-name="P25"/>
        <text:p text:style-name="P57"><text:span text:style-name="T1">I</text:span><text:span text:style-name="T145"> </text:span><text:span text:style-name="T1">go</text:span><text:span text:style-name="T2">t</text:span><text:span text:style-name="T144"> </text:span><text:span text:style-name="T1">e</text:span><text:span text:style-name="T2">xp</text:span><text:span text:style-name="T1">e</text:span><text:span text:style-name="T2">r</text:span><text:span text:style-name="T1">ien</text:span><text:span text:style-name="T2">c</text:span><text:span text:style-name="T1">e</text:span><text:span text:style-name="T109"> </text:span><text:span text:style-name="T1">wi</text:span><text:span text:style-name="T2">t</text:span><text:span text:style-name="T1">h</text:span><text:span text:style-name="T148"> </text:span><text:span text:style-name="T2">t</text:span><text:span text:style-name="T1">he</text:span><text:span text:style-name="T109"> </text:span><text:span text:style-name="T17">f</text:span><text:span text:style-name="T2">ollowing</text:span><text:span text:style-name="T148"> </text:span><text:span text:style-name="T2">technologies</text:span><text:span text:style-name="T17">:</text:span><text:span text:style-name="T185"> </text:span><text:span text:style-name="T1">Java,</text:span><text:span text:style-name="T109"> </text:span><text:span text:style-name="T2">J</text:span><text:span text:style-name="T1">2</text:span><text:span text:style-name="T2">ME</text:span><text:span text:style-name="T1">,</text:span><text:span text:style-name="T111"> </text:span><text:span text:style-name="T1">Apache,</text:span><text:span text:style-name="T176"> </text:span><text:span text:style-name="T11">T</text:span><text:span text:style-name="T136">om</text:span><text:span text:style-name="T11">C</text:span><text:span text:style-name="T136">at,</text:span><text:span text:style-name="T176"> </text:span><text:span text:style-name="T17">My</text:span><text:span text:style-name="T2">s</text:span><text:span text:style-name="T17">q</text:span><text:span text:style-name="T2">l,</text:span><text:span text:style-name="T176"> </text:span><text:span text:style-name="T1">UML,</text:span><text:span text:style-name="T176"> </text:span><text:span text:style-name="T11">XML</text:span><text:span text:style-name="T136">,</text:span><text:span text:style-name="T167"> </text:span><text:span text:style-name="T170">X</text:span><text:span text:style-name="T25">S</text:span><text:span text:style-name="T170">LT</text:span><text:span text:style-name="T25">,</text:span><text:span text:style-name="T176"> </text:span><text:span text:style-name="T1">Web</text:span><text:span text:style-name="T216"> </text:span><text:span text:style-name="T2">S</text:span><text:span text:style-name="T1">e</text:span><text:span text:style-name="T2">rv</text:span><text:span text:style-name="T1">i</text:span><text:span text:style-name="T2">c</text:span><text:span text:style-name="T1">es,</text:span><text:span text:style-name="T129"> </text:span><text:span text:style-name="T1">VoiceXML,</text:span><text:span text:style-name="T190"> </text:span><text:span text:style-name="T2">IVR</text:span><text:span text:style-name="T208"> </text:span><text:span text:style-name="T1">s</text:span><text:span text:style-name="T2">y</text:span><text:span text:style-name="T1">s</text:span><text:span text:style-name="T2">t</text:span><text:span text:style-name="T1">ems,</text:span><text:span text:style-name="T78"> </text:span><text:span text:style-name="T136">S</text:span><text:span text:style-name="T11">V</text:span><text:span text:style-name="T136">N,</text:span><text:span text:style-name="T78"> </text:span><text:span text:style-name="T1">Virtualization</text:span><text:span text:style-name="T78"> </text:span><text:span text:style-name="T2">using</text:span><text:span text:style-name="T208"> </text:span><text:span text:style-name="T1">vmware,</text:span></text:p>
      </text:section>
      <text:p text:style-name="P70"><text:span text:style-name="T4">Eclips</text:span><text:span text:style-name="T173">e,</text:span><text:span text:style-name="T171"> </text:span><text:span text:style-name="T4">N</text:span><text:span text:style-name="T173">e</text:span><text:span text:style-name="T4">tB</text:span><text:span text:style-name="T173">e</text:span><text:span text:style-name="T4">ans</text:span><text:span text:style-name="T173">,</text:span><text:span text:style-name="T27"> </text:span><text:span text:style-name="T173">Linux,</text:span><text:span text:style-name="T27"> </text:span><text:span text:style-name="T173">w</text:span><text:span text:style-name="T4">riting</text:span><text:span text:style-name="T137"> </text:span><text:span text:style-name="T18">d</text:span><text:span text:style-name="T4">o</text:span><text:span text:style-name="T18">cum</text:span><text:span text:style-name="T4">e</text:span><text:span text:style-name="T18">nts</text:span><text:span text:style-name="T4">,</text:span><text:span text:style-name="T171"> </text:span><text:span text:style-name="T173">ant,</text:span><text:span text:style-name="T27"> </text:span><text:span text:style-name="T4">mav</text:span><text:span text:style-name="T173">e</text:span><text:span text:style-name="T4">n</text:span><text:span text:style-name="T173">,</text:span><text:span text:style-name="T27"> </text:span><text:span text:style-name="T14">C</text:span><text:span text:style-name="T137">#</text:span></text:p>
      <text:p text:style-name="P60"><text:span text:style-name="T1">.</text:span><text:span text:style-name="T2">NET</text:span><text:span text:style-name="T212"> </text:span><text:span text:style-name="T2">using</text:span><text:span text:style-name="T219"> </text:span><text:span text:style-name="T2">V</text:span><text:span text:style-name="T1">isual</text:span><text:span text:style-name="T164"> </text:span><text:span text:style-name="T2">St</text:span><text:span text:style-name="T1">udio</text:span><text:span text:style-name="T236"> </text:span><text:span text:style-name="T25">2008,</text:span><text:span text:style-name="T164"> </text:span><text:span text:style-name="T1">UML,</text:span><text:span text:style-name="T230"> </text:span><text:span text:style-name="T17">U</text:span><text:span text:style-name="T2">se</text:span><text:span text:style-name="T164"> </text:span><text:span text:style-name="T2">C</text:span><text:span text:style-name="T1">ases,</text:span><text:span text:style-name="T230"> </text:span><text:span text:style-name="T1">Class</text:span><text:span text:style-name="T102"> </text:span><text:span text:style-name="T2">D</text:span><text:span text:style-name="T1">iag</text:span><text:span text:style-name="T2">r</text:span><text:span text:style-name="T1">ams,</text:span><text:span text:style-name="T2">RUP</text:span><text:span text:style-name="T1">,</text:span><text:span text:style-name="T94"> </text:span><text:span text:style-name="T25">WAP</text:span><text:span text:style-name="T11">,</text:span><text:span text:style-name="T94"> </text:span><text:span text:style-name="T2">Q</text:span><text:span text:style-name="T1">ual</text:span><text:span text:style-name="T2">c</text:span><text:span text:style-name="T1">omm</text:span><text:span text:style-name="T89"> </text:span><text:span text:style-name="T17">Br</text:span><text:span text:style-name="T2">ew,</text:span><text:span text:style-name="T106"> </text:span><text:span text:style-name="T1">C++</text:span><text:span text:style-name="T96"> </text:span><text:span text:style-name="T1">,</text:span><text:span text:style-name="T94"> </text:span><text:span text:style-name="T2">JSON</text:span><text:span text:style-name="T1">,</text:span><text:span text:style-name="T94"> </text:span><text:span text:style-name="T17">D</text:span><text:span text:style-name="T2">esign</text:span><text:span text:style-name="T114"> </text:span><text:span text:style-name="T1">Patterns,</text:span><text:span text:style-name="T84"> </text:span><text:span text:style-name="T17">M</text:span><text:span text:style-name="T2">odel</text:span><text:span text:style-name="T89"> </text:span><text:span text:style-name="T2">Dr</text:span><text:span text:style-name="T1">i</text:span><text:span text:style-name="T2">v</text:span><text:span text:style-name="T1">en</text:span><text:span text:style-name="T90"> </text:span><text:span text:style-name="T2">Arc</text:span><text:span text:style-name="T1">hi</text:span><text:span text:style-name="T2">t</text:span><text:span text:style-name="T1">e</text:span><text:span text:style-name="T2">ct</text:span><text:span text:style-name="T1">u</text:span><text:span text:style-name="T2">r</text:span><text:span text:style-name="T1">es,</text:span><text:span text:style-name="T89"> </text:span><text:span text:style-name="T2">A</text:span><text:span text:style-name="T1">s</text:span><text:span text:style-name="T2">p</text:span><text:span text:style-name="T1">e</text:span><text:span text:style-name="T2">ct</text:span><text:span text:style-name="T220"> </text:span><text:span text:style-name="T2">Or</text:span><text:span text:style-name="T1">ien</text:span><text:span text:style-name="T2">t</text:span><text:span text:style-name="T1">ed</text:span><text:span text:style-name="T104"> </text:span><text:span text:style-name="T1">Software</text:span><text:span text:style-name="T131"> </text:span><text:span text:style-name="T2">D</text:span><text:span text:style-name="T1">e</text:span><text:span text:style-name="T2">v</text:span><text:span text:style-name="T1">elo</text:span><text:span text:style-name="T2">p</text:span><text:span text:style-name="T1">men</text:span><text:span text:style-name="T2">t</text:span><text:span text:style-name="T1">,</text:span><text:span text:style-name="T232"> </text:span><text:span text:style-name="T2">Gr</text:span><text:span text:style-name="T1">oo</text:span><text:span text:style-name="T2">vy</text:span><text:span text:style-name="T1">,</text:span><text:span text:style-name="T235"> </text:span><text:span text:style-name="T1">Java,</text:span><text:span text:style-name="T232"> </text:span><text:span text:style-name="T1">JavaScript,</text:span><text:span text:style-name="T235"> </text:span><text:span text:style-name="T2">JQ</text:span><text:span text:style-name="T1">ue</text:span><text:span text:style-name="T2">ry</text:span><text:span text:style-name="T1">,</text:span><text:span text:style-name="T235"> </text:span><text:span text:style-name="T2">Gr</text:span><text:span text:style-name="T1">oo</text:span><text:span text:style-name="T2">vy</text:span><text:span text:style-name="T212"> </text:span><text:span text:style-name="T1">&amp;</text:span><text:span text:style-name="T247"> </text:span><text:span text:style-name="T2">Gr</text:span><text:span text:style-name="T1">ails,</text:span><text:span text:style-name="T134"> </text:span><text:span text:style-name="T2">I</text:span><text:span text:style-name="T1">n</text:span><text:span text:style-name="T2">t</text:span><text:span text:style-name="T1">elli</text:span><text:span text:style-name="T2">J</text:span><text:span text:style-name="T1">,</text:span><text:span text:style-name="T134"> </text:span><text:span text:style-name="T2">A</text:span><text:span text:style-name="T1">gile</text:span><text:span text:style-name="T134"> </text:span><text:span text:style-name="T1">project</text:span><text:span text:style-name="T164"> </text:span><text:span text:style-name="T17">p</text:span><text:span text:style-name="T2">lanning,</text:span><text:span text:style-name="T84"> </text:span><text:span text:style-name="T2">A</text:span><text:span text:style-name="T1">gile,</text:span><text:span text:style-name="T134"> </text:span><text:span text:style-name="T2">B</text:span><text:span text:style-name="T1">ug</text:span><text:span text:style-name="T2">Z</text:span><text:span text:style-name="T1">illa,</text:span><text:span text:style-name="T134"> </text:span><text:span text:style-name="T17">U</text:span><text:span text:style-name="T2">nit</text:span><text:span text:style-name="T164"> </text:span><text:span text:style-name="T2">t</text:span><text:span text:style-name="T1">es</text:span><text:span text:style-name="T2">t</text:span><text:span text:style-name="T181"> </text:span><text:span text:style-name="T2">c</text:span><text:span text:style-name="T1">ases</text:span><text:span text:style-name="T110"> </text:span><text:span text:style-name="T2">using</text:span><text:span text:style-name="T185"> </text:span><text:span text:style-name="T1">d</text:span><text:span text:style-name="T2">y</text:span><text:span text:style-name="T1">nami</text:span><text:span text:style-name="T2">c</text:span><text:span text:style-name="T145"> </text:span><text:span text:style-name="T2">languages,</text:span><text:span text:style-name="T109"> </text:span><text:span text:style-name="T22">QU</text:span><text:span text:style-name="T17">nit</text:span><text:span text:style-name="T73"> </text:span><text:span text:style-name="T2">t</text:span><text:span text:style-name="T1">he</text:span><text:span text:style-name="T109"> </text:span><text:span text:style-name="T1">jquery</text:span><text:span text:style-name="T144"> </text:span><text:span text:style-name="T2">t</text:span><text:span text:style-name="T1">es</text:span><text:span text:style-name="T2">t</text:span><text:span text:style-name="T1">ing</text:span><text:span text:style-name="T248"> </text:span><text:span text:style-name="T1">framework, </text:span><text:span text:style-name="T235"><text:s/></text:span><text:span text:style-name="T2">S</text:span><text:span text:style-name="T1">elenium</text:span></text:p>
      <text:p text:style-name="P71"><text:span text:style-name="T11">T</text:span><text:span text:style-name="T136">as</text:span><text:span text:style-name="T11">k</text:span><text:span text:style-name="T136">s</text:span></text:p>
      <text:p text:style-name="P72"><text:span text:style-name="T1">*</text:span></text:p>
      <text:p text:style-name="P26"/>
      <text:p text:style-name="P73"><text:span text:style-name="T14">W</text:span><text:span text:style-name="T137">o</text:span><text:span text:style-name="T14">rk</text:span><text:span text:style-name="T137">e</text:span><text:span text:style-name="T14">d</text:span><text:span text:style-name="T72"> </text:span><text:span text:style-name="T4">in</text:span><text:span text:style-name="T215"> </text:span><text:span text:style-name="T4">th</text:span><text:span text:style-name="T173">e</text:span><text:span text:style-name="T211"> </text:span><text:span text:style-name="T4">d</text:span><text:span text:style-name="T173">e</text:span><text:span text:style-name="T4">v</text:span><text:span text:style-name="T173">e</text:span><text:span text:style-name="T4">l</text:span><text:span text:style-name="T173">o</text:span><text:span text:style-name="T4">pm</text:span><text:span text:style-name="T173">e</text:span><text:span text:style-name="T4">nt</text:span><text:span text:style-name="T209"> </text:span><text:span text:style-name="T173">of</text:span><text:span text:style-name="T211"> </text:span><text:span text:style-name="T18">n</text:span><text:span text:style-name="T4">ew</text:span><text:span text:style-name="T213"> </text:span><text:span text:style-name="T18">t</text:span><text:span text:style-name="T4">e</text:span><text:span text:style-name="T18">chn</text:span><text:span text:style-name="T4">o</text:span><text:span text:style-name="T18">l</text:span><text:span text:style-name="T4">og</text:span><text:span text:style-name="T18">i</text:span><text:span text:style-name="T4">e</text:span><text:span text:style-name="T18">s</text:span><text:span text:style-name="T215"> </text:span><text:span text:style-name="T173">to</text:span><text:span text:style-name="T209"> </text:span><text:span text:style-name="T173">e</text:span><text:span text:style-name="T4">as</text:span><text:span text:style-name="T173">e</text:span><text:span text:style-name="T211"> </text:span><text:span text:style-name="T4">th</text:span><text:span text:style-name="T173">e</text:span><text:span text:style-name="T211"> </text:span><text:span text:style-name="T18">d</text:span><text:span text:style-name="T4">e</text:span></text:p>
      <text:p text:style-name="P72"><text:span text:style-name="T1">*</text:span></text:p>
      <text:p text:style-name="P26"/>
      <text:p text:style-name="P73"><text:span text:style-name="T173">Created</text:span><text:span text:style-name="T158"> </text:span><text:span text:style-name="T173">a</text:span><text:span text:style-name="T177"> </text:span><text:span text:style-name="T173">platform</text:span><text:span text:style-name="T217"> </text:span><text:span text:style-name="T18">ind</text:span><text:span text:style-name="T4">e</text:span><text:span text:style-name="T18">p</text:span><text:span text:style-name="T4">e</text:span><text:span text:style-name="T18">ndant</text:span><text:span text:style-name="T169"> </text:span><text:span text:style-name="T4">m</text:span><text:span text:style-name="T173">o</text:span><text:span text:style-name="T4">d</text:span><text:span text:style-name="T173">e</text:span><text:span text:style-name="T4">l</text:span><text:span text:style-name="T175"> </text:span><text:span text:style-name="T173">(PIM)</text:span><text:span text:style-name="T177"> </text:span><text:span text:style-name="T173">to</text:span><text:span text:style-name="T169"> </text:span><text:span text:style-name="T4">g</text:span><text:span text:style-name="T173">e</text:span><text:span text:style-name="T4">n</text:span><text:span text:style-name="T173">e</text:span><text:span text:style-name="T4">rat</text:span><text:span text:style-name="T173">e</text:span><text:span text:style-name="T169"> </text:span><text:span text:style-name="T173">both</text:span></text:p>
      <text:p text:style-name="P72"><text:span text:style-name="T1">*</text:span></text:p>
      <text:p text:style-name="P26"/>
      <text:p text:style-name="P73"><text:span text:style-name="T11">W</text:span><text:span text:style-name="T136">o</text:span><text:span text:style-name="T11">rk</text:span><text:span text:style-name="T136">ed</text:span><text:span text:style-name="T148"> </text:span><text:span text:style-name="T136">as</text:span><text:span text:style-name="T123"> </text:span><text:span text:style-name="T2">t</text:span><text:span text:style-name="T1">e</text:span><text:span text:style-name="T2">c</text:span><text:span text:style-name="T1">hni</text:span><text:span text:style-name="T2">c</text:span><text:span text:style-name="T1">al</text:span><text:span text:style-name="T185"> </text:span><text:span text:style-name="T1">in</text:span><text:span text:style-name="T2">t</text:span><text:span text:style-name="T1">e</text:span><text:span text:style-name="T2">rv</text:span><text:span text:style-name="T1">iewe</text:span><text:span text:style-name="T2">r</text:span><text:span text:style-name="T1">.</text:span></text:p>
      <text:p text:style-name="P1"/>
      <text:p text:style-name="P24"/>
      <text:section text:style-name="Sect12" text:name="Section22">
        <text:list xml:id="list31651507" text:continue-numbering="true" text:style-name="Outline">
          <text:list-item>
            <text:list>
              <text:list-item>
                <text:h text:style-name="P88" text:outline-level="2"><text:span text:style-name="T298">G</text:span><text:span text:style-name="T292">lo</text:span><text:span text:style-name="T298">b</text:span><text:span text:style-name="T292">ant</text:span></text:h>
              </text:list-item>
            </text:list>
          </text:list-item>
        </text:list>
        <text:p text:style-name="P1"/>
        <text:p text:style-name="P74"><text:span text:style-name="T29">01</text:span><text:span text:style-name="T223"> </text:span><text:span text:style-name="T160">/</text:span><text:span text:style-name="T225"> </text:span><text:span text:style-name="T172">2007</text:span><text:span text:style-name="T159"> </text:span><text:span text:style-name="T226">-</text:span><text:span text:style-name="T16"> </text:span><text:span text:style-name="T29">04</text:span><text:span text:style-name="T223"> </text:span><text:span text:style-name="T160">/</text:span><text:span text:style-name="T21"> </text:span><text:span text:style-name="T172">2007</text:span></text:p>
      </text:section>
      <text:section text:style-name="Sect1" text:name="Section23">
        <text:list xml:id="list31641618" text:continue-numbering="true" text:style-name="Outline">
          <text:list-item>
            <text:list>
              <text:list-item>
                <text:list>
                  <text:list-item>
                    <text:h text:style-name="P106" text:outline-level="3"><text:span text:style-name="T2">QA</text:span><text:span text:style-name="T25"> </text:span><text:span text:style-name="T11">E</text:span><text:span text:style-name="T136">nginee</text:span><text:span text:style-name="T11">r</text:span><text:span text:style-name="T170"> </text:span><text:span text:style-name="T2">at</text:span><text:span text:style-name="T1"> </text:span><text:span text:style-name="T2">G</text:span><text:span text:style-name="T1">oog</text:span><text:span text:style-name="T2">l</text:span><text:span text:style-name="T1">e,</text:span><text:span text:style-name="T17"> </text:span><text:span text:style-name="T1">Mountain</text:span><text:span text:style-name="T170"> </text:span><text:span text:style-name="T2">Vi</text:span><text:span text:style-name="T1">ew,</text:span><text:span text:style-name="T22"> </text:span><text:span text:style-name="T2">Calif</text:span><text:span text:style-name="T1">o</text:span><text:span text:style-name="T2">rnia</text:span></text:h>
                  </text:list-item>
                </text:list>
              </text:list-item>
            </text:list>
          </text:list-item>
        </text:list>
        <text:p text:style-name="P17"/>
        <text:p text:style-name="P61"><text:span text:style-name="T18">QA</text:span><text:span text:style-name="T199"> </text:span><text:span text:style-name="T18">En</text:span><text:span text:style-name="T4">g</text:span><text:span text:style-name="T18">in</text:span><text:span text:style-name="T4">ee</text:span><text:span text:style-name="T18">r</text:span><text:span text:style-name="T4">,</text:span><text:span text:style-name="T240"> </text:span><text:span text:style-name="T4">in</text:span><text:span text:style-name="T245"> </text:span><text:span text:style-name="T4">M</text:span><text:span text:style-name="T173">o</text:span><text:span text:style-name="T4">untain</text:span><text:span text:style-name="T240"> </text:span><text:span text:style-name="T18">Vi</text:span><text:span text:style-name="T4">ew,</text:span><text:span text:style-name="T245"> </text:span><text:span text:style-name="T173">California.</text:span><text:span text:style-name="T240"> </text:span><text:span text:style-name="T4">T</text:span><text:span text:style-name="T173">e</text:span><text:span text:style-name="T4">chn</text:span><text:span text:style-name="T173">o</text:span><text:span text:style-name="T4">l</text:span><text:span text:style-name="T173">o</text:span><text:span text:style-name="T4">gi</text:span><text:span text:style-name="T173">e</text:span><text:span text:style-name="T4">s</text:span><text:span text:style-name="T245"> </text:span><text:span text:style-name="T4">g</text:span><text:span text:style-name="T173">o</text:span><text:span text:style-name="T4">t</text:span><text:span text:style-name="T184"> </text:span><text:span text:style-name="T173">e</text:span><text:span text:style-name="T4">xp</text:span><text:span text:style-name="T173">e</text:span><text:span text:style-name="T4">ri</text:span><text:span text:style-name="T173">e</text:span><text:span text:style-name="T4">nc</text:span><text:span text:style-name="T173">e</text:span><text:span text:style-name="T194"> </text:span><text:span text:style-name="T4">w</text:span><text:span text:style-name="T18">ith:</text:span><text:span text:style-name="T199"> </text:span><text:span text:style-name="T173">Java,</text:span><text:span text:style-name="T202"> </text:span><text:span text:style-name="T4">Pyth</text:span><text:span text:style-name="T173">o</text:span><text:span text:style-name="T4">n</text:span><text:span text:style-name="T173">,</text:span><text:span text:style-name="T202"> </text:span><text:span text:style-name="T173">Linux,</text:span><text:span text:style-name="T194"> </text:span><text:span text:style-name="T18">JUnit</text:span><text:span text:style-name="T4">,</text:span><text:span text:style-name="T202"> </text:span><text:span text:style-name="T173">MySql</text:span></text:p>
        <text:p text:style-name="P1"/>
        <text:p text:style-name="P11"/>
      </text:section>
      <text:section text:style-name="Sect13" text:name="Section24">
        <text:list xml:id="list31658364" text:continue-numbering="true" text:style-name="Outline">
          <text:list-item>
            <text:list>
              <text:list-item>
                <text:h text:style-name="P91" text:outline-level="2"><text:span text:style-name="T292">Technisys</text:span></text:h>
              </text:list-item>
            </text:list>
          </text:list-item>
        </text:list>
        <text:p text:style-name="P24"/>
        <text:list xml:id="list31649639" text:continue-numbering="true" text:style-name="Outline">
          <text:list-item>
            <text:list>
              <text:list-item>
                <text:list>
                  <text:list-item>
                    <text:h text:style-name="P102" text:outline-level="3"><text:span text:style-name="T1">Java</text:span><text:span text:style-name="T190"> </text:span><text:span text:style-name="T1">Developer</text:span></text:h>
                  </text:list-item>
                </text:list>
              </text:list-item>
            </text:list>
          </text:list-item>
        </text:list>
        <text:p text:style-name="P1"/>
        <text:p text:style-name="P75"><text:span text:style-name="T29">06</text:span><text:span text:style-name="T223"> </text:span><text:span text:style-name="T160">/</text:span><text:span text:style-name="T225"> </text:span><text:span text:style-name="T172">2006</text:span><text:span text:style-name="T159"> </text:span><text:span text:style-name="T226">-</text:span><text:span text:style-name="T16"> </text:span><text:span text:style-name="T29">01</text:span><text:span text:style-name="T223"> </text:span><text:span text:style-name="T160">/</text:span><text:span text:style-name="T21"> </text:span><text:span text:style-name="T172">2007</text:span></text:p>
      </text:section>
      <text:section text:style-name="Sect1" text:name="Section25">
        <text:p text:style-name="P25"/>
        <text:p text:style-name="P76"><text:a xlink:type="simple" xlink:href="http://www.technisys.net/" text:style-name="Internet_20_link" text:visited-style-name="Visited_20_Internet_20_Link"><text:span text:style-name="T18">http:</text:span></text:a><text:a xlink:type="simple" xlink:href="http://www.technisys.net/" text:style-name="Internet_20_link" text:visited-style-name="Visited_20_Internet_20_Link"><text:span text:style-name="T4">//www.</text:span></text:a><text:a xlink:type="simple" xlink:href="http://www.technisys.net/" text:style-name="Internet_20_link" text:visited-style-name="Visited_20_Internet_20_Link"><text:span text:style-name="T18">t</text:span></text:a><text:a xlink:type="simple" xlink:href="http://www.technisys.net/" text:style-name="Internet_20_link" text:visited-style-name="Visited_20_Internet_20_Link"><text:span text:style-name="T4">e</text:span></text:a><text:a xlink:type="simple" xlink:href="http://www.technisys.net/" text:style-name="Internet_20_link" text:visited-style-name="Visited_20_Internet_20_Link"><text:span text:style-name="T18">chnisys</text:span></text:a><text:a xlink:type="simple" xlink:href="http://www.technisys.net/" text:style-name="Internet_20_link" text:visited-style-name="Visited_20_Internet_20_Link"><text:span text:style-name="T4">.</text:span></text:a><text:a xlink:type="simple" xlink:href="http://www.technisys.net/" text:style-name="Internet_20_link" text:visited-style-name="Visited_20_Internet_20_Link"><text:span text:style-name="T18">n</text:span></text:a><text:a xlink:type="simple" xlink:href="http://www.technisys.net/" text:style-name="Internet_20_link" text:visited-style-name="Visited_20_Internet_20_Link"><text:span text:style-name="T4">e</text:span></text:a><text:a xlink:type="simple" xlink:href="http://www.technisys.net/" text:style-name="Internet_20_link" text:visited-style-name="Visited_20_Internet_20_Link"><text:span text:style-name="T18">t</text:span></text:a><text:span text:style-name="T135"> </text:span><text:span text:style-name="T14">a</text:span><text:span text:style-name="T137">s</text:span><text:span text:style-name="T105"> </text:span><text:span text:style-name="T4">Java</text:span><text:span text:style-name="T173">/</text:span><text:span text:style-name="T4">J</text:span><text:span text:style-name="T173">2</text:span><text:span text:style-name="T4">EE</text:span><text:span text:style-name="T125"> </text:span><text:span text:style-name="T4">d</text:span><text:span text:style-name="T173">e</text:span><text:span text:style-name="T4">v</text:span><text:span text:style-name="T173">e</text:span><text:span text:style-name="T4">l</text:span><text:span text:style-name="T173">o</text:span><text:span text:style-name="T4">p</text:span><text:span text:style-name="T173">e</text:span><text:span text:style-name="T4">r</text:span><text:span text:style-name="T199"> </text:span><text:span text:style-name="T4">f</text:span><text:span text:style-name="T173">o</text:span><text:span text:style-name="T4">r</text:span><text:span text:style-name="T163"> </text:span><text:span text:style-name="T4">banking</text:span><text:span text:style-name="T245"> </text:span><text:span text:style-name="T4">applicati</text:span><text:span text:style-name="T173">o</text:span><text:span text:style-name="T4">ns</text:span><text:span text:style-name="T173">.</text:span></text:p>
        <text:p text:style-name="P59"><text:span text:style-name="T2">T</text:span><text:span text:style-name="T1">e</text:span><text:span text:style-name="T2">c</text:span><text:span text:style-name="T1">hnologies</text:span><text:span text:style-name="T106"> </text:span><text:span text:style-name="T1">I</text:span><text:span text:style-name="T104"> </text:span><text:span text:style-name="T1">go</text:span><text:span text:style-name="T2">t</text:span><text:span text:style-name="T90"> </text:span><text:span text:style-name="T136">mo</text:span><text:span text:style-name="T11">r</text:span><text:span text:style-name="T136">e</text:span><text:span text:style-name="T94"> </text:span><text:span text:style-name="T1">e</text:span><text:span text:style-name="T2">xp</text:span><text:span text:style-name="T1">e</text:span><text:span text:style-name="T2">r</text:span><text:span text:style-name="T1">ien</text:span><text:span text:style-name="T2">c</text:span><text:span text:style-name="T1">e</text:span><text:span text:style-name="T94"> </text:span><text:span text:style-name="T2">with</text:span><text:span text:style-name="T17">:</text:span><text:span text:style-name="T106"> </text:span><text:span text:style-name="T1">J2EE,</text:span><text:span text:style-name="T94"> </text:span><text:span text:style-name="T1">Struts,</text:span><text:span text:style-name="T94"> </text:span><text:span text:style-name="T2">M</text:span><text:span text:style-name="T1">a</text:span><text:span text:style-name="T2">v</text:span><text:span text:style-name="T1">en,</text:span><text:span text:style-name="T253"> </text:span><text:span text:style-name="T2">H</text:span><text:span text:style-name="T1">i</text:span><text:span text:style-name="T2">b</text:span><text:span text:style-name="T1">e</text:span><text:span text:style-name="T2">r</text:span><text:span text:style-name="T1">na</text:span><text:span text:style-name="T2">t</text:span><text:span text:style-name="T1">e,</text:span><text:span text:style-name="T251"> </text:span><text:span text:style-name="T17">H</text:span><text:span text:style-name="T2">i</text:span><text:span text:style-name="T17">v</text:span><text:span text:style-name="T2">e</text:span><text:span text:style-name="T17">M</text:span><text:span text:style-name="T2">ind,</text:span></text:p>
        <text:p text:style-name="P59"><text:span text:style-name="T11">T</text:span><text:span text:style-name="T136">om</text:span><text:span text:style-name="T11">C</text:span><text:span text:style-name="T136">at,</text:span><text:span text:style-name="T71"> </text:span><text:span text:style-name="T2">D</text:span><text:span text:style-name="T1">e</text:span><text:span text:style-name="T2">b</text:span><text:span text:style-name="T1">ian</text:span><text:span text:style-name="T232"> </text:span><text:span text:style-name="T1">Linux,</text:span><text:span text:style-name="T71"> </text:span><text:span text:style-name="T2">Ec</text:span><text:span text:style-name="T1">li</text:span><text:span text:style-name="T2">p</text:span><text:span text:style-name="T1">se,</text:span><text:span text:style-name="T212"> </text:span><text:span text:style-name="T1">Cactus</text:span><text:span text:style-name="T212"> </text:span><text:span text:style-name="T2">f</text:span><text:span text:style-name="T1">o</text:span><text:span text:style-name="T2">r</text:span><text:span text:style-name="T233"> </text:span><text:span text:style-name="T2">t</text:span><text:span text:style-name="T1">es</text:span><text:span text:style-name="T2">t</text:span><text:span text:style-name="T1">ing</text:span><text:span text:style-name="T232"> </text:span><text:span text:style-name="T1">se</text:span><text:span text:style-name="T2">rv</text:span><text:span text:style-name="T1">le</text:span><text:span text:style-name="T2">t</text:span><text:span text:style-name="T1">s,</text:span><text:span text:style-name="T212"> </text:span><text:span text:style-name="T11">XML</text:span><text:span text:style-name="T136">,</text:span><text:span text:style-name="T244"> </text:span><text:span text:style-name="T170">X</text:span><text:span text:style-name="T25">S</text:span><text:span text:style-name="T170">LT</text:span><text:span text:style-name="T17"> </text:span><text:span text:style-name="T2">f</text:span><text:span text:style-name="T1">o</text:span><text:span text:style-name="T2">r</text:span><text:span text:style-name="T22"> </text:span><text:span text:style-name="T1">transformations</text:span><text:span text:style-name="T233"> </text:span><text:span text:style-name="T2">b</text:span><text:span text:style-name="T1">e</text:span><text:span text:style-name="T2">t</text:span><text:span text:style-name="T1">ween</text:span><text:span text:style-name="T208"> </text:span><text:span text:style-name="T2">t</text:span><text:span text:style-name="T1">wo</text:span><text:span text:style-name="T190"> </text:span><text:span text:style-name="T1">XMLs,</text:span><text:span text:style-name="T208"> </text:span><text:span text:style-name="T1">iText</text:span><text:span text:style-name="T190"> </text:span><text:span text:style-name="T2">f</text:span><text:span text:style-name="T1">o</text:span><text:span text:style-name="T2">r</text:span><text:span text:style-name="T179"> </text:span><text:span text:style-name="T1">gene</text:span><text:span text:style-name="T2">r</text:span><text:span text:style-name="T1">a</text:span><text:span text:style-name="T2">t</text:span><text:span text:style-name="T1">ing</text:span><text:span text:style-name="T106"> </text:span><text:span text:style-name="T2">PDF</text:span><text:span text:style-name="T1">s,</text:span><text:span text:style-name="T94"> </text:span><text:span text:style-name="T2">Or</text:span><text:span text:style-name="T1">a</text:span><text:span text:style-name="T2">c</text:span><text:span text:style-name="T1">le.</text:span></text:p>
        <text:p text:style-name="P1"/>
        <text:p text:style-name="P11"/>
      </text:section>
      <text:section text:style-name="Sect14" text:name="Section26">
        <text:list xml:id="list31657763" text:continue-numbering="true" text:style-name="Outline">
          <text:list-item>
            <text:list>
              <text:list-item>
                <text:h text:style-name="P89" text:outline-level="2"><text:span text:style-name="T298">LIFIA</text:span></text:h>
              </text:list-item>
            </text:list>
          </text:list-item>
        </text:list>
        <text:p text:style-name="P24"/>
        <text:list xml:id="list31646645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<text:span text:style-name="T1">Trainee</text:span><text:span text:style-name="T254"> </text:span><text:span text:style-name="T11">R</text:span><text:span text:style-name="T136">esea</text:span><text:span text:style-name="T11">r</text:span><text:span text:style-name="T136">che</text:span><text:span text:style-name="T11">r</text:span></text:h>
                  </text:list-item>
                </text:list>
              </text:list-item>
            </text:list>
          </text:list-item>
        </text:list>
        <text:p text:style-name="P1"/>
        <text:p text:style-name="P77"><text:span text:style-name="T29">02</text:span><text:span text:style-name="T223"> </text:span><text:span text:style-name="T160">/</text:span><text:span text:style-name="T225"> </text:span><text:span text:style-name="T172">2004</text:span><text:span text:style-name="T159"> </text:span><text:span text:style-name="T226">-</text:span><text:span text:style-name="T16"> </text:span><text:span text:style-name="T29">01</text:span><text:span text:style-name="T223"> </text:span><text:span text:style-name="T160">/</text:span><text:span text:style-name="T21"> </text:span><text:span text:style-name="T172">2007</text:span></text:p>
      </text:section>
      <text:section text:style-name="Sect1" text:name="Section27">
        <text:p text:style-name="P25"/>
        <text:p text:style-name="P57"><text:span text:style-name="T137">(</text:span><text:span text:style-name="T14">Lab</text:span><text:span text:style-name="T137">o</text:span><text:span text:style-name="T14">rat</text:span><text:span text:style-name="T137">o</text:span><text:span text:style-name="T14">ri</text:span><text:span text:style-name="T137">o</text:span><text:span text:style-name="T194"> </text:span><text:span text:style-name="T18">d</text:span><text:span text:style-name="T4">e</text:span><text:span text:style-name="T202"> </text:span><text:span text:style-name="T4">Inv</text:span><text:span text:style-name="T173">e</text:span><text:span text:style-name="T4">stigaci</text:span><text:span text:style-name="T173">o</text:span><text:span text:style-name="T4">n</text:span><text:span text:style-name="T199"> </text:span><text:span text:style-name="T173">y</text:span><text:span text:style-name="T202"> </text:span><text:span text:style-name="T173">Formacion</text:span><text:span text:style-name="T199"> </text:span><text:span text:style-name="T173">e</text:span><text:span text:style-name="T4">n</text:span><text:span text:style-name="T199"> </text:span><text:span text:style-name="T4">Inf</text:span><text:span text:style-name="T173">o</text:span><text:span text:style-name="T4">rmatica</text:span><text:span text:style-name="T180"> </text:span><text:span text:style-name="T173">Avanzada)</text:span><text:span text:style-name="T217"> </text:span><text:span text:style-name="T173">´s</text:span><text:span text:style-name="T175"> </text:span><text:span text:style-name="T173">e-Platero</text:span><text:span text:style-name="T217"> </text:span><text:span text:style-name="T173">project,</text:span><text:span text:style-name="T175"> </text:span><text:span text:style-name="T14">a</text:span><text:span text:style-name="T137">n</text:span><text:span text:style-name="T169"> </text:span><text:span text:style-name="T173">e</text:span><text:span text:style-name="T4">clips</text:span><text:span text:style-name="T173">e</text:span><text:span text:style-name="T169"> </text:span><text:span text:style-name="T4">plug-in</text:span><text:span text:style-name="T175"> </text:span><text:span text:style-name="T173">to</text:span><text:span text:style-name="T177"> </text:span><text:span text:style-name="T4">e</text:span><text:span text:style-name="T18">dit</text:span><text:span text:style-name="T217"> </text:span><text:span text:style-name="T18">UML</text:span><text:span text:style-name="T120"> </text:span><text:span text:style-name="T1">diag</text:span><text:span text:style-name="T2">r</text:span><text:span text:style-name="T1">ams,</text:span><text:span text:style-name="T219"> </text:span><text:span text:style-name="T2">v</text:span><text:span text:style-name="T1">alida</text:span><text:span text:style-name="T2">t</text:span><text:span text:style-name="T1">e</text:span><text:span text:style-name="T219"> </text:span><text:span text:style-name="T2">OCL</text:span><text:span text:style-name="T232"> </text:span><text:span text:style-name="T1">(</text:span><text:span text:style-name="T2">Obj</text:span><text:span text:style-name="T1">e</text:span><text:span text:style-name="T2">ct</text:span><text:span text:style-name="T230"> </text:span><text:span text:style-name="T2">C</text:span><text:span text:style-name="T1">ons</text:span><text:span text:style-name="T2">tr</text:span><text:span text:style-name="T1">ain</text:span><text:span text:style-name="T2">t</text:span><text:span text:style-name="T164"> </text:span><text:span text:style-name="T2">L</text:span><text:span text:style-name="T1">anguage)</text:span><text:span text:style-name="T95"> </text:span><text:span text:style-name="T173">e</text:span><text:span text:style-name="T4">xpr</text:span><text:span text:style-name="T173">e</text:span><text:span text:style-name="T4">ssi</text:span><text:span text:style-name="T173">o</text:span><text:span text:style-name="T4">ns</text:span><text:span text:style-name="T173">,</text:span><text:span text:style-name="T24"> </text:span><text:span text:style-name="T4">d</text:span><text:span text:style-name="T173">e</text:span><text:span text:style-name="T4">clar</text:span><text:span text:style-name="T173">e</text:span><text:span text:style-name="T83"> </text:span><text:span text:style-name="T4">r</text:span><text:span text:style-name="T173">e</text:span><text:span text:style-name="T4">fin</text:span><text:span text:style-name="T173">e</text:span><text:span text:style-name="T4">m</text:span><text:span text:style-name="T173">e</text:span><text:span text:style-name="T4">nt r</text:span><text:span text:style-name="T173">e</text:span><text:span text:style-name="T4">lati</text:span><text:span text:style-name="T173">o</text:span><text:span text:style-name="T4">ns</text:span><text:span text:style-name="T191"> </text:span><text:span text:style-name="T4">b</text:span><text:span text:style-name="T173">e</text:span><text:span text:style-name="T4">t</text:span><text:span text:style-name="T173">wee</text:span><text:span text:style-name="T4">n</text:span><text:span text:style-name="T83"> </text:span><text:span text:style-name="T4">m</text:span><text:span text:style-name="T173">o</text:span><text:span text:style-name="T4">d</text:span><text:span text:style-name="T173">e</text:span><text:span text:style-name="T4">ls</text:span><text:span text:style-name="T173">,</text:span><text:span text:style-name="T142"> </text:span><text:span text:style-name="T173">refactor</text:span><text:span text:style-name="T177"> </text:span><text:span text:style-name="T4">m</text:span><text:span text:style-name="T173">o</text:span><text:span text:style-name="T4">d</text:span><text:span text:style-name="T173">e</text:span><text:span text:style-name="T4">ls</text:span><text:span text:style-name="T171"> </text:span><text:span text:style-name="T173">to</text:span><text:span text:style-name="T169"> </text:span><text:span text:style-name="T18">d</text:span><text:span text:style-name="T4">e</text:span><text:span text:style-name="T18">si</text:span><text:span text:style-name="T4">g</text:span><text:span text:style-name="T18">n</text:span><text:span text:style-name="T171"> </text:span><text:span text:style-name="T173">patterns.</text:span><text:span text:style-name="T158"> </text:span><text:span text:style-name="T18">D</text:span><text:span text:style-name="T4">e</text:span><text:span text:style-name="T18">si</text:span><text:span text:style-name="T4">g</text:span><text:span text:style-name="T18">n</text:span><text:span text:style-name="T171"> </text:span><text:span text:style-name="T173">patterns</text:span><text:span text:style-name="T171"> </text:span><text:span text:style-name="T14">ar</text:span><text:span text:style-name="T137">e</text:span><text:span text:style-name="T142"> </text:span><text:span text:style-name="T173">particular</text:span><text:span text:style-name="T163"> </text:span><text:span text:style-name="T18">instanc</text:span><text:span text:style-name="T4">e</text:span><text:span text:style-name="T18">s</text:span><text:span text:style-name="T239"> </text:span><text:span text:style-name="T173">of</text:span><text:span text:style-name="T245"> </text:span><text:span text:style-name="T4">r</text:span><text:span text:style-name="T173">e</text:span><text:span text:style-name="T4">fin</text:span><text:span text:style-name="T173">e</text:span><text:span text:style-name="T4">m</text:span><text:span text:style-name="T173">e</text:span><text:span text:style-name="T4">nt</text:span><text:span text:style-name="T245"> </text:span><text:span text:style-name="T4">r</text:span><text:span text:style-name="T173">e</text:span><text:span text:style-name="T4">lati</text:span><text:span text:style-name="T173">o</text:span><text:span text:style-name="T4">ns</text:span><text:span text:style-name="T173">.</text:span></text:p>
        <text:p text:style-name="P78"><text:span text:style-name="T2">Acq</text:span><text:span text:style-name="T1">ui</text:span><text:span text:style-name="T2">r</text:span><text:span text:style-name="T1">ed</text:span><text:span text:style-name="T96"> </text:span><text:span text:style-name="T17">k</text:span><text:span text:style-name="T2">nowledges</text:span><text:span text:style-name="T17">:</text:span><text:span text:style-name="T104"> </text:span><text:span text:style-name="T17">UML</text:span><text:span text:style-name="T230"> </text:span><text:span text:style-name="T1">me</text:span><text:span text:style-name="T2">t</text:span><text:span text:style-name="T1">a</text:span><text:span text:style-name="T2">-</text:span><text:span text:style-name="T1">model,</text:span><text:span text:style-name="T89"> </text:span><text:span text:style-name="T2">OCL</text:span><text:span text:style-name="T230"> </text:span><text:span text:style-name="T1">me</text:span><text:span text:style-name="T2">t</text:span><text:span text:style-name="T1">a</text:span><text:span text:style-name="T2">-</text:span><text:span text:style-name="T1">model,</text:span></text:p>
      </text:section>
      <text:p text:style-name="P79"><text:span text:style-name="T17">D</text:span><text:span text:style-name="T2">esign</text:span><text:span text:style-name="T1"> of </text:span><text:span text:style-name="T2">Ec</text:span><text:span text:style-name="T1">li</text:span><text:span text:style-name="T2">p</text:span><text:span text:style-name="T1">se </text:span><text:span text:style-name="T17">p</text:span><text:span text:style-name="T2">lug</text:span><text:span text:style-name="T17">-</text:span><text:span text:style-name="T2">ins,</text:span><text:span text:style-name="T1"> </text:span><text:span text:style-name="T2">EMF</text:span><text:span text:style-name="T1">, </text:span><text:span text:style-name="T2">GEF</text:span><text:span text:style-name="T1">,</text:span><text:span text:style-name="T2"> </text:span><text:span text:style-name="T17">GMF</text:span><text:span text:style-name="T2">,</text:span><text:span text:style-name="T1"> </text:span><text:span text:style-name="T17">OMG</text:span><text:span text:style-name="T22">'</text:span><text:span text:style-name="T2">s</text:span><text:span text:style-name="T1"> </text:span><text:span text:style-name="T17">M</text:span><text:span text:style-name="T2">odel</text:span><text:span text:style-name="T249"> </text:span><text:span text:style-name="T2">Dr</text:span><text:span text:style-name="T1">i</text:span><text:span text:style-name="T2">v</text:span><text:span text:style-name="T1">en</text:span><text:span text:style-name="T106"> </text:span><text:span text:style-name="T2">Arc</text:span><text:span text:style-name="T1">hi</text:span><text:span text:style-name="T2">t</text:span><text:span text:style-name="T1">e</text:span><text:span text:style-name="T2">ct</text:span><text:span text:style-name="T1">u</text:span><text:span text:style-name="T2">r</text:span><text:span text:style-name="T1">es</text:span><text:span text:style-name="T106"> </text:span><text:span text:style-name="T1">(MDA),</text:span><text:span text:style-name="T94"> </text:span><text:span text:style-name="T17">M</text:span><text:span text:style-name="T2">odel</text:span><text:span text:style-name="T94"> </text:span><text:span text:style-name="T2">Dr</text:span><text:span text:style-name="T1">i</text:span><text:span text:style-name="T2">v</text:span><text:span text:style-name="T1">en</text:span><text:span text:style-name="T91"> </text:span><text:span text:style-name="T2">D</text:span><text:span text:style-name="T1">e</text:span><text:span text:style-name="T2">v</text:span><text:span text:style-name="T1">elo</text:span><text:span text:style-name="T2">p</text:span><text:span text:style-name="T1">men</text:span><text:span text:style-name="T2">t</text:span><text:span text:style-name="T250"> </text:span><text:span text:style-name="T1">(</text:span><text:span text:style-name="T2">MDD</text:span><text:span text:style-name="T1">),</text:span><text:span text:style-name="T136"> </text:span><text:span text:style-name="T1">OCL,</text:span><text:span text:style-name="T136"> </text:span><text:span text:style-name="T2">QVT</text:span><text:span text:style-name="T1">, </text:span><text:span text:style-name="T25">ATL</text:span><text:span text:style-name="T174"> </text:span><text:span text:style-name="T136">(</text:span><text:span text:style-name="T11">A</text:span><text:span text:style-name="T136">tlas</text:span><text:span text:style-name="T2"> </text:span><text:span text:style-name="T1">Transformation </text:span><text:span text:style-name="T2">L</text:span><text:span text:style-name="T1">anguage)</text:span><text:span text:style-name="T132"> </text:span><text:span text:style-name="T1">de</text:span><text:span text:style-name="T2">v</text:span><text:span text:style-name="T1">elo</text:span><text:span text:style-name="T2">p</text:span><text:span text:style-name="T1">ed</text:span><text:span text:style-name="T235"> </text:span><text:span text:style-name="T136">at</text:span><text:span text:style-name="T214"> </text:span><text:span text:style-name="T2">I</text:span><text:span text:style-name="T1">n</text:span><text:span text:style-name="T2">r</text:span><text:span text:style-name="T1">ia,</text:span><text:span text:style-name="T212"> </text:span><text:span text:style-name="T2">IBM'</text:span><text:span text:style-name="T1">s</text:span><text:span text:style-name="T235"> </text:span><text:span text:style-name="T17">M</text:span><text:span text:style-name="T2">odel</text:span><text:span text:style-name="T212"> </text:span><text:span text:style-name="T1">Transformation</text:span><text:span text:style-name="T232"> </text:span><text:span text:style-name="T1">Framework,</text:span><text:span text:style-name="T229"> </text:span><text:span text:style-name="T2">IBM'</text:span><text:span text:style-name="T1">s</text:span><text:span text:style-name="T81"> </text:span><text:span text:style-name="T2">R</text:span><text:span text:style-name="T1">a</text:span><text:span text:style-name="T2">t</text:span><text:span text:style-name="T1">ional</text:span><text:span text:style-name="T81"> </text:span><text:span text:style-name="T1">Software</text:span><text:span text:style-name="T81"> </text:span><text:span text:style-name="T2">Arc</text:span><text:span text:style-name="T1">hi</text:span><text:span text:style-name="T2">t</text:span><text:span text:style-name="T1">e</text:span><text:span text:style-name="T2">ct</text:span><text:span text:style-name="T1">.</text:span></text:p>
      <text:p text:style-name="P80"><text:span text:style-name="T1">I</text:span><text:span text:style-name="T91"> </text:span><text:span text:style-name="T1">go</text:span><text:span text:style-name="T2">t</text:span><text:span text:style-name="T106"> </text:span><text:span text:style-name="T1">good</text:span><text:span text:style-name="T109"> </text:span><text:span text:style-name="T1">ideas</text:span><text:span text:style-name="T109"> </text:span><text:span text:style-name="T2">while</text:span><text:span text:style-name="T73"> </text:span><text:span text:style-name="T2">b</text:span><text:span text:style-name="T1">eing</text:span><text:span text:style-name="T110"> </text:span><text:span text:style-name="T2">t</text:span><text:span text:style-name="T1">he</text:span><text:span text:style-name="T2">r</text:span><text:span text:style-name="T1">e,</text:span><text:span text:style-name="T73"> </text:span><text:span text:style-name="T1">like</text:span><text:span text:style-name="T144"> </text:span><text:span text:style-name="T2">f</text:span><text:span text:style-name="T1">o</text:span><text:span text:style-name="T2">r</text:span><text:span text:style-name="T96"> </text:span><text:span text:style-name="T1">example</text:span><text:span text:style-name="T111"> </text:span><text:span text:style-name="T17">M</text:span><text:span text:style-name="T2">odel</text:span><text:span text:style-name="T219"> </text:span><text:span text:style-name="T1">Transformation</text:span><text:span text:style-name="T220"> </text:span><text:span text:style-name="T1">by</text:span><text:span text:style-name="T164"> </text:span><text:span text:style-name="T2">C</text:span><text:span text:style-name="T1">ommands</text:span><text:span text:style-name="T2">:</text:span></text:p>
      <text:p text:style-name="P81"><text:a xlink:type="simple" xlink:href="http://mtbycommands.blogspot.com/" text:style-name="Internet_20_link" text:visited-style-name="Visited_20_Internet_20_Link"><text:span text:style-name="T4">http:</text:span></text:a><text:a xlink:type="simple" xlink:href="http://mtbycommands.blogspot.com/" text:style-name="Internet_20_link" text:visited-style-name="Visited_20_Internet_20_Link"><text:span text:style-name="T173">//</text:span></text:a><text:a xlink:type="simple" xlink:href="http://mtbycommands.blogspot.com/" text:style-name="Internet_20_link" text:visited-style-name="Visited_20_Internet_20_Link"><text:span text:style-name="T4">mtbyc</text:span></text:a><text:a xlink:type="simple" xlink:href="http://mtbycommands.blogspot.com/" text:style-name="Internet_20_link" text:visited-style-name="Visited_20_Internet_20_Link"><text:span text:style-name="T173">o</text:span></text:a><text:a xlink:type="simple" xlink:href="http://mtbycommands.blogspot.com/" text:style-name="Internet_20_link" text:visited-style-name="Visited_20_Internet_20_Link"><text:span text:style-name="T4">mmands</text:span></text:a><text:a xlink:type="simple" xlink:href="http://mtbycommands.blogspot.com/" text:style-name="Internet_20_link" text:visited-style-name="Visited_20_Internet_20_Link"><text:span text:style-name="T173">.</text:span></text:a><text:a xlink:type="simple" xlink:href="http://mtbycommands.blogspot.com/" text:style-name="Internet_20_link" text:visited-style-name="Visited_20_Internet_20_Link"><text:span text:style-name="T4">bl</text:span></text:a><text:a xlink:type="simple" xlink:href="http://mtbycommands.blogspot.com/" text:style-name="Internet_20_link" text:visited-style-name="Visited_20_Internet_20_Link"><text:span text:style-name="T173">o</text:span></text:a><text:a xlink:type="simple" xlink:href="http://mtbycommands.blogspot.com/" text:style-name="Internet_20_link" text:visited-style-name="Visited_20_Internet_20_Link"><text:span text:style-name="T4">gsp</text:span></text:a><text:a xlink:type="simple" xlink:href="http://mtbycommands.blogspot.com/" text:style-name="Internet_20_link" text:visited-style-name="Visited_20_Internet_20_Link"><text:span text:style-name="T173">o</text:span></text:a><text:a xlink:type="simple" xlink:href="http://mtbycommands.blogspot.com/" text:style-name="Internet_20_link" text:visited-style-name="Visited_20_Internet_20_Link"><text:span text:style-name="T4">t</text:span></text:a><text:a xlink:type="simple" xlink:href="http://mtbycommands.blogspot.com/" text:style-name="Internet_20_link" text:visited-style-name="Visited_20_Internet_20_Link"><text:span text:style-name="T173">.</text:span></text:a><text:a xlink:type="simple" xlink:href="http://mtbycommands.blogspot.com/" text:style-name="Internet_20_link" text:visited-style-name="Visited_20_Internet_20_Link"><text:span text:style-name="T4">c</text:span></text:a><text:a xlink:type="simple" xlink:href="http://mtbycommands.blogspot.com/" text:style-name="Internet_20_link" text:visited-style-name="Visited_20_Internet_20_Link"><text:span text:style-name="T173">o</text:span></text:a><text:a xlink:type="simple" xlink:href="http://mtbycommands.blogspot.com/" text:style-name="Internet_20_link" text:visited-style-name="Visited_20_Internet_20_Link"><text:span text:style-name="T4">m</text:span></text:a><text:a xlink:type="simple" xlink:href="http://mtbycommands.blogspot.com/" text:style-name="Internet_20_link" text:visited-style-name="Visited_20_Internet_20_Link"><text:span text:style-name="T173">/</text:span></text:a><text:span text:style-name="T147"> </text:span><text:span text:style-name="T2">B</text:span><text:span text:style-name="T1">eha</text:span><text:span text:style-name="T2">v</text:span><text:span text:style-name="T1">io</text:span><text:span text:style-name="T2">r</text:span><text:span text:style-name="T1">al</text:span><text:span text:style-name="T90"> </text:span><text:span text:style-name="T2">Or</text:span><text:span text:style-name="T1">ien</text:span><text:span text:style-name="T2">t</text:span><text:span text:style-name="T1">ed</text:span><text:span text:style-name="T96"> </text:span><text:span text:style-name="T1">Programming:</text:span></text:p>
      <text:p text:style-name="P82"><text:a xlink:type="simple" xlink:href="http://docs.google.com/Doc?id=dg9zr9h8_3d676tq" text:style-name="Internet_20_link" text:visited-style-name="Visited_20_Internet_20_Link"><text:span text:style-name="T3">http:</text:span></text:a><text:a xlink:type="simple" xlink:href="http://docs.google.com/Doc?id=dg9zr9h8_3d676tq" text:style-name="Internet_20_link" text:visited-style-name="Visited_20_Internet_20_Link"><text:span text:style-name="T166">//</text:span></text:a><text:a xlink:type="simple" xlink:href="http://docs.google.com/Doc?id=dg9zr9h8_3d676tq" text:style-name="Internet_20_link" text:visited-style-name="Visited_20_Internet_20_Link"><text:span text:style-name="T3">docs</text:span></text:a><text:a xlink:type="simple" xlink:href="http://docs.google.com/Doc?id=dg9zr9h8_3d676tq" text:style-name="Internet_20_link" text:visited-style-name="Visited_20_Internet_20_Link"><text:span text:style-name="T166">.</text:span></text:a><text:a xlink:type="simple" xlink:href="http://docs.google.com/Doc?id=dg9zr9h8_3d676tq" text:style-name="Internet_20_link" text:visited-style-name="Visited_20_Internet_20_Link"><text:span text:style-name="T3">googl</text:span></text:a><text:a xlink:type="simple" xlink:href="http://docs.google.com/Doc?id=dg9zr9h8_3d676tq" text:style-name="Internet_20_link" text:visited-style-name="Visited_20_Internet_20_Link"><text:span text:style-name="T166">e.</text:span></text:a><text:a xlink:type="simple" xlink:href="http://docs.google.com/Doc?id=dg9zr9h8_3d676tq" text:style-name="Internet_20_link" text:visited-style-name="Visited_20_Internet_20_Link"><text:span text:style-name="T3">com</text:span></text:a><text:a xlink:type="simple" xlink:href="http://docs.google.com/Doc?id=dg9zr9h8_3d676tq" text:style-name="Internet_20_link" text:visited-style-name="Visited_20_Internet_20_Link"><text:span text:style-name="T166">/</text:span></text:a><text:a xlink:type="simple" xlink:href="http://docs.google.com/Doc?id=dg9zr9h8_3d676tq" text:style-name="Internet_20_link" text:visited-style-name="Visited_20_Internet_20_Link"><text:span text:style-name="T3">Doc?id</text:span></text:a><text:a xlink:type="simple" xlink:href="http://docs.google.com/Doc?id=dg9zr9h8_3d676tq" text:style-name="Internet_20_link" text:visited-style-name="Visited_20_Internet_20_Link"><text:span text:style-name="T166">=</text:span></text:a><text:a xlink:type="simple" xlink:href="http://docs.google.com/Doc?id=dg9zr9h8_3d676tq" text:style-name="Internet_20_link" text:visited-style-name="Visited_20_Internet_20_Link"><text:span text:style-name="T3">dg</text:span></text:a><text:a xlink:type="simple" xlink:href="http://docs.google.com/Doc?id=dg9zr9h8_3d676tq" text:style-name="Internet_20_link" text:visited-style-name="Visited_20_Internet_20_Link"><text:span text:style-name="T166">9</text:span></text:a><text:a xlink:type="simple" xlink:href="http://docs.google.com/Doc?id=dg9zr9h8_3d676tq" text:style-name="Internet_20_link" text:visited-style-name="Visited_20_Internet_20_Link"><text:span text:style-name="T3">zr</text:span></text:a><text:a xlink:type="simple" xlink:href="http://docs.google.com/Doc?id=dg9zr9h8_3d676tq" text:style-name="Internet_20_link" text:visited-style-name="Visited_20_Internet_20_Link"><text:span text:style-name="T166">9</text:span></text:a><text:a xlink:type="simple" xlink:href="http://docs.google.com/Doc?id=dg9zr9h8_3d676tq" text:style-name="Internet_20_link" text:visited-style-name="Visited_20_Internet_20_Link"><text:span text:style-name="T3">h</text:span></text:a><text:a xlink:type="simple" xlink:href="http://docs.google.com/Doc?id=dg9zr9h8_3d676tq" text:style-name="Internet_20_link" text:visited-style-name="Visited_20_Internet_20_Link"><text:span text:style-name="T166">8</text:span></text:a><text:a xlink:type="simple" xlink:href="http://docs.google.com/Doc?id=dg9zr9h8_3d676tq" text:style-name="Internet_20_link" text:visited-style-name="Visited_20_Internet_20_Link"><text:span text:style-name="T3">_</text:span></text:a><text:a xlink:type="simple" xlink:href="http://docs.google.com/Doc?id=dg9zr9h8_3d676tq" text:style-name="Internet_20_link" text:visited-style-name="Visited_20_Internet_20_Link"><text:span text:style-name="T166">3</text:span></text:a><text:a xlink:type="simple" xlink:href="http://docs.google.com/Doc?id=dg9zr9h8_3d676tq" text:style-name="Internet_20_link" text:visited-style-name="Visited_20_Internet_20_Link"><text:span text:style-name="T3">d</text:span></text:a><text:a xlink:type="simple" xlink:href="http://docs.google.com/Doc?id=dg9zr9h8_3d676tq" text:style-name="Internet_20_link" text:visited-style-name="Visited_20_Internet_20_Link"><text:span text:style-name="T166">676</text:span></text:a><text:a xlink:type="simple" xlink:href="http://docs.google.com/Doc?id=dg9zr9h8_3d676tq" text:style-name="Internet_20_link" text:visited-style-name="Visited_20_Internet_20_Link"><text:span text:style-name="T3">tq</text:span></text:a></text:p>
      <text:p text:style-name="P1"/>
      <text:p text:style-name="P31"/>
      <text:p text:style-name="P14"/>
      <text:p text:style-name="P10"/>
      <text:list xml:id="list31648306" text:continue-numbering="true" text:style-name="Outline">
        <text:list-item>
          <text:list>
            <text:list-item>
              <text:h text:style-name="P92" text:outline-level="2"><text:span text:style-name="T274">Universidad</text:span><text:span text:style-name="T279"> </text:span><text:span text:style-name="T287">Naci</text:span><text:span text:style-name="T295">on</text:span><text:span text:style-name="T287">a</text:span><text:span text:style-name="T295">l</text:span><text:span text:style-name="T306"> </text:span><text:span text:style-name="T295">de</text:span><text:span text:style-name="T307"> </text:span><text:span text:style-name="T275">L</text:span><text:span text:style-name="T279">a </text:span><text:span text:style-name="T275">P</text:span><text:span text:style-name="T279">lata</text:span></text:h>
              <text:list>
                <text:list-item>
                  <text:h text:style-name="P107" text:outline-level="3"><text:span text:style-name="T1">Computer Science</text:span></text:h>
                </text:list-item>
              </text:list>
            </text:list-item>
          </text:list>
        </text:list-item>
      </text:list>
      <text:p text:style-name="P17"/>
      <text:p text:style-name="P45"><text:span text:style-name="T1">LIFIA</text:span><text:span text:style-name="T200"> </text:span><text:span text:style-name="T1">Computer</text:span><text:span text:style-name="T197"> </text:span><text:span text:style-name="T2">Sc</text:span><text:span text:style-name="T1">ien</text:span><text:span text:style-name="T2">c</text:span><text:span text:style-name="T1">e</text:span><text:span text:style-name="T203"> </text:span><text:span text:style-name="T11">L</text:span><text:span text:style-name="T136">abo</text:span><text:span text:style-name="T11">r</text:span><text:span text:style-name="T136">ato</text:span><text:span text:style-name="T11">r</text:span><text:span text:style-name="T136">y</text:span></text:p>
      <text:p text:style-name="P1"/>
      <text:p text:style-name="P2"/>
      <text:p text:style-name="P13"/>
      <text:p text:style-name="P10"/>
      <text:p text:style-name="P19"><text:span text:style-name="T280">Sun</text:span><text:span text:style-name="T281"> </text:span><text:span text:style-name="T280">Certified</text:span><text:span text:style-name="T282"> </text:span><text:span text:style-name="T281">Java </text:span><text:span text:style-name="T283">D</text:span><text:span text:style-name="T284">evelope</text:span><text:span text:style-name="T283">r<text:tab/></text:span><text:span text:style-name="T150">01</text:span><text:span text:style-name="T151"> </text:span><text:span text:style-name="T152">/</text:span><text:span text:style-name="T153"> </text:span><text:span text:style-name="T154">2001</text:span></text:p>
      <text:p text:style-name="P32"><text:span text:style-name="T47">Sun</text:span><text:span text:style-name="T48"> </text:span><text:span text:style-name="T49">M</text:span><text:span text:style-name="T50">i</text:span><text:span text:style-name="T49">cr</text:span><text:span text:style-name="T50">os</text:span><text:span text:style-name="T49">y</text:span><text:span text:style-name="T50">s</text:span><text:span text:style-name="T49">t</text:span><text:span text:style-name="T50">ems</text:span></text:p>
      <text:p text:style-name="P1"/>
      <text:list xml:id="list31665144" text:continue-numbering="true" text:style-name="Outline">
        <text:list-item>
          <text:list>
            <text:list-item>
              <text:h text:style-name="P93" text:outline-level="2"><text:span text:style-name="T295">Oracl</text:span><text:span text:style-name="T274">e</text:span><text:span text:style-name="T308"> </text:span><text:span text:style-name="T274">Certified</text:span><text:span text:style-name="T309"> </text:span><text:span text:style-name="T274">Associate</text:span></text:h>
            </text:list-item>
          </text:list>
        </text:list-item>
      </text:list>
      <text:p text:style-name="P33"><text:span text:style-name="T50">Or</text:span><text:span text:style-name="T51">acle</text:span></text:p>
      <text:p text:style-name="P1"/>
      <text:list xml:id="list31654427" text:continue-numbering="true" text:style-name="Outline">
        <text:list-item>
          <text:list>
            <text:list-item>
              <text:h text:style-name="P95" text:outline-level="2"><text:span text:style-name="T287">UML</text:span></text:h>
            </text:list-item>
          </text:list>
        </text:list-item>
      </text:list>
      <text:p text:style-name="P34"><text:span text:style-name="T53">LIFIA</text:span></text:p>
      <text:p text:style-name="P1"/>
      <text:list xml:id="list31661197" text:continue-numbering="true" text:style-name="Outline">
        <text:list-item>
          <text:list>
            <text:list-item>
              <text:h text:style-name="P96" text:outline-level="2"><text:span text:style-name="T295">M</text:span><text:span text:style-name="T274">o</text:span><text:span text:style-name="T295">l</text:span><text:span text:style-name="T274">e</text:span><text:span text:style-name="T295">cular</text:span><text:span text:style-name="T287"> </text:span><text:span text:style-name="T275">B</text:span><text:span text:style-name="T279">iology</text:span><text:span text:style-name="T310"> </text:span><text:span text:style-name="T287">f</text:span><text:span text:style-name="T295">o</text:span><text:span text:style-name="T287">r</text:span><text:span text:style-name="T293"> </text:span><text:span text:style-name="T295">c</text:span><text:span text:style-name="T274">o</text:span><text:span text:style-name="T295">mput</text:span><text:span text:style-name="T274">e</text:span><text:span text:style-name="T295">r</text:span><text:span text:style-name="T311"> </text:span><text:span text:style-name="T295">pr</text:span><text:span text:style-name="T274">og</text:span><text:span text:style-name="T295">ramm</text:span><text:span text:style-name="T274">e</text:span><text:span text:style-name="T295">r</text:span></text:h>
            </text:list-item>
          </text:list>
        </text:list-item>
      </text:list>
      <text:p text:style-name="P36"><text:span text:style-name="T52">Universidad</text:span><text:span text:style-name="T47"> </text:span><text:span text:style-name="T52">Nacional </text:span><text:span text:style-name="T47">d</text:span><text:span text:style-name="T52">e</text:span><text:span text:style-name="T50"> </text:span><text:span text:style-name="T52">Quilmes</text:span></text:p>
      <text:p text:style-name="P1"/>
      <text:list xml:id="list31648023" text:continue-numbering="true" text:style-name="Outline">
        <text:list-item>
          <text:list>
            <text:list-item>
              <text:h text:style-name="P97" text:outline-level="2"><text:span text:style-name="T274">Delphi</text:span></text:h>
            </text:list-item>
          </text:list>
        </text:list-item>
      </text:list>
      <text:p text:style-name="P37"><text:span text:style-name="T52">Universidad</text:span><text:span text:style-name="T54"> </text:span><text:span text:style-name="T52">Nacional</text:span><text:span text:style-name="T54"> </text:span><text:span text:style-name="T55">D</text:span><text:span text:style-name="T47">e</text:span><text:span text:style-name="T56"> </text:span><text:span text:style-name="T52">La</text:span><text:span text:style-name="T57"> </text:span><text:span text:style-name="T47">Plata</text:span></text:p>
      <text:p text:style-name="P1"/>
      <text:list xml:id="list31660164" text:continue-numbering="true" text:style-name="Outline">
        <text:list-item>
          <text:list>
            <text:list-item>
              <text:h text:style-name="P98" text:outline-level="2"><text:span text:style-name="T297">LIFIA</text:span><text:span text:style-name="T305">´</text:span><text:span text:style-name="T297">s</text:span><text:span text:style-name="T312"> </text:span><text:span text:style-name="T305">6</text:span><text:span text:style-name="T312"> </text:span><text:span text:style-name="T297">m</text:span><text:span text:style-name="T305">o</text:span><text:span text:style-name="T297">nth</text:span><text:span text:style-name="T313"> </text:span><text:span text:style-name="T297">training</text:span><text:span text:style-name="T314"> </text:span><text:span text:style-name="T305">o</text:span><text:span text:style-name="T297">n</text:span><text:span text:style-name="T315"> </text:span><text:span text:style-name="T297">Java</text:span><text:span text:style-name="T316"> </text:span><text:span text:style-name="T305">technologies</text:span></text:h>
            </text:list-item>
          </text:list>
        </text:list-item>
      </text:list>
      <text:p text:style-name="P35"><text:span text:style-name="T53">LIFIA</text:span></text:p>
      <text:p text:style-name="P1"/>
      <text:list xml:id="list31641880" text:continue-numbering="true" text:style-name="Outline">
        <text:list-item>
          <text:list>
            <text:list-item>
              <text:h text:style-name="P99" text:outline-level="2"><text:span text:style-name="T295">TOEIC</text:span></text:h>
            </text:list-item>
          </text:list>
        </text:list-item>
      </text:list>
      <text:p text:style-name="P20"><text:span text:style-name="T52">CSLI</text:span><text:span text:style-name="T58"> </text:span><text:span text:style-name="T47">Canadian</text:span><text:span text:style-name="T58"> </text:span><text:span text:style-name="T47">as</text:span><text:span text:style-name="T59"> </text:span><text:span text:style-name="T52">a</text:span><text:span text:style-name="T57"> </text:span><text:span text:style-name="T51">Second</text:span><text:span text:style-name="T58"> </text:span><text:span text:style-name="T47">Lan</text:span><text:span text:style-name="T52">g</text:span><text:span text:style-name="T47">ua</text:span><text:span text:style-name="T52">ge</text:span><text:span text:style-name="T60"> </text:span><text:span text:style-name="T52">Institute</text:span></text:p>
      <text:p text:style-name="P1"/>
      <text:p text:style-name="P38"/>
      <text:p text:style-name="P13"/>
      <text:p text:style-name="P16"/>
      <text:section text:style-name="Sect15" text:name="Section28">
        <text:list xml:id="list31654154" text:continue-numbering="true" text:style-name="Outline">
          <text:list-item>
            <text:h text:style-name="P86" text:outline-level="1"><text:span text:style-name="T5">L</text:span><text:span text:style-name="T77">anguages</text:span><text:span text:style-name="T1"><text:tab/></text:span><draw:frame draw:style-name="fr1" text:anchor-type="as-char" svg:width="0.466cm" svg:height="1.051cm" draw:z-index="5"><draw:image xlink:href="Pictures/100002010000001F0000004679D36534.png" xlink:type="simple" xlink:show="embed" xlink:actuate="onLoad"/></draw:frame></text:h>
          </text:list-item>
        </text:list>
        <text:p text:style-name="P41"><text:span text:style-name="T17">E</text:span><text:span text:style-name="T2">nglish<text:tab/></text:span><text:span text:style-name="T1">Italian</text:span></text:p>
        <text:p text:style-name="P43"><text:span text:style-name="T1">Spanish</text:span></text:p>
      </text:section>
      <text:p text:style-name="P27"/>
      <text:p text:style-name="P13"/>
      <text:p text:style-name="P10"/>
      <text:p text:style-name="P21"><text:span text:style-name="T302">Vectors<text:tab/></text:span><text:span text:style-name="T41">Issu</text:span><text:span text:style-name="T43">e</text:span><text:span text:style-name="T41">d</text:span><text:span text:style-name="T44"> </text:span><text:span text:style-name="T40">,</text:span><text:span text:style-name="T45"> </text:span><text:span text:style-name="T39">1998</text:span></text:p>
      <text:p text:style-name="P22"><text:span text:style-name="T49">AR</text:span><text:span text:style-name="T61"> </text:span><text:span text:style-name="T52">Patent:</text:span><text:span text:style-name="T61"> </text:span><text:span text:style-name="T47">927815</text:span><text:span text:style-name="T52"> </text:span><text:span text:style-name="T62"><text:s/></text:span><text:span text:style-name="T52">· </text:span><text:span text:style-name="T63"><text:s/></text:span><text:span text:style-name="T50">I</text:span><text:span text:style-name="T51">n</text:span><text:span text:style-name="T50">v</text:span><text:span text:style-name="T51">ento</text:span><text:span text:style-name="T50">r</text:span><text:span text:style-name="T51">s</text:span><text:span text:style-name="T50">:</text:span><text:span text:style-name="T61"> </text:span><text:span text:style-name="T47">Pabl</text:span><text:span text:style-name="T52">o</text:span><text:span text:style-name="T51"> </text:span><text:span text:style-name="T47">T</text:span><text:span text:style-name="T52">o</text:span><text:span text:style-name="T47">mas</text:span><text:span text:style-name="T49"> </text:span><text:span text:style-name="T52">Borda</text:span></text:p>
      <text:p text:style-name="P39"/>
      <text:p text:style-name="P83"><text:span text:style-name="T173">A</text:span><text:span text:style-name="T169"> </text:span><text:span text:style-name="T4">pi</text:span><text:span text:style-name="T173">e</text:span><text:span text:style-name="T4">c</text:span><text:span text:style-name="T173">e</text:span><text:span text:style-name="T27"> </text:span><text:span text:style-name="T173">of</text:span><text:span text:style-name="T27"> </text:span><text:span text:style-name="T4">s</text:span><text:span text:style-name="T173">o</text:span><text:span text:style-name="T4">ft</text:span><text:span text:style-name="T173">w</text:span><text:span text:style-name="T4">ar</text:span><text:span text:style-name="T173">e</text:span><text:span text:style-name="T27"> </text:span><text:span text:style-name="T173">to</text:span><text:span text:style-name="T158"> </text:span><text:span text:style-name="T18">sum</text:span><text:span text:style-name="T158"> </text:span><text:span text:style-name="T4">v</text:span><text:span text:style-name="T173">e</text:span><text:span text:style-name="T4">ct</text:span><text:span text:style-name="T173">o</text:span><text:span text:style-name="T4">rs</text:span><text:span text:style-name="T173">,</text:span><text:span text:style-name="T27"> </text:span><text:span text:style-name="T4">r</text:span><text:span text:style-name="T173">e</text:span><text:span text:style-name="T4">gist</text:span><text:span text:style-name="T173">e</text:span><text:span text:style-name="T4">r</text:span><text:span text:style-name="T173">e</text:span><text:span text:style-name="T4">d</text:span><text:span text:style-name="T14"> at</text:span><text:span text:style-name="T171"> </text:span><text:span text:style-name="T4">th</text:span><text:span text:style-name="T173">e</text:span><text:span text:style-name="T27"> </text:span><text:span text:style-name="T18">DNDA</text:span><text:span text:style-name="T76"> </text:span><text:span text:style-name="T173">(</text:span><text:span text:style-name="T4">Dir</text:span><text:span text:style-name="T173">e</text:span><text:span text:style-name="T4">cci</text:span><text:span text:style-name="T173">ó</text:span><text:span text:style-name="T4">n</text:span><text:span text:style-name="T171"> </text:span><text:span text:style-name="T4">Naci</text:span><text:span text:style-name="T173">o</text:span><text:span text:style-name="T4">nal</text:span><text:span text:style-name="T158"> </text:span><text:span text:style-name="T18">d</text:span><text:span text:style-name="T4">e</text:span><text:span text:style-name="T171"> </text:span><text:span text:style-name="T4">l</text:span><text:span text:style-name="T173">o</text:span><text:span text:style-name="T4">s</text:span><text:span text:style-name="T171"> </text:span><text:span text:style-name="T4">D</text:span><text:span text:style-name="T173">e</text:span><text:span text:style-name="T4">r</text:span><text:span text:style-name="T173">e</text:span><text:span text:style-name="T4">ch</text:span><text:span text:style-name="T173">o</text:span><text:span text:style-name="T4">s</text:span><text:span text:style-name="T171"> </text:span><text:span text:style-name="T18">d</text:span><text:span text:style-name="T4">e</text:span><text:span text:style-name="T171"> </text:span><text:span text:style-name="T173">Autor),</text:span><text:span text:style-name="T158"> </text:span><text:span text:style-name="T4">th</text:span><text:span text:style-name="T173">e</text:span><text:span text:style-name="T171"> </text:span><text:span text:style-name="T4">Arg</text:span><text:span text:style-name="T173">e</text:span><text:span text:style-name="T4">ntin</text:span><text:span text:style-name="T173">e</text:span><text:span text:style-name="T4">'s</text:span><text:span text:style-name="T124"> </text:span><text:span text:style-name="T4">g</text:span><text:span text:style-name="T173">o</text:span><text:span text:style-name="T4">v</text:span><text:span text:style-name="T173">e</text:span><text:span text:style-name="T4">rnm</text:span><text:span text:style-name="T173">e</text:span><text:span text:style-name="T4">nt</text:span><text:span text:style-name="T243"> </text:span><text:span text:style-name="T4">instituti</text:span><text:span text:style-name="T173">o</text:span><text:span text:style-name="T4">n</text:span><text:span text:style-name="T177"> </text:span><text:span text:style-name="T173">o</text:span><text:span text:style-name="T4">rd</text:span><text:span text:style-name="T173">e</text:span><text:span text:style-name="T4">r</text:span><text:span text:style-name="T173">e</text:span><text:span text:style-name="T4">d</text:span><text:span text:style-name="T169"> </text:span><text:span text:style-name="T173">to</text:span><text:span text:style-name="T243"> </text:span><text:span text:style-name="T173">protect</text:span><text:span text:style-name="T243"> </text:span><text:span text:style-name="T4">auth</text:span><text:span text:style-name="T173">o</text:span><text:span text:style-name="T4">r</text:span><text:span text:style-name="T241"> </text:span><text:span text:style-name="T4">rights</text:span><text:span text:style-name="T173">,</text:span><text:span text:style-name="T217"> </text:span><text:span text:style-name="T18">und</text:span><text:span text:style-name="T4">e</text:span><text:span text:style-name="T18">r</text:span><text:span text:style-name="T143"> </text:span><text:span text:style-name="T4">th</text:span><text:span text:style-name="T173">e</text:span><text:span text:style-name="T135"> </text:span><text:span text:style-name="T4">fil</text:span><text:span text:style-name="T173">e</text:span><text:span text:style-name="T88"> </text:span><text:span text:style-name="T4">numb</text:span><text:span text:style-name="T173">e</text:span><text:span text:style-name="T4">r</text:span><text:span text:style-name="T238"> </text:span><text:span text:style-name="T27">927815.</text:span><text:span text:style-name="T88"> </text:span><text:span text:style-name="T173">(year</text:span><text:span text:style-name="T231"> </text:span><text:span text:style-name="T27">1998)</text:span></text:p>
      <text:p text:style-name="P1"/>
      <text:p text:style-name="P29"/>
      <text:p text:style-name="P13"/>
      <text:p text:style-name="P10"/>
      <text:section text:style-name="Sect16" text:name="Section29">
        <text:p text:style-name="P4"><text:span text:style-name="T255">Publications </text:span><text:span text:style-name="T256"><text:s/></text:span><draw:frame draw:style-name="fr1" text:anchor-type="as-char" svg:width="0.466cm" svg:height="1.051cm" draw:z-index="7"><draw:image xlink:href="Pictures/100002010000001F0000004679D36534.png" xlink:type="simple" xlink:show="embed" xlink:actuate="onLoad"/></draw:frame><text:span text:style-name="T38"> <text:s text:c="5"/></text:span><text:span text:style-name="T282">M</text:span><text:span text:style-name="T281">odel</text:span><text:span text:style-name="T285"> </text:span><text:span text:style-name="T282">Tra</text:span><text:span text:style-name="T281">ns</text:span><text:span text:style-name="T282">f</text:span><text:span text:style-name="T281">o</text:span><text:span text:style-name="T282">rmati</text:span><text:span text:style-name="T281">on</text:span><text:span text:style-name="T286"> </text:span><text:span text:style-name="T282">b</text:span><text:span text:style-name="T280">y</text:span></text:p>
        <text:p text:style-name="P6"><text:span text:style-name="T46">2001</text:span></text:p>
      </text:section>
      <text:section text:style-name="Sect1" text:name="Section30">
        <text:p text:style-name="P23"><text:span text:style-name="T50">A</text:span><text:span text:style-name="T51">utho</text:span><text:span text:style-name="T50">r</text:span><text:span text:style-name="T51">s</text:span><text:span text:style-name="T50">:</text:span><text:span text:style-name="T64"> </text:span><text:span text:style-name="T47">Pabl</text:span><text:span text:style-name="T52">o</text:span><text:span text:style-name="T65"> </text:span><text:span text:style-name="T47">T</text:span><text:span text:style-name="T52">o</text:span><text:span text:style-name="T47">mas</text:span><text:span text:style-name="T65"> </text:span><text:span text:style-name="T52">Borda </text:span><text:span text:style-name="T66"><text:s/></text:span><text:span text:style-name="T52">· </text:span><text:span text:style-name="T67"><text:s/></text:span><text:a xlink:type="simple" xlink:href="http://mtbycommands.blogspot.com/" text:style-name="Internet_20_link" text:visited-style-name="Visited_20_Internet_20_Link"><text:span text:style-name="T266">http://mtbycommands.blogspot.com/</text:span></text:a></text:p>
        <text:p text:style-name="P1"/>
        <text:list xml:id="list31660443" text:continue-numbering="true" text:style-name="Outline">
          <text:list-item>
            <text:list>
              <text:list-item>
                <text:h text:style-name="P94" text:outline-level="2"><text:span text:style-name="T295">B</text:span><text:span text:style-name="T274">e</text:span><text:span text:style-name="T295">havi</text:span><text:span text:style-name="T274">o</text:span><text:span text:style-name="T295">ral</text:span><text:span text:style-name="T317"> </text:span><text:span text:style-name="T274">Oriented</text:span><text:span text:style-name="T318"> </text:span><text:span text:style-name="T295">Pr</text:span><text:span text:style-name="T274">og</text:span><text:span text:style-name="T295">rammin</text:span><text:span text:style-name="T274">g<text:tab/></text:span><text:span text:style-name="T155">2001</text:span></text:h>
              </text:list-item>
            </text:list>
          </text:list-item>
        </text:list>
        <text:p text:style-name="P40"><text:a xlink:type="simple" xlink:href="http://docs.google.com/Doc?id=dg9zr9h8_3d676tq" text:style-name="Internet_20_link" text:visited-style-name="Visited_20_Internet_20_Link"><text:span text:style-name="T50">A</text:span></text:a><text:a xlink:type="simple" xlink:href="http://docs.google.com/Doc?id=dg9zr9h8_3d676tq" text:style-name="Internet_20_link" text:visited-style-name="Visited_20_Internet_20_Link"><text:span text:style-name="T51">utho</text:span></text:a><text:a xlink:type="simple" xlink:href="http://docs.google.com/Doc?id=dg9zr9h8_3d676tq" text:style-name="Internet_20_link" text:visited-style-name="Visited_20_Internet_20_Link"><text:span text:style-name="T50">r</text:span></text:a><text:a xlink:type="simple" xlink:href="http://docs.google.com/Doc?id=dg9zr9h8_3d676tq" text:style-name="Internet_20_link" text:visited-style-name="Visited_20_Internet_20_Link"><text:span text:style-name="T51">s</text:span></text:a><text:a xlink:type="simple" xlink:href="http://docs.google.com/Doc?id=dg9zr9h8_3d676tq" text:style-name="Internet_20_link" text:visited-style-name="Visited_20_Internet_20_Link"><text:span text:style-name="T50">:</text:span></text:a><text:a xlink:type="simple" xlink:href="http://docs.google.com/Doc?id=dg9zr9h8_3d676tq" text:style-name="Internet_20_link" text:visited-style-name="Visited_20_Internet_20_Link"><text:span text:style-name="T68"> </text:span></text:a><text:a xlink:type="simple" xlink:href="http://docs.google.com/Doc?id=dg9zr9h8_3d676tq" text:style-name="Internet_20_link" text:visited-style-name="Visited_20_Internet_20_Link"><text:span text:style-name="T47">Pabl</text:span></text:a><text:a xlink:type="simple" xlink:href="http://docs.google.com/Doc?id=dg9zr9h8_3d676tq" text:style-name="Internet_20_link" text:visited-style-name="Visited_20_Internet_20_Link"><text:span text:style-name="T52">o</text:span></text:a><text:a xlink:type="simple" xlink:href="http://docs.google.com/Doc?id=dg9zr9h8_3d676tq" text:style-name="Internet_20_link" text:visited-style-name="Visited_20_Internet_20_Link"><text:span text:style-name="T69"> </text:span></text:a><text:a xlink:type="simple" xlink:href="http://docs.google.com/Doc?id=dg9zr9h8_3d676tq" text:style-name="Internet_20_link" text:visited-style-name="Visited_20_Internet_20_Link"><text:span text:style-name="T47">T</text:span></text:a><text:a xlink:type="simple" xlink:href="http://docs.google.com/Doc?id=dg9zr9h8_3d676tq" text:style-name="Internet_20_link" text:visited-style-name="Visited_20_Internet_20_Link"><text:span text:style-name="T52">o</text:span></text:a><text:a xlink:type="simple" xlink:href="http://docs.google.com/Doc?id=dg9zr9h8_3d676tq" text:style-name="Internet_20_link" text:visited-style-name="Visited_20_Internet_20_Link"><text:span text:style-name="T47">mas</text:span></text:a><text:a xlink:type="simple" xlink:href="http://docs.google.com/Doc?id=dg9zr9h8_3d676tq" text:style-name="Internet_20_link" text:visited-style-name="Visited_20_Internet_20_Link"><text:span text:style-name="T70"> </text:span></text:a><text:a xlink:type="simple" xlink:href="http://docs.google.com/Doc?id=dg9zr9h8_3d676tq" text:style-name="Internet_20_link" text:visited-style-name="Visited_20_Internet_20_Link"><text:span text:style-name="T52">Borda <text:s/></text:span></text:a><text:a xlink:type="simple" xlink:href="http://docs.google.com/Doc?id=dg9zr9h8_3d676tq" text:style-name="Internet_20_link" text:visited-style-name="Visited_20_Internet_20_Link"><text:span text:style-name="T61"><text:s/></text:span></text:a><text:a xlink:type="simple" xlink:href="http://docs.google.com/Doc?id=dg9zr9h8_3d676tq" text:style-name="Internet_20_link" text:visited-style-name="Visited_20_Internet_20_Link"><text:span text:style-name="T52">· <text:s text:c="2"/></text:span></text:a><text:a xlink:type="simple" xlink:href="http://docs.google.com/Doc?id=dg9zr9h8_3d676tq" text:style-name="Internet_20_link" text:visited-style-name="Visited_20_Internet_20_Link"><text:span text:style-name="T267">htt</text:span></text:a><text:a xlink:type="simple" xlink:href="http://docs.google.com/Doc?id=dg9zr9h8_3d676tq" text:style-name="Internet_20_link" text:visited-style-name="Visited_20_Internet_20_Link"><text:span text:style-name="T268">p:</text:span></text:a><text:a xlink:type="simple" xlink:href="http://docs.google.com/Doc?id=dg9zr9h8_3d676tq" text:style-name="Internet_20_link" text:visited-style-name="Visited_20_Internet_20_Link"><text:span text:style-name="T267">//docs.google.com/</text:span></text:a><text:a xlink:type="simple" xlink:href="http://docs.google.com/Doc?id=dg9zr9h8_3d676tq" text:style-name="Internet_20_link" text:visited-style-name="Visited_20_Internet_20_Link"><text:span text:style-name="T268">D</text:span></text:a><text:a xlink:type="simple" xlink:href="http://docs.google.com/Doc?id=dg9zr9h8_3d676tq" text:style-name="Internet_20_link" text:visited-style-name="Visited_20_Internet_20_Link"><text:span text:style-name="T267">oc</text:span></text:a><text:a xlink:type="simple" xlink:href="http://docs.google.com/Doc?id=dg9zr9h8_3d676tq" text:style-name="Internet_20_link" text:visited-style-name="Visited_20_Internet_20_Link"><text:span text:style-name="T268">?</text:span></text:a><text:a xlink:type="simple" xlink:href="http://docs.google.com/Doc?id=dg9zr9h8_3d676tq" text:style-name="Internet_20_link" text:visited-style-name="Visited_20_Internet_20_Link"><text:span text:style-name="T269"> </text:span></text:a><text:a xlink:type="simple" xlink:href="http://docs.google.com/Doc?id=dg9zr9h8_3d676tq" text:style-name="Internet_20_link" text:visited-style-name="Visited_20_Internet_20_Link"><text:span text:style-name="T270"><text:s/></text:span></text:a><text:a xlink:type="simple" xlink:href="http://docs.google.com/Doc?id=dg9zr9h8_3d676tq" text:style-name="Internet_20_link" text:visited-style-name="Visited_20_Internet_20_Link"><text:span text:style-name="T271">id</text:span></text:a><text:a xlink:type="simple" xlink:href="http://docs.google.com/Doc?id=dg9zr9h8_3d676tq" text:style-name="Internet_20_link" text:visited-style-name="Visited_20_Internet_20_Link"><text:span text:style-name="T272">=</text:span></text:a><text:a xlink:type="simple" xlink:href="http://docs.google.com/Doc?id=dg9zr9h8_3d676tq" text:style-name="Internet_20_link" text:visited-style-name="Visited_20_Internet_20_Link"><text:span text:style-name="T271">d</text:span></text:a><text:a xlink:type="simple" xlink:href="http://docs.google.com/Doc?id=dg9zr9h8_3d676tq" text:style-name="Internet_20_link" text:visited-style-name="Visited_20_Internet_20_Link"><text:span text:style-name="T272">g9z</text:span></text:a><text:a xlink:type="simple" xlink:href="http://docs.google.com/Doc?id=dg9zr9h8_3d676tq" text:style-name="Internet_20_link" text:visited-style-name="Visited_20_Internet_20_Link"><text:span text:style-name="T271">r</text:span></text:a><text:a xlink:type="simple" xlink:href="http://docs.google.com/Doc?id=dg9zr9h8_3d676tq" text:style-name="Internet_20_link" text:visited-style-name="Visited_20_Internet_20_Link"><text:span text:style-name="T272">9</text:span></text:a><text:a xlink:type="simple" xlink:href="http://docs.google.com/Doc?id=dg9zr9h8_3d676tq" text:style-name="Internet_20_link" text:visited-style-name="Visited_20_Internet_20_Link"><text:span text:style-name="T271">h</text:span></text:a><text:a xlink:type="simple" xlink:href="http://docs.google.com/Doc?id=dg9zr9h8_3d676tq" text:style-name="Internet_20_link" text:visited-style-name="Visited_20_Internet_20_Link"><text:span text:style-name="T272">8</text:span></text:a><text:a xlink:type="simple" xlink:href="http://docs.google.com/Doc?id=dg9zr9h8_3d676tq" text:style-name="Internet_20_link" text:visited-style-name="Visited_20_Internet_20_Link"><text:span text:style-name="T271">_</text:span></text:a><text:a xlink:type="simple" xlink:href="http://docs.google.com/Doc?id=dg9zr9h8_3d676tq" text:style-name="Internet_20_link" text:visited-style-name="Visited_20_Internet_20_Link"><text:span text:style-name="T272">3</text:span></text:a><text:a xlink:type="simple" xlink:href="http://docs.google.com/Doc?id=dg9zr9h8_3d676tq" text:style-name="Internet_20_link" text:visited-style-name="Visited_20_Internet_20_Link"><text:span text:style-name="T271">d</text:span></text:a><text:a xlink:type="simple" xlink:href="http://docs.google.com/Doc?id=dg9zr9h8_3d676tq" text:style-name="Internet_20_link" text:visited-style-name="Visited_20_Internet_20_Link"><text:span text:style-name="T272">676</text:span></text:a><text:a xlink:type="simple" xlink:href="http://docs.google.com/Doc?id=dg9zr9h8_3d676tq" text:style-name="Internet_20_link" text:visited-style-name="Visited_20_Internet_20_Link"><text:span text:style-name="T271">tq</text:span></text:a></text:p>
        <text:p text:style-name="P12"/>
        <text:p text:style-name="P13"/>
        <text:p text:style-name="P9"/>
      </text:section>
      <text:section text:style-name="Sect17" text:name="Section31">
        <text:list xml:id="list31651450" text:continue-numbering="true" text:style-name="Outline">
          <text:list-item>
            <text:h text:style-name="P87" text:outline-level="1"><text:span text:style-name="T23">I</text:span><text:span text:style-name="T19">nte</text:span><text:span text:style-name="T23">r</text:span><text:span text:style-name="T19">ests</text:span></text:h>
          </text:list-item>
        </text:list>
        <text:p text:style-name="P84"><text:span text:style-name="T173">theater</text:span><text:span text:style-name="T4"> </text:span><text:span text:style-name="T173">(</text:span><text:span text:style-name="T4">studi</text:span><text:span text:style-name="T173">e</text:span><text:span text:style-name="T4">d</text:span><text:span text:style-name="T80"> </text:span><text:span text:style-name="T173">6 </text:span><text:span text:style-name="T4">m</text:span><text:span text:style-name="T173">o</text:span><text:span text:style-name="T4">nth</text:span><text:span text:style-name="T173">)</text:span><text:span text:style-name="T24"> </text:span><text:span text:style-name="T173">,</text:span><text:span text:style-name="T191"> </text:span><text:span text:style-name="T4">spanish</text:span><text:span text:style-name="T209"> </text:span><text:span text:style-name="T4">guitar</text:span><text:span text:style-name="T173">,</text:span><text:span text:style-name="T83"> </text:span><text:span text:style-name="T4">tang</text:span><text:span text:style-name="T173">o</text:span><text:span text:style-name="T24"> </text:span><text:span text:style-name="T18">dancin</text:span><text:span text:style-name="T4">g,</text:span><text:span text:style-name="T182"> </text:span><text:span text:style-name="T173">opera,</text:span><text:span text:style-name="T4"> s</text:span><text:span text:style-name="T173">o</text:span><text:span text:style-name="T4">m</text:span><text:span text:style-name="T173">e</text:span><text:span text:style-name="T18"> </text:span><text:span text:style-name="T4">salsa</text:span><text:span text:style-name="T137"> </text:span><text:span text:style-name="T18">danc</text:span><text:span text:style-name="T4">e, </text:span><text:span text:style-name="T18">cyclin</text:span><text:span text:style-name="T4">g,</text:span><text:span text:style-name="T18"> </text:span><text:span text:style-name="T173">workout,</text:span><text:span text:style-name="T18"> s</text:span><text:span text:style-name="T4">w</text:span><text:span text:style-name="T18">immin</text:span><text:span text:style-name="T4">g,</text:span><text:span text:style-name="T107"> </text:span><text:span text:style-name="T4">trav</text:span><text:span text:style-name="T173">e</text:span><text:span text:style-name="T4">lling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5.454cm" fo:margin-right="0cm" fo:margin-top="0.136cm" fo:margin-bottom="0cm" fo:text-indent="0cm" style:auto-text-indent="false"/>
      <style:text-properties style:font-name="Times New Roman" fo:font-size="10pt" fo:font-weight="bold" style:font-name-asian="Times New Roman1" style:font-size-asian="10pt" style:font-weight-asian="bold" style:font-size-complex="10pt" style:font-weight-complex="bol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text-properties style:font-name="Times New Roman" fo:font-size="23pt" fo:font-weight="bold" style:font-name-asian="Times New Roman1" style:font-size-asian="23pt" style:font-weight-asian="bold" style:font-size-complex="23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13cm" fo:margin-bottom="0cm"/>
      <style:text-properties style:font-name="Times New Roman" fo:font-size="14pt" fo:font-weight="bold" style:font-name-asian="Times New Roman1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left="5.454cm" fo:margin-right="0cm" fo:text-indent="0cm" style:auto-text-indent="false"/>
      <style:text-properties style:font-name="Times New Roman" fo:font-size="11.5pt" fo:font-weight="bold" style:font-name-asian="Times New Roman1" style:font-size-asian="11.5pt" style:font-weight-asian="bold" style:font-size-complex="11.5pt" style:font-weight-complex="bold"/>
    </style:style>
    <style:style style:name="List_20_Paragraph" style:display-name="List Paragraph" style:family="paragraph" style:parent-style-name="Standard" style:default-outline-level="" style:list-style-name=""/>
    <style:style style:name="Table_20_Paragraph" style:display-name="Table Paragraph" style:family="paragraph" style:parent-style-name="Standard" style:default-outline-level="" style:list-style-name=""/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76cm" fo:margin-bottom="0.494cm" fo:margin-left="2.963cm" fo:margin-right="2.081cm" style:writing-mode="lr-tb" style:layout-grid-color="#c0c0c0" style:layout-grid-lines="2723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976cm" fo:margin-bottom="0.494cm" fo:margin-left="2.011cm" fo:margin-right="2.046cm" style:writing-mode="lr-tb" style:layout-grid-color="#c0c0c0" style:layout-grid-lines="2723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1"/>
    <style:master-page style:name="Converted3" style:page-layout-name="Mpm2"/>
    <style:master-page style:name="Converted4" style:page-layout-name="Mpm3"/>
    <style:master-page style:name="Converted5" style:page-layout-name="Mpm2"/>
    <style:master-page style:name="Converted6" style:page-layout-name="Mpm3"/>
    <style:master-page style:name="Converted7" style:page-layout-name="Mpm4"/>
    <style:master-page style:name="Converted8" style:page-layout-name="Mpm3"/>
    <style:master-page style:name="Converted9" style:page-layout-name="Mpm4"/>
    <style:master-page style:name="Converted1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ablo Tomas Borda Di Berardino Resume | Resume Builder</dc:title>
    <dc:creator>Borda, Pablo</dc:creator>
    <meta:editing-cycles>2</meta:editing-cycles>
    <meta:creation-date>2016-01-05T11:45:00</meta:creation-date>
    <dc:date>2016-01-05T11:46:00</dc:date>
    <meta:editing-duration>PT1S</meta:editing-duration>
    <meta:generator>OpenOffice/4.1.1$Win32 OpenOffice.org_project/411m6$Build-9775</meta:generator>
    <meta:document-statistic meta:table-count="0" meta:image-count="4" meta:object-count="0" meta:page-count="7" meta:paragraph-count="116" meta:word-count="1157" meta:character-count="7745"/>
    <meta:user-defined meta:name="AppVersion">14.0000</meta:user-defined>
    <meta:user-defined meta:name="Company">eBay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